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27in"/>
    </style:style>
    <style:style style:name="co2" style:family="table-column">
      <style:table-column-properties fo:break-before="auto" style:column-width="0.7402in"/>
    </style:style>
    <style:style style:name="co3" style:family="table-column">
      <style:table-column-properties fo:break-before="auto" style:column-width="2.6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693in"/>
    </style:style>
    <style:style style:name="co6" style:family="table-column">
      <style:table-column-properties fo:break-before="auto" style:column-width="1.6618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1.2256in"/>
    </style:style>
    <style:style style:name="co9" style:family="table-column">
      <style:table-column-properties fo:break-before="auto" style:column-width="2.4189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5673in"/>
    </style:style>
    <style:style style:name="co12" style:family="table-column">
      <style:table-column-properties fo:break-before="auto" style:column-width="1.2661in"/>
    </style:style>
    <style:style style:name="co13" style:family="table-column">
      <style:table-column-properties fo:break-before="auto" style:column-width="1.4535in"/>
    </style:style>
    <style:style style:name="co14" style:family="table-column">
      <style:table-column-properties fo:break-before="auto" style:column-width="1.3866in"/>
    </style:style>
    <style:style style:name="co15" style:family="table-column">
      <style:table-column-properties fo:break-before="auto" style:column-width="1.0665in"/>
    </style:style>
    <style:style style:name="co16" style:family="table-column">
      <style:table-column-properties fo:break-before="auto" style:column-width="1.1992in"/>
    </style:style>
    <style:style style:name="co17" style:family="table-column">
      <style:table-column-properties fo:break-before="auto" style:column-width="1.2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gasPlusPlus_MLP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57544544" calcext:value-type="float">
            <text:p>157544544</text:p>
          </table:table-cell>
          <table:table-cell table:formula="of:=[.C2]/2^20" office:value-type="float" office:value="150.246185302734" calcext:value-type="float">
            <text:p>150.2461853027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2403344" calcext:value-type="float">
            <text:p>162403344</text:p>
          </table:table-cell>
          <table:table-cell table:formula="of:=[.C3]/2^20" office:value-type="float" office:value="154.879898071289" calcext:value-type="float">
            <text:p>154.87989807128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4696660" calcext:value-type="float">
            <text:p>154696660</text:p>
          </table:table-cell>
          <table:table-cell table:formula="of:=[.C4]/2^20" office:value-type="float" office:value="147.53023147583" calcext:value-type="float">
            <text:p>147.5302314758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52036836" calcext:value-type="float">
            <text:p>152036836</text:p>
          </table:table-cell>
          <table:table-cell table:formula="of:=[.C5]/2^20" office:value-type="float" office:value="144.993625640869" calcext:value-type="float">
            <text:p>144.99362564086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9043120" calcext:value-type="float">
            <text:p>149043120</text:p>
          </table:table-cell>
          <table:table-cell table:formula="of:=[.C6]/2^20" office:value-type="float" office:value="142.138595581055" calcext:value-type="float">
            <text:p>142.138595581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775724504" calcext:value-type="float">
            <text:p>775724504</text:p>
          </table:table-cell>
          <table:table-cell table:formula="of:=[.C7]/2^20" office:value-type="float" office:value="739.788536071777" calcext:value-type="float">
            <text:p>739.78853607177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26879624" calcext:value-type="float">
            <text:p>126879624</text:p>
          </table:table-cell>
          <table:table-cell table:formula="of:=[.C10]/2^20" office:value-type="float" office:value="121.001838684082" calcext:value-type="float">
            <text:p>121.00183868408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31944852" calcext:value-type="float">
            <text:p>131944852</text:p>
          </table:table-cell>
          <table:table-cell table:formula="of:=[.C11]/2^20" office:value-type="float" office:value="125.832416534424" calcext:value-type="float">
            <text:p>125.83241653442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40703088" calcext:value-type="float">
            <text:p>140703088</text:p>
          </table:table-cell>
          <table:table-cell table:formula="of:=[.C12]/2^20" office:value-type="float" office:value="134.184921264648" calcext:value-type="float">
            <text:p>134.1849212646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29734388" calcext:value-type="float">
            <text:p>129734388</text:p>
          </table:table-cell>
          <table:table-cell table:formula="of:=[.C13]/2^20" office:value-type="float" office:value="123.724353790283" calcext:value-type="float">
            <text:p>123.72435379028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1627652" calcext:value-type="float">
            <text:p>141627652</text:p>
          </table:table-cell>
          <table:table-cell table:formula="of:=[.C14]/2^20" office:value-type="float" office:value="135.066654205322" calcext:value-type="float">
            <text:p>135.06665420532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27335300" calcext:value-type="float">
            <text:p>127335300</text:p>
          </table:table-cell>
          <table:table-cell table:formula="of:=[.C15]/2^20" office:value-type="float" office:value="121.436405181885" calcext:value-type="float">
            <text:p>121.43640518188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26988772" calcext:value-type="float">
            <text:p>126988772</text:p>
          </table:table-cell>
          <table:table-cell table:formula="of:=[.C16]/2^20" office:value-type="float" office:value="121.105930328369" calcext:value-type="float">
            <text:p>121.10593032836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25322536" calcext:value-type="float">
            <text:p>125322536</text:p>
          </table:table-cell>
          <table:table-cell table:formula="of:=[.C17]/2^20" office:value-type="float" office:value="119.516883850098" calcext:value-type="float">
            <text:p>119.51688385009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31379100" calcext:value-type="float">
            <text:p>131379100</text:p>
          </table:table-cell>
          <table:table-cell table:formula="of:=[.C18]/2^20" office:value-type="float" office:value="125.292873382568" calcext:value-type="float">
            <text:p>125.2928733825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22583572" calcext:value-type="float">
            <text:p>122583572</text:p>
          </table:table-cell>
          <table:table-cell table:formula="of:=[.C19]/2^20" office:value-type="float" office:value="116.904804229736" calcext:value-type="float">
            <text:p>116.9048042297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304498884" calcext:value-type="float">
            <text:p>1304498884</text:p>
          </table:table-cell>
          <table:table-cell table:formula="of:=[.C20]/2^20" office:value-type="float" office:value="1244.06708145142" calcext:value-type="float">
            <text:p>1244.0670814514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0970804" calcext:value-type="float">
            <text:p>110970804</text:p>
          </table:table-cell>
          <table:table-cell table:formula="of:=[.C23]/2^20" office:value-type="float" office:value="105.830005645752" calcext:value-type="float">
            <text:p>105.83000564575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0989936" calcext:value-type="float">
            <text:p>100989936</text:p>
          </table:table-cell>
          <table:table-cell table:formula="of:=[.C24]/2^20" office:value-type="float" office:value="96.3115081787109" calcext:value-type="float">
            <text:p>96.311508178710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0772764" calcext:value-type="float">
            <text:p>100772764</text:p>
          </table:table-cell>
          <table:table-cell table:formula="of:=[.C25]/2^20" office:value-type="float" office:value="96.1043968200684" calcext:value-type="float">
            <text:p>96.104396820068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4451776" calcext:value-type="float">
            <text:p>94451776</text:p>
          </table:table-cell>
          <table:table-cell table:formula="of:=[.C26]/2^20" office:value-type="float" office:value="90.0762329101562" calcext:value-type="float">
            <text:p>90.076232910156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0708912" calcext:value-type="float">
            <text:p>100708912</text:p>
          </table:table-cell>
          <table:table-cell table:formula="of:=[.C27]/2^20" office:value-type="float" office:value="96.0435028076172" calcext:value-type="float">
            <text:p>96.043502807617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6761316" calcext:value-type="float">
            <text:p>106761316</text:p>
          </table:table-cell>
          <table:table-cell table:formula="of:=[.C28]/2^20" office:value-type="float" office:value="101.815525054932" calcext:value-type="float">
            <text:p>101.81552505493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8401424" calcext:value-type="float">
            <text:p>98401424</text:p>
          </table:table-cell>
          <table:table-cell table:formula="of:=[.C29]/2^20" office:value-type="float" office:value="93.8429107666016" calcext:value-type="float">
            <text:p>93.842910766601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6777276" calcext:value-type="float">
            <text:p>96777276</text:p>
          </table:table-cell>
          <table:table-cell table:formula="of:=[.C30]/2^20" office:value-type="float" office:value="92.294002532959" calcext:value-type="float">
            <text:p>92.29400253295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7934604" calcext:value-type="float">
            <text:p>97934604</text:p>
          </table:table-cell>
          <table:table-cell table:formula="of:=[.C31]/2^20" office:value-type="float" office:value="93.3977165222168" calcext:value-type="float">
            <text:p>93.39771652221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6750416" calcext:value-type="float">
            <text:p>96750416</text:p>
          </table:table-cell>
          <table:table-cell table:formula="of:=[.C32]/2^20" office:value-type="float" office:value="92.2683868408203" calcext:value-type="float">
            <text:p>92.268386840820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97941228" calcext:value-type="float">
            <text:p>97941228</text:p>
          </table:table-cell>
          <table:table-cell table:formula="of:=[.C33]/2^20" office:value-type="float" office:value="93.4040336608887" calcext:value-type="float">
            <text:p>93.404033660888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4820908" calcext:value-type="float">
            <text:p>94820908</text:p>
          </table:table-cell>
          <table:table-cell table:formula="of:=[.C34]/2^20" office:value-type="float" office:value="90.4282646179199" calcext:value-type="float">
            <text:p>90.428264617919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2268848" calcext:value-type="float">
            <text:p>92268848</text:p>
          </table:table-cell>
          <table:table-cell table:formula="of:=[.C35]/2^20" office:value-type="float" office:value="87.9944305419922" calcext:value-type="float">
            <text:p>87.994430541992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3882784" calcext:value-type="float">
            <text:p>93882784</text:p>
          </table:table-cell>
          <table:table-cell table:formula="of:=[.C36]/2^20" office:value-type="float" office:value="89.5335998535156" calcext:value-type="float">
            <text:p>89.533599853515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88719116" calcext:value-type="float">
            <text:p>88719116</text:p>
          </table:table-cell>
          <table:table-cell table:formula="of:=[.C37]/2^20" office:value-type="float" office:value="84.6091423034668" calcext:value-type="float">
            <text:p>84.609142303466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3379600" calcext:value-type="float">
            <text:p>93379600</text:p>
          </table:table-cell>
          <table:table-cell table:formula="of:=[.C38]/2^20" office:value-type="float" office:value="89.0537261962891" calcext:value-type="float">
            <text:p>89.053726196289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0968156" calcext:value-type="float">
            <text:p>90968156</text:p>
          </table:table-cell>
          <table:table-cell table:formula="of:=[.C39]/2^20" office:value-type="float" office:value="86.7539939880371" calcext:value-type="float">
            <text:p>86.753993988037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87763616" calcext:value-type="float">
            <text:p>87763616</text:p>
          </table:table-cell>
          <table:table-cell table:formula="of:=[.C40]/2^20" office:value-type="float" office:value="83.6979064941406" calcext:value-type="float">
            <text:p>83.697906494140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0327236" calcext:value-type="float">
            <text:p>90327236</text:p>
          </table:table-cell>
          <table:table-cell table:formula="of:=[.C41]/2^20" office:value-type="float" office:value="86.142765045166" calcext:value-type="float">
            <text:p>86.14276504516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1466056" calcext:value-type="float">
            <text:p>91466056</text:p>
          </table:table-cell>
          <table:table-cell table:formula="of:=[.C42]/2^20" office:value-type="float" office:value="87.2288284301758" calcext:value-type="float">
            <text:p>87.22882843017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926056776" calcext:value-type="float">
            <text:p>1926056776</text:p>
          </table:table-cell>
          <table:table-cell table:formula="of:=SUM([.D23:.D42])" office:value-type="float" office:value="1836.83087921143" calcext:value-type="float">
            <text:p>1836.8308792114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2209268" calcext:value-type="float">
            <text:p>52209268</text:p>
          </table:table-cell>
          <table:table-cell table:formula="of:=[.C46]/2^20" office:value-type="float" office:value="49.7906379699707" calcext:value-type="float">
            <text:p>49.790637969970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9869952" calcext:value-type="float">
            <text:p>69869952</text:p>
          </table:table-cell>
          <table:table-cell table:formula="of:=[.C47]/2^20" office:value-type="float" office:value="66.6331787109375" calcext:value-type="float">
            <text:p>66.633178710937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8242556" calcext:value-type="float">
            <text:p>78242556</text:p>
          </table:table-cell>
          <table:table-cell table:formula="of:=[.C48]/2^20" office:value-type="float" office:value="74.6179161071777" calcext:value-type="float">
            <text:p>74.617916107177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7942432" calcext:value-type="float">
            <text:p>77942432</text:p>
          </table:table-cell>
          <table:table-cell table:formula="of:=[.C49]/2^20" office:value-type="float" office:value="74.3316955566406" calcext:value-type="float">
            <text:p>74.331695556640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3127812" calcext:value-type="float">
            <text:p>73127812</text:p>
          </table:table-cell>
          <table:table-cell table:formula="of:=[.C50]/2^20" office:value-type="float" office:value="69.7401161193848" calcext:value-type="float">
            <text:p>69.740116119384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60794204" calcext:value-type="float">
            <text:p>60794204</text:p>
          </table:table-cell>
          <table:table-cell table:formula="of:=[.C51]/2^20" office:value-type="float" office:value="57.9778709411621" calcext:value-type="float">
            <text:p>57.977870941162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9597188" calcext:value-type="float">
            <text:p>59597188</text:p>
          </table:table-cell>
          <table:table-cell table:formula="of:=[.C52]/2^20" office:value-type="float" office:value="56.8363075256348" calcext:value-type="float">
            <text:p>56.836307525634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8857720" calcext:value-type="float">
            <text:p>68857720</text:p>
          </table:table-cell>
          <table:table-cell table:formula="of:=[.C53]/2^20" office:value-type="float" office:value="65.667839050293" calcext:value-type="float">
            <text:p>65.66783905029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60465996" calcext:value-type="float">
            <text:p>60465996</text:p>
          </table:table-cell>
          <table:table-cell table:formula="of:=[.C54]/2^20" office:value-type="float" office:value="57.664867401123" calcext:value-type="float">
            <text:p>57.6648674011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5531256" calcext:value-type="float">
            <text:p>65531256</text:p>
          </table:table-cell>
          <table:table-cell table:formula="of:=[.C55]/2^20" office:value-type="float" office:value="62.495475769043" calcext:value-type="float">
            <text:p>62.49547576904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62767620" calcext:value-type="float">
            <text:p>62767620</text:p>
          </table:table-cell>
          <table:table-cell table:formula="of:=[.C56]/2^20" office:value-type="float" office:value="59.8598670959473" calcext:value-type="float">
            <text:p>59.859867095947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48215908" calcext:value-type="float">
            <text:p>48215908</text:p>
          </table:table-cell>
          <table:table-cell table:formula="of:=[.C57]/2^20" office:value-type="float" office:value="45.9822731018066" calcext:value-type="float">
            <text:p>45.9822731018066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57678732" calcext:value-type="float">
            <text:p>57678732</text:p>
          </table:table-cell>
          <table:table-cell table:formula="of:=[.C58]/2^20" office:value-type="float" office:value="55.0067253112793" calcext:value-type="float">
            <text:p>55.0067253112793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4058836" calcext:value-type="float">
            <text:p>54058836</text:p>
          </table:table-cell>
          <table:table-cell table:formula="of:=[.C59]/2^20" office:value-type="float" office:value="51.5545234680176" calcext:value-type="float">
            <text:p>51.5545234680176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3393576" calcext:value-type="float">
            <text:p>53393576</text:p>
          </table:table-cell>
          <table:table-cell table:formula="of:=[.C60]/2^20" office:value-type="float" office:value="50.9200820922852" calcext:value-type="float">
            <text:p>50.9200820922852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7614180" calcext:value-type="float">
            <text:p>57614180</text:p>
          </table:table-cell>
          <table:table-cell table:formula="of:=[.C61]/2^20" office:value-type="float" office:value="54.9451637268066" calcext:value-type="float">
            <text:p>54.9451637268066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8312408" calcext:value-type="float">
            <text:p>58312408</text:p>
          </table:table-cell>
          <table:table-cell table:formula="of:=[.C62]/2^20" office:value-type="float" office:value="55.6110458374023" calcext:value-type="float">
            <text:p>55.611045837402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66309732" calcext:value-type="float">
            <text:p>66309732</text:p>
          </table:table-cell>
          <table:table-cell table:formula="of:=[.C63]/2^20" office:value-type="float" office:value="63.2378883361816" calcext:value-type="float">
            <text:p>63.2378883361816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57412248" calcext:value-type="float">
            <text:p>57412248</text:p>
          </table:table-cell>
          <table:table-cell table:formula="of:=[.C64]/2^20" office:value-type="float" office:value="54.7525863647461" calcext:value-type="float">
            <text:p>54.752586364746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59001948" calcext:value-type="float">
            <text:p>59001948</text:p>
          </table:table-cell>
          <table:table-cell table:formula="of:=[.C65]/2^20" office:value-type="float" office:value="56.2686424255371" calcext:value-type="float">
            <text:p>56.2686424255371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60287084" calcext:value-type="float">
            <text:p>60287084</text:p>
          </table:table-cell>
          <table:table-cell table:formula="of:=[.C66]/2^20" office:value-type="float" office:value="57.4942436218262" calcext:value-type="float">
            <text:p>57.494243621826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0088192" calcext:value-type="float">
            <text:p>40088192</text:p>
          </table:table-cell>
          <table:table-cell table:formula="of:=[.C67]/2^20" office:value-type="float" office:value="38.2310791015625" calcext:value-type="float">
            <text:p>38.231079101562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50436992" calcext:value-type="float">
            <text:p>50436992</text:p>
          </table:table-cell>
          <table:table-cell table:formula="of:=[.C68]/2^20" office:value-type="float" office:value="48.1004638671875" calcext:value-type="float">
            <text:p>48.1004638671875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2492480" calcext:value-type="float">
            <text:p>52492480</text:p>
          </table:table-cell>
          <table:table-cell table:formula="of:=[.C69]/2^20" office:value-type="float" office:value="50.0607299804688" calcext:value-type="float">
            <text:p>50.0607299804688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47372356" calcext:value-type="float">
            <text:p>47372356</text:p>
          </table:table-cell>
          <table:table-cell table:formula="of:=[.C70]/2^20" office:value-type="float" office:value="45.1777992248535" calcext:value-type="float">
            <text:p>45.1777992248535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33629432" calcext:value-type="float">
            <text:p>33629432</text:p>
          </table:table-cell>
          <table:table-cell table:formula="of:=[.C71]/2^20" office:value-type="float" office:value="32.0715255737305" calcext:value-type="float">
            <text:p>32.0715255737305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59752240" calcext:value-type="float">
            <text:p>59752240</text:p>
          </table:table-cell>
          <table:table-cell table:formula="of:=[.C72]/2^20" office:value-type="float" office:value="56.9841766357422" calcext:value-type="float">
            <text:p>56.9841766357422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41327960" calcext:value-type="float">
            <text:p>41327960</text:p>
          </table:table-cell>
          <table:table-cell table:formula="of:=[.C73]/2^20" office:value-type="float" office:value="39.4134140014648" calcext:value-type="float">
            <text:p>39.413414001464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1544760" calcext:value-type="float">
            <text:p>41544760</text:p>
          </table:table-cell>
          <table:table-cell table:formula="of:=[.C74]/2^20" office:value-type="float" office:value="39.6201705932617" calcext:value-type="float">
            <text:p>39.620170593261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6909628" calcext:value-type="float">
            <text:p>56909628</text:p>
          </table:table-cell>
          <table:table-cell table:formula="of:=[.C75]/2^20" office:value-type="float" office:value="54.273250579834" calcext:value-type="float">
            <text:p>54.273250579834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5122528" calcext:value-type="float">
            <text:p>45122528</text:p>
          </table:table-cell>
          <table:table-cell table:formula="of:=[.C76]/2^20" office:value-type="float" office:value="43.0321960449219" calcext:value-type="float">
            <text:p>43.0321960449219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1816496" calcext:value-type="float">
            <text:p>41816496</text:p>
          </table:table-cell>
          <table:table-cell table:formula="of:=[.C77]/2^20" office:value-type="float" office:value="39.8793182373047" calcext:value-type="float">
            <text:p>39.8793182373047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54588700" calcext:value-type="float">
            <text:p>54588700</text:p>
          </table:table-cell>
          <table:table-cell table:formula="of:=[.C78]/2^20" office:value-type="float" office:value="52.0598411560059" calcext:value-type="float">
            <text:p>52.0598411560059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5852136" calcext:value-type="float">
            <text:p>35852136</text:p>
          </table:table-cell>
          <table:table-cell table:formula="of:=[.C79]/2^20" office:value-type="float" office:value="34.1912612915039" calcext:value-type="float">
            <text:p>34.191261291503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6982924" calcext:value-type="float">
            <text:p>46982924</text:p>
          </table:table-cell>
          <table:table-cell table:formula="of:=[.C80]/2^20" office:value-type="float" office:value="44.8064079284668" calcext:value-type="float">
            <text:p>44.806407928466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52885448" calcext:value-type="float">
            <text:p>52885448</text:p>
          </table:table-cell>
          <table:table-cell table:formula="of:=[.C81]/2^20" office:value-type="float" office:value="50.4354934692383" calcext:value-type="float">
            <text:p>50.4354934692383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51821820" calcext:value-type="float">
            <text:p>51821820</text:p>
          </table:table-cell>
          <table:table-cell table:formula="of:=[.C82]/2^20" office:value-type="float" office:value="49.4211387634277" calcext:value-type="float">
            <text:p>49.421138763427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40494564" calcext:value-type="float">
            <text:p>40494564</text:p>
          </table:table-cell>
          <table:table-cell table:formula="of:=[.C83]/2^20" office:value-type="float" office:value="38.6186256408691" calcext:value-type="float">
            <text:p>38.6186256408691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57014564" calcext:value-type="float">
            <text:p>57014564</text:p>
          </table:table-cell>
          <table:table-cell table:formula="of:=[.C84]/2^20" office:value-type="float" office:value="54.3733253479004" calcext:value-type="float">
            <text:p>54.3733253479004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42675112" calcext:value-type="float">
            <text:p>42675112</text:p>
          </table:table-cell>
          <table:table-cell table:formula="of:=[.C85]/2^20" office:value-type="float" office:value="40.6981582641602" calcext:value-type="float">
            <text:p>40.69815826416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194498988" calcext:value-type="float">
            <text:p>2194498988</text:p>
          </table:table-cell>
          <table:table-cell table:formula="of:=SUM([.D46:.D85])" office:value-type="float" office:value="2092.83732223511" calcext:value-type="float">
            <text:p>2092.83732223511</text:p>
          </table:table-cell>
        </table:table-row>
      </table:table>
      <table:table table:name="VegasPlusPlus_MLP_SND_RT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31749180" calcext:value-type="float">
            <text:p>131749180</text:p>
          </table:table-cell>
          <table:table-cell table:formula="of:=[.C2]/2^20" office:value-type="float" office:value="125.645809173584" calcext:value-type="float">
            <text:p>125.64580917358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28456996" calcext:value-type="float">
            <text:p>128456996</text:p>
          </table:table-cell>
          <table:table-cell table:formula="of:=[.C3]/2^20" office:value-type="float" office:value="122.5061378479" calcext:value-type="float">
            <text:p>122.50613784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26037564" calcext:value-type="float">
            <text:p>126037564</text:p>
          </table:table-cell>
          <table:table-cell table:formula="of:=[.C4]/2^20" office:value-type="float" office:value="120.198787689209" calcext:value-type="float">
            <text:p>120.19878768920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39271440" calcext:value-type="float">
            <text:p>139271440</text:p>
          </table:table-cell>
          <table:table-cell table:formula="of:=[.C5]/2^20" office:value-type="float" office:value="132.819595336914" calcext:value-type="float">
            <text:p>132.81959533691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1003792" calcext:value-type="float">
            <text:p>141003792</text:p>
          </table:table-cell>
          <table:table-cell table:formula="of:=[.C6]/2^20" office:value-type="float" office:value="134.471694946289" calcext:value-type="float">
            <text:p>134.47169494628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666518972" calcext:value-type="float">
            <text:p>666518972</text:p>
          </table:table-cell>
          <table:table-cell table:formula="of:=[.C7]/2^20" office:value-type="float" office:value="635.642024993896" calcext:value-type="float">
            <text:p>635.64202499389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072300" calcext:value-type="float">
            <text:p>109072300</text:p>
          </table:table-cell>
          <table:table-cell table:formula="of:=[.C10]/2^20" office:value-type="float" office:value="104.019451141357" calcext:value-type="float">
            <text:p>104.01945114135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5749592" calcext:value-type="float">
            <text:p>115749592</text:p>
          </table:table-cell>
          <table:table-cell table:formula="of:=[.C11]/2^20" office:value-type="float" office:value="110.387413024902" calcext:value-type="float">
            <text:p>110.38741302490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8752364" calcext:value-type="float">
            <text:p>108752364</text:p>
          </table:table-cell>
          <table:table-cell table:formula="of:=[.C12]/2^20" office:value-type="float" office:value="103.714336395264" calcext:value-type="float">
            <text:p>103.71433639526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724716" calcext:value-type="float">
            <text:p>109724716</text:p>
          </table:table-cell>
          <table:table-cell table:formula="of:=[.C13]/2^20" office:value-type="float" office:value="104.64164352417" calcext:value-type="float">
            <text:p>104.6416435241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9483240" calcext:value-type="float">
            <text:p>109483240</text:p>
          </table:table-cell>
          <table:table-cell table:formula="of:=[.C14]/2^20" office:value-type="float" office:value="104.411354064941" calcext:value-type="float">
            <text:p>104.411354064941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22814988" calcext:value-type="float">
            <text:p>122814988</text:p>
          </table:table-cell>
          <table:table-cell table:formula="of:=[.C15]/2^20" office:value-type="float" office:value="117.125499725342" calcext:value-type="float">
            <text:p>117.12549972534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9458408" calcext:value-type="float">
            <text:p>109458408</text:p>
          </table:table-cell>
          <table:table-cell table:formula="of:=[.C16]/2^20" office:value-type="float" office:value="104.387672424316" calcext:value-type="float">
            <text:p>104.38767242431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94750872" calcext:value-type="float">
            <text:p>94750872</text:p>
          </table:table-cell>
          <table:table-cell table:formula="of:=[.C17]/2^20" office:value-type="float" office:value="90.3614730834961" calcext:value-type="float">
            <text:p>90.361473083496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181076" calcext:value-type="float">
            <text:p>101181076</text:p>
          </table:table-cell>
          <table:table-cell table:formula="of:=[.C18]/2^20" office:value-type="float" office:value="96.4937934875488" calcext:value-type="float">
            <text:p>96.493793487548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8173988" calcext:value-type="float">
            <text:p>108173988</text:p>
          </table:table-cell>
          <table:table-cell table:formula="of:=[.C19]/2^20" office:value-type="float" office:value="103.162754058838" calcext:value-type="float">
            <text:p>103.16275405883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89161544" calcext:value-type="float">
            <text:p>1089161544</text:p>
          </table:table-cell>
          <table:table-cell table:formula="of:=[.C20]/2^20" office:value-type="float" office:value="1038.70539093018" calcext:value-type="float">
            <text:p>1038.705390930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87759436" calcext:value-type="float">
            <text:p>87759436</text:p>
          </table:table-cell>
          <table:table-cell table:formula="of:=[.C23]/2^20" office:value-type="float" office:value="83.693920135498" calcext:value-type="float">
            <text:p>83.69392013549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9230412" calcext:value-type="float">
            <text:p>89230412</text:p>
          </table:table-cell>
          <table:table-cell table:formula="of:=[.C24]/2^20" office:value-type="float" office:value="85.096752166748" calcext:value-type="float">
            <text:p>85.09675216674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7976164" calcext:value-type="float">
            <text:p>77976164</text:p>
          </table:table-cell>
          <table:table-cell table:formula="of:=[.C25]/2^20" office:value-type="float" office:value="74.3638648986816" calcext:value-type="float">
            <text:p>74.363864898681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80922472" calcext:value-type="float">
            <text:p>80922472</text:p>
          </table:table-cell>
          <table:table-cell table:formula="of:=[.C26]/2^20" office:value-type="float" office:value="77.1736831665039" calcext:value-type="float">
            <text:p>77.173683166503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75554964" calcext:value-type="float">
            <text:p>75554964</text:p>
          </table:table-cell>
          <table:table-cell table:formula="of:=[.C27]/2^20" office:value-type="float" office:value="72.0548286437988" calcext:value-type="float">
            <text:p>72.054828643798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81092852" calcext:value-type="float">
            <text:p>81092852</text:p>
          </table:table-cell>
          <table:table-cell table:formula="of:=[.C28]/2^20" office:value-type="float" office:value="77.3361701965332" calcext:value-type="float">
            <text:p>77.336170196533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80701712" calcext:value-type="float">
            <text:p>80701712</text:p>
          </table:table-cell>
          <table:table-cell table:formula="of:=[.C29]/2^20" office:value-type="float" office:value="76.9631500244141" calcext:value-type="float">
            <text:p>76.963150024414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70348796" calcext:value-type="float">
            <text:p>70348796</text:p>
          </table:table-cell>
          <table:table-cell table:formula="of:=[.C30]/2^20" office:value-type="float" office:value="67.0898399353027" calcext:value-type="float">
            <text:p>67.089839935302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71503148" calcext:value-type="float">
            <text:p>71503148</text:p>
          </table:table-cell>
          <table:table-cell table:formula="of:=[.C31]/2^20" office:value-type="float" office:value="68.1907157897949" calcext:value-type="float">
            <text:p>68.190715789794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2983644" calcext:value-type="float">
            <text:p>72983644</text:p>
          </table:table-cell>
          <table:table-cell table:formula="of:=[.C32]/2^20" office:value-type="float" office:value="69.6026268005371" calcext:value-type="float">
            <text:p>69.6026268005371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77849776" calcext:value-type="float">
            <text:p>77849776</text:p>
          </table:table-cell>
          <table:table-cell table:formula="of:=[.C33]/2^20" office:value-type="float" office:value="74.2433319091797" calcext:value-type="float">
            <text:p>74.243331909179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71135532" calcext:value-type="float">
            <text:p>71135532</text:p>
          </table:table-cell>
          <table:table-cell table:formula="of:=[.C34]/2^20" office:value-type="float" office:value="67.8401298522949" calcext:value-type="float">
            <text:p>67.840129852294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82096980" calcext:value-type="float">
            <text:p>82096980</text:p>
          </table:table-cell>
          <table:table-cell table:formula="of:=[.C35]/2^20" office:value-type="float" office:value="78.2937812805176" calcext:value-type="float">
            <text:p>78.293781280517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71595260" calcext:value-type="float">
            <text:p>71595260</text:p>
          </table:table-cell>
          <table:table-cell table:formula="of:=[.C36]/2^20" office:value-type="float" office:value="68.2785606384277" calcext:value-type="float">
            <text:p>68.278560638427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6240424" calcext:value-type="float">
            <text:p>76240424</text:p>
          </table:table-cell>
          <table:table-cell table:formula="of:=[.C37]/2^20" office:value-type="float" office:value="72.7085342407227" calcext:value-type="float">
            <text:p>72.708534240722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6787748" calcext:value-type="float">
            <text:p>76787748</text:p>
          </table:table-cell>
          <table:table-cell table:formula="of:=[.C38]/2^20" office:value-type="float" office:value="73.2305030822754" calcext:value-type="float">
            <text:p>73.230503082275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74222840" calcext:value-type="float">
            <text:p>74222840</text:p>
          </table:table-cell>
          <table:table-cell table:formula="of:=[.C39]/2^20" office:value-type="float" office:value="70.7844161987305" calcext:value-type="float">
            <text:p>70.784416198730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78394348" calcext:value-type="float">
            <text:p>78394348</text:p>
          </table:table-cell>
          <table:table-cell table:formula="of:=[.C40]/2^20" office:value-type="float" office:value="74.7626762390137" calcext:value-type="float">
            <text:p>74.7626762390137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80394840" calcext:value-type="float">
            <text:p>80394840</text:p>
          </table:table-cell>
          <table:table-cell table:formula="of:=[.C41]/2^20" office:value-type="float" office:value="76.6704940795898" calcext:value-type="float">
            <text:p>76.670494079589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74066272" calcext:value-type="float">
            <text:p>74066272</text:p>
          </table:table-cell>
          <table:table-cell table:formula="of:=[.C42]/2^20" office:value-type="float" office:value="70.6351013183594" calcext:value-type="float">
            <text:p>70.635101318359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550857620" calcext:value-type="float">
            <text:p>1550857620</text:p>
          </table:table-cell>
          <table:table-cell table:formula="of:=SUM([.D23:.D42])" office:value-type="float" office:value="1479.01308059692" calcext:value-type="float">
            <text:p>1479.013080596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8524272" calcext:value-type="float">
            <text:p>58524272</text:p>
          </table:table-cell>
          <table:table-cell table:formula="of:=[.C46]/2^20" office:value-type="float" office:value="55.8130950927734" calcext:value-type="float">
            <text:p>55.81309509277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9521260" calcext:value-type="float">
            <text:p>49521260</text:p>
          </table:table-cell>
          <table:table-cell table:formula="of:=[.C47]/2^20" office:value-type="float" office:value="47.2271537780762" calcext:value-type="float">
            <text:p>47.227153778076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1007756" calcext:value-type="float">
            <text:p>61007756</text:p>
          </table:table-cell>
          <table:table-cell table:formula="of:=[.C48]/2^20" office:value-type="float" office:value="58.1815299987793" calcext:value-type="float">
            <text:p>58.181529998779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57035824" calcext:value-type="float">
            <text:p>57035824</text:p>
          </table:table-cell>
          <table:table-cell table:formula="of:=[.C49]/2^20" office:value-type="float" office:value="54.3936004638672" calcext:value-type="float">
            <text:p>54.3936004638672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3600544" calcext:value-type="float">
            <text:p>63600544</text:p>
          </table:table-cell>
          <table:table-cell table:formula="of:=[.C50]/2^20" office:value-type="float" office:value="60.6542053222656" calcext:value-type="float">
            <text:p>60.654205322265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48465372" calcext:value-type="float">
            <text:p>48465372</text:p>
          </table:table-cell>
          <table:table-cell table:formula="of:=[.C51]/2^20" office:value-type="float" office:value="46.2201805114746" calcext:value-type="float">
            <text:p>46.2201805114746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9442552" calcext:value-type="float">
            <text:p>59442552</text:p>
          </table:table-cell>
          <table:table-cell table:formula="of:=[.C52]/2^20" office:value-type="float" office:value="56.688835144043" calcext:value-type="float">
            <text:p>56.6888351440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1237168" calcext:value-type="float">
            <text:p>61237168</text:p>
          </table:table-cell>
          <table:table-cell table:formula="of:=[.C53]/2^20" office:value-type="float" office:value="58.4003143310547" calcext:value-type="float">
            <text:p>58.400314331054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7511696" calcext:value-type="float">
            <text:p>57511696</text:p>
          </table:table-cell>
          <table:table-cell table:formula="of:=[.C54]/2^20" office:value-type="float" office:value="54.8474273681641" calcext:value-type="float">
            <text:p>54.8474273681641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7571464" calcext:value-type="float">
            <text:p>57571464</text:p>
          </table:table-cell>
          <table:table-cell table:formula="of:=[.C55]/2^20" office:value-type="float" office:value="54.904426574707" calcext:value-type="float">
            <text:p>54.904426574707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51938676" calcext:value-type="float">
            <text:p>51938676</text:p>
          </table:table-cell>
          <table:table-cell table:formula="of:=[.C56]/2^20" office:value-type="float" office:value="49.5325813293457" calcext:value-type="float">
            <text:p>49.532581329345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0772364" calcext:value-type="float">
            <text:p>60772364</text:p>
          </table:table-cell>
          <table:table-cell table:formula="of:=[.C57]/2^20" office:value-type="float" office:value="57.9570426940918" calcext:value-type="float">
            <text:p>57.957042694091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43685924" calcext:value-type="float">
            <text:p>43685924</text:p>
          </table:table-cell>
          <table:table-cell table:formula="of:=[.C58]/2^20" office:value-type="float" office:value="41.6621437072754" calcext:value-type="float">
            <text:p>41.6621437072754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57196876" calcext:value-type="float">
            <text:p>57196876</text:p>
          </table:table-cell>
          <table:table-cell table:formula="of:=[.C59]/2^20" office:value-type="float" office:value="54.547191619873" calcext:value-type="float">
            <text:p>54.54719161987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55130960" calcext:value-type="float">
            <text:p>55130960</text:p>
          </table:table-cell>
          <table:table-cell table:formula="of:=[.C60]/2^20" office:value-type="float" office:value="52.5769805908203" calcext:value-type="float">
            <text:p>52.576980590820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6628276" calcext:value-type="float">
            <text:p>56628276</text:p>
          </table:table-cell>
          <table:table-cell table:formula="of:=[.C61]/2^20" office:value-type="float" office:value="54.0049324035645" calcext:value-type="float">
            <text:p>54.004932403564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49199712" calcext:value-type="float">
            <text:p>49199712</text:p>
          </table:table-cell>
          <table:table-cell table:formula="of:=[.C62]/2^20" office:value-type="float" office:value="46.9205017089844" calcext:value-type="float">
            <text:p>46.9205017089844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47408708" calcext:value-type="float">
            <text:p>47408708</text:p>
          </table:table-cell>
          <table:table-cell table:formula="of:=[.C63]/2^20" office:value-type="float" office:value="45.2124671936035" calcext:value-type="float">
            <text:p>45.212467193603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46362256" calcext:value-type="float">
            <text:p>46362256</text:p>
          </table:table-cell>
          <table:table-cell table:formula="of:=[.C64]/2^20" office:value-type="float" office:value="44.2144927978516" calcext:value-type="float">
            <text:p>44.214492797851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56063212" calcext:value-type="float">
            <text:p>56063212</text:p>
          </table:table-cell>
          <table:table-cell table:formula="of:=[.C65]/2^20" office:value-type="float" office:value="53.4660453796387" calcext:value-type="float">
            <text:p>53.466045379638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48296208" calcext:value-type="float">
            <text:p>48296208</text:p>
          </table:table-cell>
          <table:table-cell table:formula="of:=[.C66]/2^20" office:value-type="float" office:value="46.0588531494141" calcext:value-type="float">
            <text:p>46.0588531494141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5413812" calcext:value-type="float">
            <text:p>45413812</text:p>
          </table:table-cell>
          <table:table-cell table:formula="of:=[.C67]/2^20" office:value-type="float" office:value="43.309986114502" calcext:value-type="float">
            <text:p>43.30998611450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41444664" calcext:value-type="float">
            <text:p>41444664</text:p>
          </table:table-cell>
          <table:table-cell table:formula="of:=[.C68]/2^20" office:value-type="float" office:value="39.5247116088867" calcext:value-type="float">
            <text:p>39.524711608886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1511260" calcext:value-type="float">
            <text:p>51511260</text:p>
          </table:table-cell>
          <table:table-cell table:formula="of:=[.C69]/2^20" office:value-type="float" office:value="49.1249656677246" calcext:value-type="float">
            <text:p>49.124965667724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37299440" calcext:value-type="float">
            <text:p>37299440</text:p>
          </table:table-cell>
          <table:table-cell table:formula="of:=[.C70]/2^20" office:value-type="float" office:value="35.5715179443359" calcext:value-type="float">
            <text:p>35.5715179443359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55056368" calcext:value-type="float">
            <text:p>55056368</text:p>
          </table:table-cell>
          <table:table-cell table:formula="of:=[.C71]/2^20" office:value-type="float" office:value="52.5058441162109" calcext:value-type="float">
            <text:p>52.5058441162109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46903300" calcext:value-type="float">
            <text:p>46903300</text:p>
          </table:table-cell>
          <table:table-cell table:formula="of:=[.C72]/2^20" office:value-type="float" office:value="44.7304725646973" calcext:value-type="float">
            <text:p>44.7304725646973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36152264" calcext:value-type="float">
            <text:p>36152264</text:p>
          </table:table-cell>
          <table:table-cell table:formula="of:=[.C73]/2^20" office:value-type="float" office:value="34.4774856567383" calcext:value-type="float">
            <text:p>34.4774856567383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0450996" calcext:value-type="float">
            <text:p>40450996</text:p>
          </table:table-cell>
          <table:table-cell table:formula="of:=[.C74]/2^20" office:value-type="float" office:value="38.577075958252" calcext:value-type="float">
            <text:p>38.57707595825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3947476" calcext:value-type="float">
            <text:p>53947476</text:p>
          </table:table-cell>
          <table:table-cell table:formula="of:=[.C75]/2^20" office:value-type="float" office:value="51.4483222961426" calcext:value-type="float">
            <text:p>51.4483222961426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0016216" calcext:value-type="float">
            <text:p>40016216</text:p>
          </table:table-cell>
          <table:table-cell table:formula="of:=[.C76]/2^20" office:value-type="float" office:value="38.1624374389648" calcext:value-type="float">
            <text:p>38.1624374389648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5577912" calcext:value-type="float">
            <text:p>45577912</text:p>
          </table:table-cell>
          <table:table-cell table:formula="of:=[.C77]/2^20" office:value-type="float" office:value="43.4664840698242" calcext:value-type="float">
            <text:p>43.4664840698242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50913300" calcext:value-type="float">
            <text:p>50913300</text:p>
          </table:table-cell>
          <table:table-cell table:formula="of:=[.C78]/2^20" office:value-type="float" office:value="48.5547065734863" calcext:value-type="float">
            <text:p>48.5547065734863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8044720" calcext:value-type="float">
            <text:p>38044720</text:p>
          </table:table-cell>
          <table:table-cell table:formula="of:=[.C79]/2^20" office:value-type="float" office:value="36.2822723388672" calcext:value-type="float">
            <text:p>36.2822723388672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4583572" calcext:value-type="float">
            <text:p>44583572</text:p>
          </table:table-cell>
          <table:table-cell table:formula="of:=[.C80]/2^20" office:value-type="float" office:value="42.5182075500488" calcext:value-type="float">
            <text:p>42.518207550048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45620892" calcext:value-type="float">
            <text:p>45620892</text:p>
          </table:table-cell>
          <table:table-cell table:formula="of:=[.C81]/2^20" office:value-type="float" office:value="43.5074729919434" calcext:value-type="float">
            <text:p>43.5074729919434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44719584" calcext:value-type="float">
            <text:p>44719584</text:p>
          </table:table-cell>
          <table:table-cell table:formula="of:=[.C82]/2^20" office:value-type="float" office:value="42.6479187011719" calcext:value-type="float">
            <text:p>42.6479187011719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49821268" calcext:value-type="float">
            <text:p>49821268</text:p>
          </table:table-cell>
          <table:table-cell table:formula="of:=[.C83]/2^20" office:value-type="float" office:value="47.5132637023926" calcext:value-type="float">
            <text:p>47.5132637023926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48425180" calcext:value-type="float">
            <text:p>48425180</text:p>
          </table:table-cell>
          <table:table-cell table:formula="of:=[.C84]/2^20" office:value-type="float" office:value="46.1818504333496" calcext:value-type="float">
            <text:p>46.1818504333496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42341936" calcext:value-type="float">
            <text:p>42341936</text:p>
          </table:table-cell>
          <table:table-cell table:formula="of:=[.C85]/2^20" office:value-type="float" office:value="40.3804168701172" calcext:value-type="float">
            <text:p>40.380416870117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004845240" calcext:value-type="float">
            <text:p>2004845240</text:p>
          </table:table-cell>
          <table:table-cell table:formula="of:=SUM([.D46:.D85])" office:value-type="float" office:value="1911.96941375732" calcext:value-type="float">
            <text:p>1911.96941375732</text:p>
          </table:table-cell>
        </table:table-row>
      </table:table>
      <table:table table:name="VegasPlusPlus_CNN_ACK_SND_RT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2026604" calcext:value-type="float">
            <text:p>32026604</text:p>
          </table:table-cell>
          <table:table-cell table:formula="of:=[.C2]/2^20" office:value-type="float" office:value="30.5429496765137" calcext:value-type="float">
            <text:p>30.542949676513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7590064" calcext:value-type="float">
            <text:p>27590064</text:p>
          </table:table-cell>
          <table:table-cell table:formula="of:=[.C3]/2^20" office:value-type="float" office:value="26.3119354248047" calcext:value-type="float">
            <text:p>26.311935424804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435748" calcext:value-type="float">
            <text:p>27435748</text:p>
          </table:table-cell>
          <table:table-cell table:formula="of:=[.C4]/2^20" office:value-type="float" office:value="26.1647682189941" calcext:value-type="float">
            <text:p>26.164768218994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2117632" calcext:value-type="float">
            <text:p>32117632</text:p>
          </table:table-cell>
          <table:table-cell table:formula="of:=[.C5]/2^20" office:value-type="float" office:value="30.6297607421875" calcext:value-type="float">
            <text:p>30.629760742187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9812488" calcext:value-type="float">
            <text:p>29812488</text:p>
          </table:table-cell>
          <table:table-cell table:formula="of:=[.C6]/2^20" office:value-type="float" office:value="28.4314041137695" calcext:value-type="float">
            <text:p>28.431404113769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48982536" calcext:value-type="float">
            <text:p>148982536</text:p>
          </table:table-cell>
          <table:table-cell table:formula="of:=[.C7]/2^20" office:value-type="float" office:value="142.08081817627" calcext:value-type="float">
            <text:p>142.080818176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469772" calcext:value-type="float">
            <text:p>26469772</text:p>
          </table:table-cell>
          <table:table-cell table:formula="of:=[.C10]/2^20" office:value-type="float" office:value="25.2435417175293" calcext:value-type="float">
            <text:p>25.243541717529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8041860" calcext:value-type="float">
            <text:p>28041860</text:p>
          </table:table-cell>
          <table:table-cell table:formula="of:=[.C11]/2^20" office:value-type="float" office:value="26.7428016662598" calcext:value-type="float">
            <text:p>26.742801666259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9808040" calcext:value-type="float">
            <text:p>29808040</text:p>
          </table:table-cell>
          <table:table-cell table:formula="of:=[.C12]/2^20" office:value-type="float" office:value="28.4271621704102" calcext:value-type="float">
            <text:p>28.427162170410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6481120" calcext:value-type="float">
            <text:p>26481120</text:p>
          </table:table-cell>
          <table:table-cell table:formula="of:=[.C13]/2^20" office:value-type="float" office:value="25.2543640136719" calcext:value-type="float">
            <text:p>25.254364013671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5442236" calcext:value-type="float">
            <text:p>25442236</text:p>
          </table:table-cell>
          <table:table-cell table:formula="of:=[.C14]/2^20" office:value-type="float" office:value="24.2636070251465" calcext:value-type="float">
            <text:p>24.263607025146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7557592" calcext:value-type="float">
            <text:p>27557592</text:p>
          </table:table-cell>
          <table:table-cell table:formula="of:=[.C15]/2^20" office:value-type="float" office:value="26.2809677124023" calcext:value-type="float">
            <text:p>26.280967712402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7677532" calcext:value-type="float">
            <text:p>27677532</text:p>
          </table:table-cell>
          <table:table-cell table:formula="of:=[.C16]/2^20" office:value-type="float" office:value="26.3953514099121" calcext:value-type="float">
            <text:p>26.395351409912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5915060" calcext:value-type="float">
            <text:p>25915060</text:p>
          </table:table-cell>
          <table:table-cell table:formula="of:=[.C17]/2^20" office:value-type="float" office:value="24.714527130127" calcext:value-type="float">
            <text:p>24.71452713012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0257548" calcext:value-type="float">
            <text:p>30257548</text:p>
          </table:table-cell>
          <table:table-cell table:formula="of:=[.C18]/2^20" office:value-type="float" office:value="28.8558464050293" calcext:value-type="float">
            <text:p>28.855846405029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32408972" calcext:value-type="float">
            <text:p>32408972</text:p>
          </table:table-cell>
          <table:table-cell table:formula="of:=[.C19]/2^20" office:value-type="float" office:value="30.9076042175293" calcext:value-type="float">
            <text:p>30.907604217529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80059732" calcext:value-type="float">
            <text:p>280059732</text:p>
          </table:table-cell>
          <table:table-cell table:formula="of:=[.C20]/2^20" office:value-type="float" office:value="267.085773468018" calcext:value-type="float">
            <text:p>267.0857734680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402444" calcext:value-type="float">
            <text:p>26402444</text:p>
          </table:table-cell>
          <table:table-cell table:formula="of:=[.C23]/2^20" office:value-type="float" office:value="25.1793327331543" calcext:value-type="float">
            <text:p>25.179332733154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0481060" calcext:value-type="float">
            <text:p>30481060</text:p>
          </table:table-cell>
          <table:table-cell table:formula="of:=[.C24]/2^20" office:value-type="float" office:value="29.0690040588379" calcext:value-type="float">
            <text:p>29.069004058837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319772" calcext:value-type="float">
            <text:p>27319772</text:p>
          </table:table-cell>
          <table:table-cell table:formula="of:=[.C25]/2^20" office:value-type="float" office:value="26.0541648864746" calcext:value-type="float">
            <text:p>26.054164886474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2910612" calcext:value-type="float">
            <text:p>22910612</text:p>
          </table:table-cell>
          <table:table-cell table:formula="of:=[.C26]/2^20" office:value-type="float" office:value="21.8492622375488" calcext:value-type="float">
            <text:p>21.849262237548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8302740" calcext:value-type="float">
            <text:p>28302740</text:p>
          </table:table-cell>
          <table:table-cell table:formula="of:=[.C27]/2^20" office:value-type="float" office:value="26.9915962219238" calcext:value-type="float">
            <text:p>26.991596221923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32603660" calcext:value-type="float">
            <text:p>32603660</text:p>
          </table:table-cell>
          <table:table-cell table:formula="of:=[.C28]/2^20" office:value-type="float" office:value="31.0932731628418" calcext:value-type="float">
            <text:p>31.0932731628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30784744" calcext:value-type="float">
            <text:p>30784744</text:p>
          </table:table-cell>
          <table:table-cell table:formula="of:=[.C29]/2^20" office:value-type="float" office:value="29.3586196899414" calcext:value-type="float">
            <text:p>29.358619689941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5863308" calcext:value-type="float">
            <text:p>25863308</text:p>
          </table:table-cell>
          <table:table-cell table:formula="of:=[.C30]/2^20" office:value-type="float" office:value="24.6651725769043" calcext:value-type="float">
            <text:p>24.665172576904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9140344" calcext:value-type="float">
            <text:p>29140344</text:p>
          </table:table-cell>
          <table:table-cell table:formula="of:=[.C31]/2^20" office:value-type="float" office:value="27.790397644043" calcext:value-type="float">
            <text:p>27.79039764404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32027728" calcext:value-type="float">
            <text:p>32027728</text:p>
          </table:table-cell>
          <table:table-cell table:formula="of:=[.C32]/2^20" office:value-type="float" office:value="30.5440216064453" calcext:value-type="float">
            <text:p>30.544021606445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32634108" calcext:value-type="float">
            <text:p>32634108</text:p>
          </table:table-cell>
          <table:table-cell table:formula="of:=[.C33]/2^20" office:value-type="float" office:value="31.1223106384277" calcext:value-type="float">
            <text:p>31.1223106384277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4500464" calcext:value-type="float">
            <text:p>24500464</text:p>
          </table:table-cell>
          <table:table-cell table:formula="of:=[.C34]/2^20" office:value-type="float" office:value="23.3654632568359" calcext:value-type="float">
            <text:p>23.365463256835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31412264" calcext:value-type="float">
            <text:p>31412264</text:p>
          </table:table-cell>
          <table:table-cell table:formula="of:=[.C35]/2^20" office:value-type="float" office:value="29.9570693969727" calcext:value-type="float">
            <text:p>29.9570693969727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31195956" calcext:value-type="float">
            <text:p>31195956</text:p>
          </table:table-cell>
          <table:table-cell table:formula="of:=[.C36]/2^20" office:value-type="float" office:value="29.7507820129395" calcext:value-type="float">
            <text:p>29.750782012939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9967972" calcext:value-type="float">
            <text:p>29967972</text:p>
          </table:table-cell>
          <table:table-cell table:formula="of:=[.C37]/2^20" office:value-type="float" office:value="28.5796852111816" calcext:value-type="float">
            <text:p>28.5796852111816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31171772" calcext:value-type="float">
            <text:p>31171772</text:p>
          </table:table-cell>
          <table:table-cell table:formula="of:=[.C38]/2^20" office:value-type="float" office:value="29.7277183532715" calcext:value-type="float">
            <text:p>29.727718353271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6217308" calcext:value-type="float">
            <text:p>26217308</text:p>
          </table:table-cell>
          <table:table-cell table:formula="of:=[.C39]/2^20" office:value-type="float" office:value="25.0027732849121" calcext:value-type="float">
            <text:p>25.002773284912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6774476" calcext:value-type="float">
            <text:p>26774476</text:p>
          </table:table-cell>
          <table:table-cell table:formula="of:=[.C40]/2^20" office:value-type="float" office:value="25.5341300964355" calcext:value-type="float">
            <text:p>25.534130096435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9837784" calcext:value-type="float">
            <text:p>19837784</text:p>
          </table:table-cell>
          <table:table-cell table:formula="of:=[.C41]/2^20" office:value-type="float" office:value="18.9187850952148" calcext:value-type="float">
            <text:p>18.9187850952148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7400072" calcext:value-type="float">
            <text:p>27400072</text:p>
          </table:table-cell>
          <table:table-cell table:formula="of:=[.C42]/2^20" office:value-type="float" office:value="26.130744934082" calcext:value-type="float">
            <text:p>26.13074493408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566948588" calcext:value-type="float">
            <text:p>566948588</text:p>
          </table:table-cell>
          <table:table-cell table:formula="of:=SUM([.D23:.D42])" office:value-type="float" office:value="540.684307098389" calcext:value-type="float">
            <text:p>540.6843070983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1288804" calcext:value-type="float">
            <text:p>31288804</text:p>
          </table:table-cell>
          <table:table-cell table:formula="of:=[.C46]/2^20" office:value-type="float" office:value="29.8393287658691" calcext:value-type="float">
            <text:p>29.8393287658691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0479372" calcext:value-type="float">
            <text:p>30479372</text:p>
          </table:table-cell>
          <table:table-cell table:formula="of:=[.C47]/2^20" office:value-type="float" office:value="29.0673942565918" calcext:value-type="float">
            <text:p>29.067394256591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1417160" calcext:value-type="float">
            <text:p>21417160</text:p>
          </table:table-cell>
          <table:table-cell table:formula="of:=[.C48]/2^20" office:value-type="float" office:value="20.4249954223633" calcext:value-type="float">
            <text:p>20.424995422363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1126176" calcext:value-type="float">
            <text:p>31126176</text:p>
          </table:table-cell>
          <table:table-cell table:formula="of:=[.C49]/2^20" office:value-type="float" office:value="29.6842346191406" calcext:value-type="float">
            <text:p>29.684234619140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8496264" calcext:value-type="float">
            <text:p>28496264</text:p>
          </table:table-cell>
          <table:table-cell table:formula="of:=[.C50]/2^20" office:value-type="float" office:value="27.176155090332" calcext:value-type="float">
            <text:p>27.176155090332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32689664" calcext:value-type="float">
            <text:p>32689664</text:p>
          </table:table-cell>
          <table:table-cell table:formula="of:=[.C51]/2^20" office:value-type="float" office:value="31.17529296875" calcext:value-type="float">
            <text:p>31.1752929687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32104500" calcext:value-type="float">
            <text:p>32104500</text:p>
          </table:table-cell>
          <table:table-cell table:formula="of:=[.C52]/2^20" office:value-type="float" office:value="30.6172370910645" calcext:value-type="float">
            <text:p>30.617237091064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7086524" calcext:value-type="float">
            <text:p>27086524</text:p>
          </table:table-cell>
          <table:table-cell table:formula="of:=[.C53]/2^20" office:value-type="float" office:value="25.8317222595215" calcext:value-type="float">
            <text:p>25.831722259521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7659664" calcext:value-type="float">
            <text:p>27659664</text:p>
          </table:table-cell>
          <table:table-cell table:formula="of:=[.C54]/2^20" office:value-type="float" office:value="26.3783111572266" calcext:value-type="float">
            <text:p>26.378311157226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3664848" calcext:value-type="float">
            <text:p>23664848</text:p>
          </table:table-cell>
          <table:table-cell table:formula="of:=[.C55]/2^20" office:value-type="float" office:value="22.5685577392578" calcext:value-type="float">
            <text:p>22.5685577392578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28748488" calcext:value-type="float">
            <text:p>28748488</text:p>
          </table:table-cell>
          <table:table-cell table:formula="of:=[.C56]/2^20" office:value-type="float" office:value="27.4166946411133" calcext:value-type="float">
            <text:p>27.4166946411133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6847436" calcext:value-type="float">
            <text:p>26847436</text:p>
          </table:table-cell>
          <table:table-cell table:formula="of:=[.C57]/2^20" office:value-type="float" office:value="25.6037101745605" calcext:value-type="float">
            <text:p>25.603710174560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31585088" calcext:value-type="float">
            <text:p>31585088</text:p>
          </table:table-cell>
          <table:table-cell table:formula="of:=[.C58]/2^20" office:value-type="float" office:value="30.1218872070312" calcext:value-type="float">
            <text:p>30.121887207031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32618996" calcext:value-type="float">
            <text:p>32618996</text:p>
          </table:table-cell>
          <table:table-cell table:formula="of:=[.C59]/2^20" office:value-type="float" office:value="31.1078987121582" calcext:value-type="float">
            <text:p>31.107898712158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6015016" calcext:value-type="float">
            <text:p>26015016</text:p>
          </table:table-cell>
          <table:table-cell table:formula="of:=[.C60]/2^20" office:value-type="float" office:value="24.8098526000977" calcext:value-type="float">
            <text:p>24.809852600097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29399484" calcext:value-type="float">
            <text:p>29399484</text:p>
          </table:table-cell>
          <table:table-cell table:formula="of:=[.C61]/2^20" office:value-type="float" office:value="28.0375328063965" calcext:value-type="float">
            <text:p>28.037532806396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9850912" calcext:value-type="float">
            <text:p>29850912</text:p>
          </table:table-cell>
          <table:table-cell table:formula="of:=[.C62]/2^20" office:value-type="float" office:value="28.4680480957031" calcext:value-type="float">
            <text:p>28.468048095703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4757832" calcext:value-type="float">
            <text:p>24757832</text:p>
          </table:table-cell>
          <table:table-cell table:formula="of:=[.C63]/2^20" office:value-type="float" office:value="23.6109085083008" calcext:value-type="float">
            <text:p>23.6109085083008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7127856" calcext:value-type="float">
            <text:p>27127856</text:p>
          </table:table-cell>
          <table:table-cell table:formula="of:=[.C64]/2^20" office:value-type="float" office:value="25.8711395263672" calcext:value-type="float">
            <text:p>25.871139526367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3759116" calcext:value-type="float">
            <text:p>23759116</text:p>
          </table:table-cell>
          <table:table-cell table:formula="of:=[.C65]/2^20" office:value-type="float" office:value="22.6584587097168" calcext:value-type="float">
            <text:p>22.6584587097168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22716092" calcext:value-type="float">
            <text:p>22716092</text:p>
          </table:table-cell>
          <table:table-cell table:formula="of:=[.C66]/2^20" office:value-type="float" office:value="21.6637535095215" calcext:value-type="float">
            <text:p>21.6637535095215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24998840" calcext:value-type="float">
            <text:p>24998840</text:p>
          </table:table-cell>
          <table:table-cell table:formula="of:=[.C67]/2^20" office:value-type="float" office:value="23.8407516479492" calcext:value-type="float">
            <text:p>23.840751647949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26755428" calcext:value-type="float">
            <text:p>26755428</text:p>
          </table:table-cell>
          <table:table-cell table:formula="of:=[.C68]/2^20" office:value-type="float" office:value="25.5159645080566" calcext:value-type="float">
            <text:p>25.5159645080566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30125380" calcext:value-type="float">
            <text:p>30125380</text:p>
          </table:table-cell>
          <table:table-cell table:formula="of:=[.C69]/2^20" office:value-type="float" office:value="28.7298011779785" calcext:value-type="float">
            <text:p>28.7298011779785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6646152" calcext:value-type="float">
            <text:p>26646152</text:p>
          </table:table-cell>
          <table:table-cell table:formula="of:=[.C70]/2^20" office:value-type="float" office:value="25.411750793457" calcext:value-type="float">
            <text:p>25.411750793457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23486520" calcext:value-type="float">
            <text:p>23486520</text:p>
          </table:table-cell>
          <table:table-cell table:formula="of:=[.C71]/2^20" office:value-type="float" office:value="22.3984909057617" calcext:value-type="float">
            <text:p>22.3984909057617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22981992" calcext:value-type="float">
            <text:p>22981992</text:p>
          </table:table-cell>
          <table:table-cell table:formula="of:=[.C72]/2^20" office:value-type="float" office:value="21.9173355102539" calcext:value-type="float">
            <text:p>21.9173355102539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28629944" calcext:value-type="float">
            <text:p>28629944</text:p>
          </table:table-cell>
          <table:table-cell table:formula="of:=[.C73]/2^20" office:value-type="float" office:value="27.3036422729492" calcext:value-type="float">
            <text:p>27.3036422729492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22744264" calcext:value-type="float">
            <text:p>22744264</text:p>
          </table:table-cell>
          <table:table-cell table:formula="of:=[.C74]/2^20" office:value-type="float" office:value="21.6906204223633" calcext:value-type="float">
            <text:p>21.690620422363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24756440" calcext:value-type="float">
            <text:p>24756440</text:p>
          </table:table-cell>
          <table:table-cell table:formula="of:=[.C75]/2^20" office:value-type="float" office:value="23.6095809936523" calcext:value-type="float">
            <text:p>23.6095809936523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26687812" calcext:value-type="float">
            <text:p>26687812</text:p>
          </table:table-cell>
          <table:table-cell table:formula="of:=[.C76]/2^20" office:value-type="float" office:value="25.4514808654785" calcext:value-type="float">
            <text:p>25.4514808654785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2437104" calcext:value-type="float">
            <text:p>22437104</text:p>
          </table:table-cell>
          <table:table-cell table:formula="of:=[.C77]/2^20" office:value-type="float" office:value="21.3976898193359" calcext:value-type="float">
            <text:p>21.3976898193359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24639512" calcext:value-type="float">
            <text:p>24639512</text:p>
          </table:table-cell>
          <table:table-cell table:formula="of:=[.C78]/2^20" office:value-type="float" office:value="23.4980697631836" calcext:value-type="float">
            <text:p>23.4980697631836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23433260" calcext:value-type="float">
            <text:p>23433260</text:p>
          </table:table-cell>
          <table:table-cell table:formula="of:=[.C79]/2^20" office:value-type="float" office:value="22.3476982116699" calcext:value-type="float">
            <text:p>22.347698211669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28829304" calcext:value-type="float">
            <text:p>28829304</text:p>
          </table:table-cell>
          <table:table-cell table:formula="of:=[.C80]/2^20" office:value-type="float" office:value="27.493766784668" calcext:value-type="float">
            <text:p>27.49376678466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25728376" calcext:value-type="float">
            <text:p>25728376</text:p>
          </table:table-cell>
          <table:table-cell table:formula="of:=[.C81]/2^20" office:value-type="float" office:value="24.536491394043" calcext:value-type="float">
            <text:p>24.536491394043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22341584" calcext:value-type="float">
            <text:p>22341584</text:p>
          </table:table-cell>
          <table:table-cell table:formula="of:=[.C82]/2^20" office:value-type="float" office:value="21.3065948486328" calcext:value-type="float">
            <text:p>21.3065948486328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21156148" calcext:value-type="float">
            <text:p>21156148</text:p>
          </table:table-cell>
          <table:table-cell table:formula="of:=[.C83]/2^20" office:value-type="float" office:value="20.1760749816895" calcext:value-type="float">
            <text:p>20.1760749816895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26441872" calcext:value-type="float">
            <text:p>26441872</text:p>
          </table:table-cell>
          <table:table-cell table:formula="of:=[.C84]/2^20" office:value-type="float" office:value="25.2169342041016" calcext:value-type="float">
            <text:p>25.2169342041016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19687228" calcext:value-type="float">
            <text:p>19687228</text:p>
          </table:table-cell>
          <table:table-cell table:formula="of:=[.C85]/2^20" office:value-type="float" office:value="18.775203704834" calcext:value-type="float">
            <text:p>18.77520370483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1061946452" calcext:value-type="float">
            <text:p>1061946452</text:p>
          </table:table-cell>
          <table:table-cell table:formula="of:=SUM([.D46:.D85])" office:value-type="float" office:value="1012.75105667114" calcext:value-type="float">
            <text:p>1012.75105667114</text:p>
          </table:table-cell>
        </table:table-row>
      </table:table>
      <table:table table:name="VegasPlusPlus_CNN_ACK_RT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95861140" calcext:value-type="float">
            <text:p>95861140</text:p>
          </table:table-cell>
          <table:table-cell table:formula="of:=[.C2]/2^20" office:value-type="float" office:value="91.4203071594238" calcext:value-type="float">
            <text:p>91.42030715942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9531612" calcext:value-type="float">
            <text:p>89531612</text:p>
          </table:table-cell>
          <table:table-cell table:formula="of:=[.C3]/2^20" office:value-type="float" office:value="85.3839988708496" calcext:value-type="float">
            <text:p>85.383998870849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1853104" calcext:value-type="float">
            <text:p>91853104</text:p>
          </table:table-cell>
          <table:table-cell table:formula="of:=[.C4]/2^20" office:value-type="float" office:value="87.5979461669922" calcext:value-type="float">
            <text:p>87.597946166992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1135044" calcext:value-type="float">
            <text:p>91135044</text:p>
          </table:table-cell>
          <table:table-cell table:formula="of:=[.C5]/2^20" office:value-type="float" office:value="86.9131507873535" calcext:value-type="float">
            <text:p>86.913150787353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94453512" calcext:value-type="float">
            <text:p>94453512</text:p>
          </table:table-cell>
          <table:table-cell table:formula="of:=[.C6]/2^20" office:value-type="float" office:value="90.0778884887695" calcext:value-type="float">
            <text:p>90.077888488769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462834412" calcext:value-type="float">
            <text:p>462834412</text:p>
          </table:table-cell>
          <table:table-cell table:formula="of:=[.C7]/2^20" office:value-type="float" office:value="441.393291473389" calcext:value-type="float">
            <text:p>441.3932914733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94800264" calcext:value-type="float">
            <text:p>94800264</text:p>
          </table:table-cell>
          <table:table-cell table:formula="of:=[.C10]/2^20" office:value-type="float" office:value="90.408576965332" calcext:value-type="float">
            <text:p>90.40857696533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87387560" calcext:value-type="float">
            <text:p>87387560</text:p>
          </table:table-cell>
          <table:table-cell table:formula="of:=[.C11]/2^20" office:value-type="float" office:value="83.3392715454102" calcext:value-type="float">
            <text:p>83.339271545410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96265516" calcext:value-type="float">
            <text:p>96265516</text:p>
          </table:table-cell>
          <table:table-cell table:formula="of:=[.C12]/2^20" office:value-type="float" office:value="91.8059501647949" calcext:value-type="float">
            <text:p>91.805950164794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0243796" calcext:value-type="float">
            <text:p>90243796</text:p>
          </table:table-cell>
          <table:table-cell table:formula="of:=[.C13]/2^20" office:value-type="float" office:value="86.0631904602051" calcext:value-type="float">
            <text:p>86.063190460205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7622852" calcext:value-type="float">
            <text:p>87622852</text:p>
          </table:table-cell>
          <table:table-cell table:formula="of:=[.C14]/2^20" office:value-type="float" office:value="83.563663482666" calcext:value-type="float">
            <text:p>83.56366348266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88141008" calcext:value-type="float">
            <text:p>88141008</text:p>
          </table:table-cell>
          <table:table-cell table:formula="of:=[.C15]/2^20" office:value-type="float" office:value="84.0578155517578" calcext:value-type="float">
            <text:p>84.057815551757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1897212" calcext:value-type="float">
            <text:p>91897212</text:p>
          </table:table-cell>
          <table:table-cell table:formula="of:=[.C16]/2^20" office:value-type="float" office:value="87.6400108337402" calcext:value-type="float">
            <text:p>87.640010833740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85684812" calcext:value-type="float">
            <text:p>85684812</text:p>
          </table:table-cell>
          <table:table-cell table:formula="of:=[.C17]/2^20" office:value-type="float" office:value="81.715404510498" calcext:value-type="float">
            <text:p>81.71540451049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88678184" calcext:value-type="float">
            <text:p>88678184</text:p>
          </table:table-cell>
          <table:table-cell table:formula="of:=[.C18]/2^20" office:value-type="float" office:value="84.5701065063477" calcext:value-type="float">
            <text:p>84.570106506347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86511208" calcext:value-type="float">
            <text:p>86511208</text:p>
          </table:table-cell>
          <table:table-cell table:formula="of:=[.C19]/2^20" office:value-type="float" office:value="82.5035171508789" calcext:value-type="float">
            <text:p>82.503517150878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897232412" calcext:value-type="float">
            <text:p>897232412</text:p>
          </table:table-cell>
          <table:table-cell table:formula="of:=[.C20]/2^20" office:value-type="float" office:value="855.667507171631" calcext:value-type="float">
            <text:p>855.6675071716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88138520" calcext:value-type="float">
            <text:p>88138520</text:p>
          </table:table-cell>
          <table:table-cell table:formula="of:=[.C23]/2^20" office:value-type="float" office:value="84.0554428100586" calcext:value-type="float">
            <text:p>84.055442810058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79813580" calcext:value-type="float">
            <text:p>79813580</text:p>
          </table:table-cell>
          <table:table-cell table:formula="of:=[.C24]/2^20" office:value-type="float" office:value="76.1161613464356" calcext:value-type="float">
            <text:p>76.116161346435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79665856" calcext:value-type="float">
            <text:p>79665856</text:p>
          </table:table-cell>
          <table:table-cell table:formula="of:=[.C25]/2^20" office:value-type="float" office:value="75.9752807617187" calcext:value-type="float">
            <text:p>75.975280761718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1717020" calcext:value-type="float">
            <text:p>91717020</text:p>
          </table:table-cell>
          <table:table-cell table:formula="of:=[.C26]/2^20" office:value-type="float" office:value="87.4681663513184" calcext:value-type="float">
            <text:p>87.468166351318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2081436" calcext:value-type="float">
            <text:p>82081436</text:p>
          </table:table-cell>
          <table:table-cell table:formula="of:=[.C27]/2^20" office:value-type="float" office:value="78.2789573669434" calcext:value-type="float">
            <text:p>78.2789573669434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81175764" calcext:value-type="float">
            <text:p>81175764</text:p>
          </table:table-cell>
          <table:table-cell table:formula="of:=[.C28]/2^20" office:value-type="float" office:value="77.4152412414551" calcext:value-type="float">
            <text:p>77.415241241455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8002568" calcext:value-type="float">
            <text:p>78002568</text:p>
          </table:table-cell>
          <table:table-cell table:formula="of:=[.C29]/2^20" office:value-type="float" office:value="74.389045715332" calcext:value-type="float">
            <text:p>74.38904571533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82176112" calcext:value-type="float">
            <text:p>82176112</text:p>
          </table:table-cell>
          <table:table-cell table:formula="of:=[.C30]/2^20" office:value-type="float" office:value="78.3692474365234" calcext:value-type="float">
            <text:p>78.3692474365234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83873308" calcext:value-type="float">
            <text:p>83873308</text:p>
          </table:table-cell>
          <table:table-cell table:formula="of:=[.C31]/2^20" office:value-type="float" office:value="79.9878196716309" calcext:value-type="float">
            <text:p>79.987819671630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78548068" calcext:value-type="float">
            <text:p>78548068</text:p>
          </table:table-cell>
          <table:table-cell table:formula="of:=[.C32]/2^20" office:value-type="float" office:value="74.9092750549316" calcext:value-type="float">
            <text:p>74.9092750549316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80675964" calcext:value-type="float">
            <text:p>80675964</text:p>
          </table:table-cell>
          <table:table-cell table:formula="of:=[.C33]/2^20" office:value-type="float" office:value="76.9385948181152" calcext:value-type="float">
            <text:p>76.938594818115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83348508" calcext:value-type="float">
            <text:p>83348508</text:p>
          </table:table-cell>
          <table:table-cell table:formula="of:=[.C34]/2^20" office:value-type="float" office:value="79.4873313903809" calcext:value-type="float">
            <text:p>79.487331390380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80692664" calcext:value-type="float">
            <text:p>80692664</text:p>
          </table:table-cell>
          <table:table-cell table:formula="of:=[.C35]/2^20" office:value-type="float" office:value="76.9545211791992" calcext:value-type="float">
            <text:p>76.954521179199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81517868" calcext:value-type="float">
            <text:p>81517868</text:p>
          </table:table-cell>
          <table:table-cell table:formula="of:=[.C36]/2^20" office:value-type="float" office:value="77.7414970397949" calcext:value-type="float">
            <text:p>77.7414970397949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78984504" calcext:value-type="float">
            <text:p>78984504</text:p>
          </table:table-cell>
          <table:table-cell table:formula="of:=[.C37]/2^20" office:value-type="float" office:value="75.3254928588867" calcext:value-type="float">
            <text:p>75.3254928588867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78239760" calcext:value-type="float">
            <text:p>78239760</text:p>
          </table:table-cell>
          <table:table-cell table:formula="of:=[.C38]/2^20" office:value-type="float" office:value="74.6152496337891" calcext:value-type="float">
            <text:p>74.615249633789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74673676" calcext:value-type="float">
            <text:p>74673676</text:p>
          </table:table-cell>
          <table:table-cell table:formula="of:=[.C39]/2^20" office:value-type="float" office:value="71.2143669128418" calcext:value-type="float">
            <text:p>71.2143669128418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74613560" calcext:value-type="float">
            <text:p>74613560</text:p>
          </table:table-cell>
          <table:table-cell table:formula="of:=[.C40]/2^20" office:value-type="float" office:value="71.1570358276367" calcext:value-type="float">
            <text:p>71.1570358276367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82246596" calcext:value-type="float">
            <text:p>82246596</text:p>
          </table:table-cell>
          <table:table-cell table:formula="of:=[.C41]/2^20" office:value-type="float" office:value="78.436466217041" calcext:value-type="float">
            <text:p>78.436466217041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79637744" calcext:value-type="float">
            <text:p>79637744</text:p>
          </table:table-cell>
          <table:table-cell table:formula="of:=[.C42]/2^20" office:value-type="float" office:value="75.9484710693359" calcext:value-type="float">
            <text:p>75.948471069335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1619823076" calcext:value-type="float">
            <text:p>1619823076</text:p>
          </table:table-cell>
          <table:table-cell table:formula="of:=SUM([.D23:.D42])" office:value-type="float" office:value="1544.78366470337" calcext:value-type="float">
            <text:p>1544.7836647033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 table:number-columns-spanned="3" table:number-rows-spanned="1">
            <text:p>Acrescentando o erro 0,00001/Bit (30min)/40Fluxos</text:p>
          </table:table-cell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56405720" calcext:value-type="float">
            <text:p>56405720</text:p>
          </table:table-cell>
          <table:table-cell table:formula="of:=[.C46]/2^20" office:value-type="float" office:value="53.7926864624023" calcext:value-type="float">
            <text:p>53.792686462402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4262704" calcext:value-type="float">
            <text:p>64262704</text:p>
          </table:table-cell>
          <table:table-cell table:formula="of:=[.C47]/2^20" office:value-type="float" office:value="61.2856903076172" calcext:value-type="float">
            <text:p>61.285690307617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9468244" calcext:value-type="float">
            <text:p>69468244</text:p>
          </table:table-cell>
          <table:table-cell table:formula="of:=[.C48]/2^20" office:value-type="float" office:value="66.2500801086426" calcext:value-type="float">
            <text:p>66.250080108642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75881180" calcext:value-type="float">
            <text:p>75881180</text:p>
          </table:table-cell>
          <table:table-cell table:formula="of:=[.C49]/2^20" office:value-type="float" office:value="72.3659324645996" calcext:value-type="float">
            <text:p>72.365932464599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58479504" calcext:value-type="float">
            <text:p>58479504</text:p>
          </table:table-cell>
          <table:table-cell table:formula="of:=[.C50]/2^20" office:value-type="float" office:value="55.7704010009766" calcext:value-type="float">
            <text:p>55.770401000976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53775400" calcext:value-type="float">
            <text:p>53775400</text:p>
          </table:table-cell>
          <table:table-cell table:formula="of:=[.C51]/2^20" office:value-type="float" office:value="51.2842178344727" calcext:value-type="float">
            <text:p>51.2842178344727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65932252" calcext:value-type="float">
            <text:p>65932252</text:p>
          </table:table-cell>
          <table:table-cell table:formula="of:=[.C52]/2^20" office:value-type="float" office:value="62.8778953552246" calcext:value-type="float">
            <text:p>62.877895355224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9380512" calcext:value-type="float">
            <text:p>69380512</text:p>
          </table:table-cell>
          <table:table-cell table:formula="of:=[.C53]/2^20" office:value-type="float" office:value="66.1664123535156" calcext:value-type="float">
            <text:p>66.1664123535156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51830768" calcext:value-type="float">
            <text:p>51830768</text:p>
          </table:table-cell>
          <table:table-cell table:formula="of:=[.C54]/2^20" office:value-type="float" office:value="49.4296722412109" calcext:value-type="float">
            <text:p>49.429672241210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54895724" calcext:value-type="float">
            <text:p>54895724</text:p>
          </table:table-cell>
          <table:table-cell table:formula="of:=[.C55]/2^20" office:value-type="float" office:value="52.3526420593262" calcext:value-type="float">
            <text:p>52.3526420593262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44776380" calcext:value-type="float">
            <text:p>44776380</text:p>
          </table:table-cell>
          <table:table-cell table:formula="of:=[.C56]/2^20" office:value-type="float" office:value="42.7020835876465" calcext:value-type="float">
            <text:p>42.702083587646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4540516" calcext:value-type="float">
            <text:p>64540516</text:p>
          </table:table-cell>
          <table:table-cell table:formula="of:=[.C57]/2^20" office:value-type="float" office:value="61.5506324768066" calcext:value-type="float">
            <text:p>61.5506324768066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47389232" calcext:value-type="float">
            <text:p>47389232</text:p>
          </table:table-cell>
          <table:table-cell table:formula="of:=[.C58]/2^20" office:value-type="float" office:value="45.1938934326172" calcext:value-type="float">
            <text:p>45.1938934326172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68905336" calcext:value-type="float">
            <text:p>68905336</text:p>
          </table:table-cell>
          <table:table-cell table:formula="of:=[.C59]/2^20" office:value-type="float" office:value="65.713249206543" calcext:value-type="float">
            <text:p>65.71324920654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49717052" calcext:value-type="float">
            <text:p>49717052</text:p>
          </table:table-cell>
          <table:table-cell table:formula="of:=[.C60]/2^20" office:value-type="float" office:value="47.413875579834" calcext:value-type="float">
            <text:p>47.413875579834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55420468" calcext:value-type="float">
            <text:p>55420468</text:p>
          </table:table-cell>
          <table:table-cell table:formula="of:=[.C61]/2^20" office:value-type="float" office:value="52.8530769348145" calcext:value-type="float">
            <text:p>52.8530769348145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60554172" calcext:value-type="float">
            <text:p>60554172</text:p>
          </table:table-cell>
          <table:table-cell table:formula="of:=[.C62]/2^20" office:value-type="float" office:value="57.7489585876465" calcext:value-type="float">
            <text:p>57.748958587646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48835320" calcext:value-type="float">
            <text:p>48835320</text:p>
          </table:table-cell>
          <table:table-cell table:formula="of:=[.C63]/2^20" office:value-type="float" office:value="46.5729904174805" calcext:value-type="float">
            <text:p>46.572990417480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49096332" calcext:value-type="float">
            <text:p>49096332</text:p>
          </table:table-cell>
          <table:table-cell table:formula="of:=[.C64]/2^20" office:value-type="float" office:value="46.8219108581543" calcext:value-type="float">
            <text:p>46.8219108581543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61862712" calcext:value-type="float">
            <text:p>61862712</text:p>
          </table:table-cell>
          <table:table-cell table:formula="of:=[.C65]/2^20" office:value-type="float" office:value="58.9968795776367" calcext:value-type="float">
            <text:p>58.996879577636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55208512" calcext:value-type="float">
            <text:p>55208512</text:p>
          </table:table-cell>
          <table:table-cell table:formula="of:=[.C66]/2^20" office:value-type="float" office:value="52.6509399414063" calcext:value-type="float">
            <text:p>52.6509399414063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47644648" calcext:value-type="float">
            <text:p>47644648</text:p>
          </table:table-cell>
          <table:table-cell table:formula="of:=[.C67]/2^20" office:value-type="float" office:value="45.4374771118164" calcext:value-type="float">
            <text:p>45.4374771118164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56127456" calcext:value-type="float">
            <text:p>56127456</text:p>
          </table:table-cell>
          <table:table-cell table:formula="of:=[.C68]/2^20" office:value-type="float" office:value="53.5273132324219" calcext:value-type="float">
            <text:p>53.5273132324219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53037616" calcext:value-type="float">
            <text:p>53037616</text:p>
          </table:table-cell>
          <table:table-cell table:formula="of:=[.C69]/2^20" office:value-type="float" office:value="50.5806121826172" calcext:value-type="float">
            <text:p>50.5806121826172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32009304" calcext:value-type="float">
            <text:p>32009304</text:p>
          </table:table-cell>
          <table:table-cell table:formula="of:=[.C70]/2^20" office:value-type="float" office:value="30.5264511108398" calcext:value-type="float">
            <text:p>30.5264511108398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60105084" calcext:value-type="float">
            <text:p>60105084</text:p>
          </table:table-cell>
          <table:table-cell table:formula="of:=[.C71]/2^20" office:value-type="float" office:value="57.3206748962402" calcext:value-type="float">
            <text:p>57.3206748962402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54991792" calcext:value-type="float">
            <text:p>54991792</text:p>
          </table:table-cell>
          <table:table-cell table:formula="of:=[.C72]/2^20" office:value-type="float" office:value="52.4442596435547" calcext:value-type="float">
            <text:p>52.4442596435547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61403736" calcext:value-type="float">
            <text:p>61403736</text:p>
          </table:table-cell>
          <table:table-cell table:formula="of:=[.C73]/2^20" office:value-type="float" office:value="58.5591659545898" calcext:value-type="float">
            <text:p>58.559165954589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47193756" calcext:value-type="float">
            <text:p>47193756</text:p>
          </table:table-cell>
          <table:table-cell table:formula="of:=[.C74]/2^20" office:value-type="float" office:value="45.0074729919434" calcext:value-type="float">
            <text:p>45.0074729919434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54874936" calcext:value-type="float">
            <text:p>54874936</text:p>
          </table:table-cell>
          <table:table-cell table:formula="of:=[.C75]/2^20" office:value-type="float" office:value="52.3328170776367" calcext:value-type="float">
            <text:p>52.3328170776367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47977700" calcext:value-type="float">
            <text:p>47977700</text:p>
          </table:table-cell>
          <table:table-cell table:formula="of:=[.C76]/2^20" office:value-type="float" office:value="45.7551002502441" calcext:value-type="float">
            <text:p>45.755100250244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46649984" calcext:value-type="float">
            <text:p>46649984</text:p>
          </table:table-cell>
          <table:table-cell table:formula="of:=[.C77]/2^20" office:value-type="float" office:value="44.4888916015625" calcext:value-type="float">
            <text:p>44.4888916015625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48625272" calcext:value-type="float">
            <text:p>48625272</text:p>
          </table:table-cell>
          <table:table-cell table:formula="of:=[.C78]/2^20" office:value-type="float" office:value="46.372673034668" calcext:value-type="float">
            <text:p>46.372673034668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31009272" calcext:value-type="float">
            <text:p>31009272</text:p>
          </table:table-cell>
          <table:table-cell table:formula="of:=[.C79]/2^20" office:value-type="float" office:value="29.5727462768555" calcext:value-type="float">
            <text:p>29.5727462768555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43675336" calcext:value-type="float">
            <text:p>43675336</text:p>
          </table:table-cell>
          <table:table-cell table:formula="of:=[.C80]/2^20" office:value-type="float" office:value="41.6520462036133" calcext:value-type="float">
            <text:p>41.6520462036133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57482940" calcext:value-type="float">
            <text:p>57482940</text:p>
          </table:table-cell>
          <table:table-cell table:formula="of:=[.C81]/2^20" office:value-type="float" office:value="54.8200035095215" calcext:value-type="float">
            <text:p>54.8200035095215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46212972" calcext:value-type="float">
            <text:p>46212972</text:p>
          </table:table-cell>
          <table:table-cell table:formula="of:=[.C82]/2^20" office:value-type="float" office:value="44.0721244812012" calcext:value-type="float">
            <text:p>44.0721244812012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39077588" calcext:value-type="float">
            <text:p>39077588</text:p>
          </table:table-cell>
          <table:table-cell table:formula="of:=[.C83]/2^20" office:value-type="float" office:value="37.2672920227051" calcext:value-type="float">
            <text:p>37.2672920227051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42802556" calcext:value-type="float">
            <text:p>42802556</text:p>
          </table:table-cell>
          <table:table-cell table:formula="of:=[.C84]/2^20" office:value-type="float" office:value="40.8196983337402" calcext:value-type="float">
            <text:p>40.8196983337402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58535448" calcext:value-type="float">
            <text:p>58535448</text:p>
          </table:table-cell>
          <table:table-cell table:formula="of:=[.C85]/2^20" office:value-type="float" office:value="55.8237533569336" calcext:value-type="float">
            <text:p>55.82375335693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2156055436" calcext:value-type="float">
            <text:p>2156055436</text:p>
          </table:table-cell>
          <table:table-cell table:formula="of:=SUM([.D46:.D85])" office:value-type="float" office:value="2056.17469406128" calcext:value-type="float">
            <text:p>2056.17469406128</text:p>
          </table:table-cell>
        </table:table-row>
      </table:table>
      <table:table table:name="Vega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602252" calcext:value-type="float">
            <text:p>10602252</text:p>
          </table:table-cell>
          <table:table-cell table:formula="of:=[.C2]/2^20" office:value-type="float" office:value="10.1110954284668" calcext:value-type="float">
            <text:p>10.111095428466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878948" calcext:value-type="float">
            <text:p>10878948</text:p>
          </table:table-cell>
          <table:table-cell table:formula="of:=[.C3]/2^20" office:value-type="float" office:value="10.3749732971191" calcext:value-type="float">
            <text:p>10.3749732971191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299852" calcext:value-type="float">
            <text:p>10299852</text:p>
          </table:table-cell>
          <table:table-cell table:formula="of:=[.C4]/2^20" office:value-type="float" office:value="9.82270431518555" calcext:value-type="float">
            <text:p>9.8227043151855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930356" calcext:value-type="float">
            <text:p>10930356</text:p>
          </table:table-cell>
          <table:table-cell table:formula="of:=[.C5]/2^20" office:value-type="float" office:value="10.423999786377" calcext:value-type="float">
            <text:p>10.42399978637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674828" calcext:value-type="float">
            <text:p>10674828</text:p>
          </table:table-cell>
          <table:table-cell table:formula="of:=[.C6]/2^20" office:value-type="float" office:value="10.1803092956543" calcext:value-type="float">
            <text:p>10.180309295654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53386236" calcext:value-type="float">
            <text:p>53386236</text:p>
          </table:table-cell>
          <table:table-cell table:formula="of:=[.C7]/2^20" office:value-type="float" office:value="50.9130821228027" calcext:value-type="float">
            <text:p>50.913082122802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520604" calcext:value-type="float">
            <text:p>10520604</text:p>
          </table:table-cell>
          <table:table-cell table:formula="of:=[.C10]/2^20" office:value-type="float" office:value="10.0332298278809" calcext:value-type="float">
            <text:p>10.033229827880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630980" calcext:value-type="float">
            <text:p>10630980</text:p>
          </table:table-cell>
          <table:table-cell table:formula="of:=[.C11]/2^20" office:value-type="float" office:value="10.1384925842285" calcext:value-type="float">
            <text:p>10.138492584228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624932" calcext:value-type="float">
            <text:p>10624932</text:p>
          </table:table-cell>
          <table:table-cell table:formula="of:=[.C12]/2^20" office:value-type="float" office:value="10.1327247619629" calcext:value-type="float">
            <text:p>10.1327247619629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718676" calcext:value-type="float">
            <text:p>10718676</text:p>
          </table:table-cell>
          <table:table-cell table:formula="of:=[.C13]/2^20" office:value-type="float" office:value="10.2221260070801" calcext:value-type="float">
            <text:p>10.222126007080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682388" calcext:value-type="float">
            <text:p>10682388</text:p>
          </table:table-cell>
          <table:table-cell table:formula="of:=[.C14]/2^20" office:value-type="float" office:value="10.1875190734863" calcext:value-type="float">
            <text:p>10.187519073486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9738900" calcext:value-type="float">
            <text:p>9738900</text:p>
          </table:table-cell>
          <table:table-cell table:formula="of:=[.C15]/2^20" office:value-type="float" office:value="9.28773880004883" calcext:value-type="float">
            <text:p>9.2877388000488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050372" calcext:value-type="float">
            <text:p>10050372</text:p>
          </table:table-cell>
          <table:table-cell table:formula="of:=[.C16]/2^20" office:value-type="float" office:value="9.58478164672852" calcext:value-type="float">
            <text:p>9.5847816467285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682388" calcext:value-type="float">
            <text:p>10682388</text:p>
          </table:table-cell>
          <table:table-cell table:formula="of:=[.C17]/2^20" office:value-type="float" office:value="10.1875190734863" calcext:value-type="float">
            <text:p>10.187519073486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139580" calcext:value-type="float">
            <text:p>10139580</text:p>
          </table:table-cell>
          <table:table-cell table:formula="of:=[.C18]/2^20" office:value-type="float" office:value="9.66985702514648" calcext:value-type="float">
            <text:p>9.6698570251464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395108" calcext:value-type="float">
            <text:p>10395108</text:p>
          </table:table-cell>
          <table:table-cell table:formula="of:=[.C19]/2^20" office:value-type="float" office:value="9.91354751586914" calcext:value-type="float">
            <text:p>9.9135475158691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4183928" calcext:value-type="float">
            <text:p>104183928</text:p>
          </table:table-cell>
          <table:table-cell table:formula="of:=[.C20]/2^20" office:value-type="float" office:value="99.357536315918" calcext:value-type="float">
            <text:p>99.35753631591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384524" calcext:value-type="float">
            <text:p>10384524</text:p>
          </table:table-cell>
          <table:table-cell table:formula="of:=[.C23]/2^20" office:value-type="float" office:value="9.9034538269043" calcext:value-type="float">
            <text:p>9.903453826904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481292" calcext:value-type="float">
            <text:p>10481292</text:p>
          </table:table-cell>
          <table:table-cell table:formula="of:=[.C24]/2^20" office:value-type="float" office:value="9.9957389831543" calcext:value-type="float">
            <text:p>9.9957389831543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209132" calcext:value-type="float">
            <text:p>10209132</text:p>
          </table:table-cell>
          <table:table-cell table:formula="of:=[.C25]/2^20" office:value-type="float" office:value="9.73618698120117" calcext:value-type="float">
            <text:p>9.7361869812011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05692" calcext:value-type="float">
            <text:p>10405692</text:p>
          </table:table-cell>
          <table:table-cell table:formula="of:=[.C26]/2^20" office:value-type="float" office:value="9.92364120483398" calcext:value-type="float">
            <text:p>9.9236412048339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702044" calcext:value-type="float">
            <text:p>10702044</text:p>
          </table:table-cell>
          <table:table-cell table:formula="of:=[.C27]/2^20" office:value-type="float" office:value="10.2062644958496" calcext:value-type="float">
            <text:p>10.206264495849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268100" calcext:value-type="float">
            <text:p>10268100</text:p>
          </table:table-cell>
          <table:table-cell table:formula="of:=[.C28]/2^20" office:value-type="float" office:value="9.79242324829102" calcext:value-type="float">
            <text:p>9.7924232482910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221228" calcext:value-type="float">
            <text:p>10221228</text:p>
          </table:table-cell>
          <table:table-cell table:formula="of:=[.C29]/2^20" office:value-type="float" office:value="9.74772262573242" calcext:value-type="float">
            <text:p>9.74772262573242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304388" calcext:value-type="float">
            <text:p>10304388</text:p>
          </table:table-cell>
          <table:table-cell table:formula="of:=[.C30]/2^20" office:value-type="float" office:value="9.82703018188477" calcext:value-type="float">
            <text:p>9.82703018188477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369404" calcext:value-type="float">
            <text:p>10369404</text:p>
          </table:table-cell>
          <table:table-cell table:formula="of:=[.C31]/2^20" office:value-type="float" office:value="9.88903427124023" calcext:value-type="float">
            <text:p>9.889034271240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961164" calcext:value-type="float">
            <text:p>9961164</text:p>
          </table:table-cell>
          <table:table-cell table:formula="of:=[.C32]/2^20" office:value-type="float" office:value="9.49970626831055" calcext:value-type="float">
            <text:p>9.49970626831055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340676" calcext:value-type="float">
            <text:p>10340676</text:p>
          </table:table-cell>
          <table:table-cell table:formula="of:=[.C33]/2^20" office:value-type="float" office:value="9.86163711547852" calcext:value-type="float">
            <text:p>9.8616371154785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272636" calcext:value-type="float">
            <text:p>10272636</text:p>
          </table:table-cell>
          <table:table-cell table:formula="of:=[.C34]/2^20" office:value-type="float" office:value="9.79674911499023" calcext:value-type="float">
            <text:p>9.79674911499023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964188" calcext:value-type="float">
            <text:p>9964188</text:p>
          </table:table-cell>
          <table:table-cell table:formula="of:=[.C35]/2^20" office:value-type="float" office:value="9.50259017944336" calcext:value-type="float">
            <text:p>9.50259017944336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10020132" calcext:value-type="float">
            <text:p>10020132</text:p>
          </table:table-cell>
          <table:table-cell table:formula="of:=[.C36]/2^20" office:value-type="float" office:value="9.55594253540039" calcext:value-type="float">
            <text:p>9.55594253540039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643644" calcext:value-type="float">
            <text:p>9643644</text:p>
          </table:table-cell>
          <table:table-cell table:formula="of:=[.C37]/2^20" office:value-type="float" office:value="9.19689559936523" calcext:value-type="float">
            <text:p>9.1968955993652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0148652" calcext:value-type="float">
            <text:p>10148652</text:p>
          </table:table-cell>
          <table:table-cell table:formula="of:=[.C38]/2^20" office:value-type="float" office:value="9.67850875854492" calcext:value-type="float">
            <text:p>9.67850875854492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66532" calcext:value-type="float">
            <text:p>9566532</text:p>
          </table:table-cell>
          <table:table-cell table:formula="of:=[.C39]/2^20" office:value-type="float" office:value="9.12335586547852" calcext:value-type="float">
            <text:p>9.12335586547852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692028" calcext:value-type="float">
            <text:p>9692028</text:p>
          </table:table-cell>
          <table:table-cell table:formula="of:=[.C40]/2^20" office:value-type="float" office:value="9.24303817749023" calcext:value-type="float">
            <text:p>9.2430381774902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623988" calcext:value-type="float">
            <text:p>9623988</text:p>
          </table:table-cell>
          <table:table-cell table:formula="of:=[.C41]/2^20" office:value-type="float" office:value="9.17815017700195" calcext:value-type="float">
            <text:p>9.1781501770019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601308" calcext:value-type="float">
            <text:p>9601308</text:p>
          </table:table-cell>
          <table:table-cell table:formula="of:=[.C42]/2^20" office:value-type="float" office:value="9.15652084350586" calcext:value-type="float">
            <text:p>9.1565208435058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202180752" calcext:value-type="float">
            <text:p>202180752</text:p>
          </table:table-cell>
          <table:table-cell table:formula="of:=[.C43]/2^20" office:value-type="float" office:value="192.814590454102" calcext:value-type="float">
            <text:p>192.8145904541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599228" calcext:value-type="float">
            <text:p>10599228</text:p>
          </table:table-cell>
          <table:table-cell table:formula="of:=[.C46]/2^20" office:value-type="float" office:value="10.108211517334" calcext:value-type="float">
            <text:p>10.10821151733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080044" calcext:value-type="float">
            <text:p>11080044</text:p>
          </table:table-cell>
          <table:table-cell table:formula="of:=[.C47]/2^20" office:value-type="float" office:value="10.5667533874512" calcext:value-type="float">
            <text:p>10.566753387451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913724" calcext:value-type="float">
            <text:p>10913724</text:p>
          </table:table-cell>
          <table:table-cell table:formula="of:=[.C48]/2^20" office:value-type="float" office:value="10.4081382751465" calcext:value-type="float">
            <text:p>10.408138275146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295316" calcext:value-type="float">
            <text:p>10295316</text:p>
          </table:table-cell>
          <table:table-cell table:formula="of:=[.C49]/2^20" office:value-type="float" office:value="9.81837844848633" calcext:value-type="float">
            <text:p>9.81837844848633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384524" calcext:value-type="float">
            <text:p>10384524</text:p>
          </table:table-cell>
          <table:table-cell table:formula="of:=[.C50]/2^20" office:value-type="float" office:value="9.9034538269043" calcext:value-type="float">
            <text:p>9.903453826904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458612" calcext:value-type="float">
            <text:p>10458612</text:p>
          </table:table-cell>
          <table:table-cell table:formula="of:=[.C51]/2^20" office:value-type="float" office:value="9.9741096496582" calcext:value-type="float">
            <text:p>9.974109649658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9997452" calcext:value-type="float">
            <text:p>9997452</text:p>
          </table:table-cell>
          <table:table-cell table:formula="of:=[.C52]/2^20" office:value-type="float" office:value="9.5343132019043" calcext:value-type="float">
            <text:p>9.53431320190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768572" calcext:value-type="float">
            <text:p>10768572</text:p>
          </table:table-cell>
          <table:table-cell table:formula="of:=[.C53]/2^20" office:value-type="float" office:value="10.2697105407715" calcext:value-type="float">
            <text:p>10.269710540771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9828108" calcext:value-type="float">
            <text:p>9828108</text:p>
          </table:table-cell>
          <table:table-cell table:formula="of:=[.C54]/2^20" office:value-type="float" office:value="9.3728141784668" calcext:value-type="float">
            <text:p>9.3728141784668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062468" calcext:value-type="float">
            <text:p>10062468</text:p>
          </table:table-cell>
          <table:table-cell table:formula="of:=[.C55]/2^20" office:value-type="float" office:value="9.59631729125977" calcext:value-type="float">
            <text:p>9.59631729125977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083636" calcext:value-type="float">
            <text:p>10083636</text:p>
          </table:table-cell>
          <table:table-cell table:formula="of:=[.C56]/2^20" office:value-type="float" office:value="9.61650466918945" calcext:value-type="float">
            <text:p>9.6165046691894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9855324" calcext:value-type="float">
            <text:p>9855324</text:p>
          </table:table-cell>
          <table:table-cell table:formula="of:=[.C57]/2^20" office:value-type="float" office:value="9.39876937866211" calcext:value-type="float">
            <text:p>9.39876937866211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334628" calcext:value-type="float">
            <text:p>10334628</text:p>
          </table:table-cell>
          <table:table-cell table:formula="of:=[.C58]/2^20" office:value-type="float" office:value="9.85586929321289" calcext:value-type="float">
            <text:p>9.85586929321289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444060" calcext:value-type="float">
            <text:p>9444060</text:p>
          </table:table-cell>
          <table:table-cell table:formula="of:=[.C59]/2^20" office:value-type="float" office:value="9.00655746459961" calcext:value-type="float">
            <text:p>9.0065574645996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595260" calcext:value-type="float">
            <text:p>9595260</text:p>
          </table:table-cell>
          <table:table-cell table:formula="of:=[.C60]/2^20" office:value-type="float" office:value="9.15075302124023" calcext:value-type="float">
            <text:p>9.1507530212402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834156" calcext:value-type="float">
            <text:p>9834156</text:p>
          </table:table-cell>
          <table:table-cell table:formula="of:=[.C61]/2^20" office:value-type="float" office:value="9.37858200073242" calcext:value-type="float">
            <text:p>9.37858200073242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0206108" calcext:value-type="float">
            <text:p>10206108</text:p>
          </table:table-cell>
          <table:table-cell table:formula="of:=[.C62]/2^20" office:value-type="float" office:value="9.73330307006836" calcext:value-type="float">
            <text:p>9.73330307006836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9372996" calcext:value-type="float">
            <text:p>9372996</text:p>
          </table:table-cell>
          <table:table-cell table:formula="of:=[.C63]/2^20" office:value-type="float" office:value="8.93878555297852" calcext:value-type="float">
            <text:p>8.93878555297852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504540" calcext:value-type="float">
            <text:p>9504540</text:p>
          </table:table-cell>
          <table:table-cell table:formula="of:=[.C64]/2^20" office:value-type="float" office:value="9.06423568725586" calcext:value-type="float">
            <text:p>9.06423568725586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465228" calcext:value-type="float">
            <text:p>9465228</text:p>
          </table:table-cell>
          <table:table-cell table:formula="of:=[.C65]/2^20" office:value-type="float" office:value="9.0267448425293" calcext:value-type="float">
            <text:p>9.0267448425293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493956" calcext:value-type="float">
            <text:p>9493956</text:p>
          </table:table-cell>
          <table:table-cell table:formula="of:=[.C66]/2^20" office:value-type="float" office:value="9.05414199829102" calcext:value-type="float">
            <text:p>9.0541419982910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152244" calcext:value-type="float">
            <text:p>9152244</text:p>
          </table:table-cell>
          <table:table-cell table:formula="of:=[.C67]/2^20" office:value-type="float" office:value="8.7282600402832" calcext:value-type="float">
            <text:p>8.7282600402832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264132" calcext:value-type="float">
            <text:p>9264132</text:p>
          </table:table-cell>
          <table:table-cell table:formula="of:=[.C68]/2^20" office:value-type="float" office:value="8.83496475219727" calcext:value-type="float">
            <text:p>8.8349647521972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9342756" calcext:value-type="float">
            <text:p>9342756</text:p>
          </table:table-cell>
          <table:table-cell table:formula="of:=[.C69]/2^20" office:value-type="float" office:value="8.90994644165039" calcext:value-type="float">
            <text:p>8.90994644165039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9460692" calcext:value-type="float">
            <text:p>9460692</text:p>
          </table:table-cell>
          <table:table-cell table:formula="of:=[.C70]/2^20" office:value-type="float" office:value="9.02241897583008" calcext:value-type="float">
            <text:p>9.02241897583008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8694108" calcext:value-type="float">
            <text:p>8694108</text:p>
          </table:table-cell>
          <table:table-cell table:formula="of:=[.C71]/2^20" office:value-type="float" office:value="8.29134750366211" calcext:value-type="float">
            <text:p>8.29134750366211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9422892" calcext:value-type="float">
            <text:p>9422892</text:p>
          </table:table-cell>
          <table:table-cell table:formula="of:=[.C72]/2^20" office:value-type="float" office:value="8.98637008666992" calcext:value-type="float">
            <text:p>8.98637008666992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9147708" calcext:value-type="float">
            <text:p>9147708</text:p>
          </table:table-cell>
          <table:table-cell table:formula="of:=[.C73]/2^20" office:value-type="float" office:value="8.72393417358398" calcext:value-type="float">
            <text:p>8.7239341735839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8818092" calcext:value-type="float">
            <text:p>8818092</text:p>
          </table:table-cell>
          <table:table-cell table:formula="of:=[.C74]/2^20" office:value-type="float" office:value="8.40958786010742" calcext:value-type="float">
            <text:p>8.40958786010742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8734932" calcext:value-type="float">
            <text:p>8734932</text:p>
          </table:table-cell>
          <table:table-cell table:formula="of:=[.C75]/2^20" office:value-type="float" office:value="8.33028030395508" calcext:value-type="float">
            <text:p>8.33028030395508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8638164" calcext:value-type="float">
            <text:p>8638164</text:p>
          </table:table-cell>
          <table:table-cell table:formula="of:=[.C76]/2^20" office:value-type="float" office:value="8.23799514770508" calcext:value-type="float">
            <text:p>8.23799514770508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8311572" calcext:value-type="float">
            <text:p>8311572</text:p>
          </table:table-cell>
          <table:table-cell table:formula="of:=[.C77]/2^20" office:value-type="float" office:value="7.92653274536133" calcext:value-type="float">
            <text:p>7.92653274536133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8972316" calcext:value-type="float">
            <text:p>8972316</text:p>
          </table:table-cell>
          <table:table-cell table:formula="of:=[.C78]/2^20" office:value-type="float" office:value="8.55666732788086" calcext:value-type="float">
            <text:p>8.55666732788086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9005580" calcext:value-type="float">
            <text:p>9005580</text:p>
          </table:table-cell>
          <table:table-cell table:formula="of:=[.C79]/2^20" office:value-type="float" office:value="8.5883903503418" calcext:value-type="float">
            <text:p>8.5883903503418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8710740" calcext:value-type="float">
            <text:p>8710740</text:p>
          </table:table-cell>
          <table:table-cell table:formula="of:=[.C80]/2^20" office:value-type="float" office:value="8.30720901489258" calcext:value-type="float">
            <text:p>8.30720901489258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8567100" calcext:value-type="float">
            <text:p>8567100</text:p>
          </table:table-cell>
          <table:table-cell table:formula="of:=[.C81]/2^20" office:value-type="float" office:value="8.17022323608398" calcext:value-type="float">
            <text:p>8.17022323608398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8580708" calcext:value-type="float">
            <text:p>8580708</text:p>
          </table:table-cell>
          <table:table-cell table:formula="of:=[.C82]/2^20" office:value-type="float" office:value="8.18320083618164" calcext:value-type="float">
            <text:p>8.18320083618164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8691084" calcext:value-type="float">
            <text:p>8691084</text:p>
          </table:table-cell>
          <table:table-cell table:formula="of:=[.C83]/2^20" office:value-type="float" office:value="8.2884635925293" calcext:value-type="float">
            <text:p>8.2884635925293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8621532" calcext:value-type="float">
            <text:p>8621532</text:p>
          </table:table-cell>
          <table:table-cell table:formula="of:=[.C84]/2^20" office:value-type="float" office:value="8.22213363647461" calcext:value-type="float">
            <text:p>8.22213363647461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8518716" calcext:value-type="float">
            <text:p>8518716</text:p>
          </table:table-cell>
          <table:table-cell table:formula="of:=[.C85]/2^20" office:value-type="float" office:value="8.12408065795898" calcext:value-type="float">
            <text:p>8.1240806579589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380233008" calcext:value-type="float">
            <text:p>380233008</text:p>
          </table:table-cell>
          <table:table-cell table:formula="of:=[.C86]/2^20" office:value-type="float" office:value="362.618453979492" calcext:value-type="float">
            <text:p>362.618453979492</text:p>
          </table:table-cell>
        </table:table-row>
      </table:table>
      <table:table table:name="NewRen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1388492" calcext:value-type="float">
            <text:p>11388492</text:p>
          </table:table-cell>
          <table:table-cell table:formula="of:=[.C2]/2^20" office:value-type="float" office:value="10.860912322998" calcext:value-type="float">
            <text:p>10.86091232299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012004" calcext:value-type="float">
            <text:p>11012004</text:p>
          </table:table-cell>
          <table:table-cell table:formula="of:=[.C3]/2^20" office:value-type="float" office:value="10.5018653869629" calcext:value-type="float">
            <text:p>10.501865386962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884996" calcext:value-type="float">
            <text:p>10884996</text:p>
          </table:table-cell>
          <table:table-cell table:formula="of:=[.C4]/2^20" office:value-type="float" office:value="10.3807411193848" calcext:value-type="float">
            <text:p>10.380741119384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23836" calcext:value-type="float">
            <text:p>10423836</text:p>
          </table:table-cell>
          <table:table-cell table:formula="of:=[.C5]/2^20" office:value-type="float" office:value="9.94094467163086" calcext:value-type="float">
            <text:p>9.940944671630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429884" calcext:value-type="float">
            <text:p>10429884</text:p>
          </table:table-cell>
          <table:table-cell table:formula="of:=[.C6]/2^20" office:value-type="float" office:value="9.94671249389648" calcext:value-type="float">
            <text:p>9.9467124938964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54139212" calcext:value-type="float">
            <text:p>54139212</text:p>
          </table:table-cell>
          <table:table-cell table:formula="of:=[.C7]/2^20" office:value-type="float" office:value="51.6311759948731" calcext:value-type="float">
            <text:p>51.631175994873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99908" calcext:value-type="float">
            <text:p>10999908</text:p>
          </table:table-cell>
          <table:table-cell table:formula="of:=[.C10]/2^20" office:value-type="float" office:value="10.4903297424316" calcext:value-type="float">
            <text:p>10.490329742431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142036" calcext:value-type="float">
            <text:p>11142036</text:p>
          </table:table-cell>
          <table:table-cell table:formula="of:=[.C11]/2^20" office:value-type="float" office:value="10.6258735656738" calcext:value-type="float">
            <text:p>10.6258735656738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1030148" calcext:value-type="float">
            <text:p>11030148</text:p>
          </table:table-cell>
          <table:table-cell table:formula="of:=[.C12]/2^20" office:value-type="float" office:value="10.5191688537598" calcext:value-type="float">
            <text:p>10.5191688537598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209132" calcext:value-type="float">
            <text:p>10209132</text:p>
          </table:table-cell>
          <table:table-cell table:formula="of:=[.C13]/2^20" office:value-type="float" office:value="9.73618698120117" calcext:value-type="float">
            <text:p>9.7361869812011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550844" calcext:value-type="float">
            <text:p>10550844</text:p>
          </table:table-cell>
          <table:table-cell table:formula="of:=[.C14]/2^20" office:value-type="float" office:value="10.062068939209" calcext:value-type="float">
            <text:p>10.06206893920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776132" calcext:value-type="float">
            <text:p>10776132</text:p>
          </table:table-cell>
          <table:table-cell table:formula="of:=[.C15]/2^20" office:value-type="float" office:value="10.2769203186035" calcext:value-type="float">
            <text:p>10.2769203186035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287756" calcext:value-type="float">
            <text:p>10287756</text:p>
          </table:table-cell>
          <table:table-cell table:formula="of:=[.C16]/2^20" office:value-type="float" office:value="9.8111686706543" calcext:value-type="float">
            <text:p>9.8111686706543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222740" calcext:value-type="float">
            <text:p>10222740</text:p>
          </table:table-cell>
          <table:table-cell table:formula="of:=[.C17]/2^20" office:value-type="float" office:value="9.74916458129883" calcext:value-type="float">
            <text:p>9.7491645812988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275660" calcext:value-type="float">
            <text:p>10275660</text:p>
          </table:table-cell>
          <table:table-cell table:formula="of:=[.C18]/2^20" office:value-type="float" office:value="9.79963302612305" calcext:value-type="float">
            <text:p>9.79963302612305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174356" calcext:value-type="float">
            <text:p>10174356</text:p>
          </table:table-cell>
          <table:table-cell table:formula="of:=[.C19]/2^20" office:value-type="float" office:value="9.70302200317383" calcext:value-type="float">
            <text:p>9.7030220031738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105668712" calcext:value-type="float">
            <text:p>105668712</text:p>
          </table:table-cell>
          <table:table-cell table:formula="of:=[.C20]/2^20" office:value-type="float" office:value="100.773536682129" calcext:value-type="float">
            <text:p>100.77353668212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63620" calcext:value-type="float">
            <text:p>10963620</text:p>
          </table:table-cell>
          <table:table-cell table:formula="of:=[.C23]/2^20" office:value-type="float" office:value="10.4557228088379" calcext:value-type="float">
            <text:p>10.4557228088379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0597716" calcext:value-type="float">
            <text:p>10597716</text:p>
          </table:table-cell>
          <table:table-cell table:formula="of:=[.C24]/2^20" office:value-type="float" office:value="10.1067695617676" calcext:value-type="float">
            <text:p>10.106769561767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440468" calcext:value-type="float">
            <text:p>10440468</text:p>
          </table:table-cell>
          <table:table-cell table:formula="of:=[.C25]/2^20" office:value-type="float" office:value="9.95680618286133" calcext:value-type="float">
            <text:p>9.9568061828613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839636" calcext:value-type="float">
            <text:p>10839636</text:p>
          </table:table-cell>
          <table:table-cell table:formula="of:=[.C26]/2^20" office:value-type="float" office:value="10.3374824523926" calcext:value-type="float">
            <text:p>10.337482452392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215180" calcext:value-type="float">
            <text:p>10215180</text:p>
          </table:table-cell>
          <table:table-cell table:formula="of:=[.C27]/2^20" office:value-type="float" office:value="9.7419548034668" calcext:value-type="float">
            <text:p>9.7419548034668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871388" calcext:value-type="float">
            <text:p>10871388</text:p>
          </table:table-cell>
          <table:table-cell table:formula="of:=[.C28]/2^20" office:value-type="float" office:value="10.3677635192871" calcext:value-type="float">
            <text:p>10.367763519287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907676" calcext:value-type="float">
            <text:p>10907676</text:p>
          </table:table-cell>
          <table:table-cell table:formula="of:=[.C29]/2^20" office:value-type="float" office:value="10.4023704528809" calcext:value-type="float">
            <text:p>10.4023704528809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547820" calcext:value-type="float">
            <text:p>10547820</text:p>
          </table:table-cell>
          <table:table-cell table:formula="of:=[.C30]/2^20" office:value-type="float" office:value="10.0591850280762" calcext:value-type="float">
            <text:p>10.0591850280762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219716" calcext:value-type="float">
            <text:p>10219716</text:p>
          </table:table-cell>
          <table:table-cell table:formula="of:=[.C31]/2^20" office:value-type="float" office:value="9.74628067016602" calcext:value-type="float">
            <text:p>9.7462806701660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694484" calcext:value-type="float">
            <text:p>10694484</text:p>
          </table:table-cell>
          <table:table-cell table:formula="of:=[.C32]/2^20" office:value-type="float" office:value="10.1990547180176" calcext:value-type="float">
            <text:p>10.1990547180176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210644" calcext:value-type="float">
            <text:p>10210644</text:p>
          </table:table-cell>
          <table:table-cell table:formula="of:=[.C33]/2^20" office:value-type="float" office:value="9.73762893676758" calcext:value-type="float">
            <text:p>9.73762893676758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396620" calcext:value-type="float">
            <text:p>10396620</text:p>
          </table:table-cell>
          <table:table-cell table:formula="of:=[.C34]/2^20" office:value-type="float" office:value="9.91498947143555" calcext:value-type="float">
            <text:p>9.9149894714355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10747404" calcext:value-type="float">
            <text:p>10747404</text:p>
          </table:table-cell>
          <table:table-cell table:formula="of:=[.C35]/2^20" office:value-type="float" office:value="10.2495231628418" calcext:value-type="float">
            <text:p>10.2495231628418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861372" calcext:value-type="float">
            <text:p>9861372</text:p>
          </table:table-cell>
          <table:table-cell table:formula="of:=[.C36]/2^20" office:value-type="float" office:value="9.40453720092773" calcext:value-type="float">
            <text:p>9.4045372009277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610380" calcext:value-type="float">
            <text:p>9610380</text:p>
          </table:table-cell>
          <table:table-cell table:formula="of:=[.C37]/2^20" office:value-type="float" office:value="9.1651725769043" calcext:value-type="float">
            <text:p>9.1651725769043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920340" calcext:value-type="float">
            <text:p>9920340</text:p>
          </table:table-cell>
          <table:table-cell table:formula="of:=[.C38]/2^20" office:value-type="float" office:value="9.46077346801758" calcext:value-type="float">
            <text:p>9.46077346801758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22684" calcext:value-type="float">
            <text:p>9522684</text:p>
          </table:table-cell>
          <table:table-cell table:formula="of:=[.C39]/2^20" office:value-type="float" office:value="9.08153915405273" calcext:value-type="float">
            <text:p>9.0815391540527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295316" calcext:value-type="float">
            <text:p>10295316</text:p>
          </table:table-cell>
          <table:table-cell table:formula="of:=[.C40]/2^20" office:value-type="float" office:value="9.81837844848633" calcext:value-type="float">
            <text:p>9.81837844848633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602820" calcext:value-type="float">
            <text:p>9602820</text:p>
          </table:table-cell>
          <table:table-cell table:formula="of:=[.C41]/2^20" office:value-type="float" office:value="9.15796279907227" calcext:value-type="float">
            <text:p>9.1579627990722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557460" calcext:value-type="float">
            <text:p>9557460</text:p>
          </table:table-cell>
          <table:table-cell table:formula="of:=[.C42]/2^20" office:value-type="float" office:value="9.11470413208008" calcext:value-type="float">
            <text:p>9.1147041320800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206022744" calcext:value-type="float">
            <text:p>206022744</text:p>
          </table:table-cell>
          <table:table-cell table:formula="of:=[.C43]/2^20" office:value-type="float" office:value="196.47859954834" calcext:value-type="float">
            <text:p>196.4785995483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10957572" calcext:value-type="float">
            <text:p>10957572</text:p>
          </table:table-cell>
          <table:table-cell table:formula="of:=[.C46]/2^20" office:value-type="float" office:value="10.4499549865723" calcext:value-type="float">
            <text:p>10.449954986572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246364" calcext:value-type="float">
            <text:p>11246364</text:p>
          </table:table-cell>
          <table:table-cell table:formula="of:=[.C47]/2^20" office:value-type="float" office:value="10.7253684997559" calcext:value-type="float">
            <text:p>10.725368499755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0585620" calcext:value-type="float">
            <text:p>10585620</text:p>
          </table:table-cell>
          <table:table-cell table:formula="of:=[.C48]/2^20" office:value-type="float" office:value="10.0952339172363" calcext:value-type="float">
            <text:p>10.095233917236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0460124" calcext:value-type="float">
            <text:p>10460124</text:p>
          </table:table-cell>
          <table:table-cell table:formula="of:=[.C49]/2^20" office:value-type="float" office:value="9.97555160522461" calcext:value-type="float">
            <text:p>9.97555160522461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0432908" calcext:value-type="float">
            <text:p>10432908</text:p>
          </table:table-cell>
          <table:table-cell table:formula="of:=[.C50]/2^20" office:value-type="float" office:value="9.9495964050293" calcext:value-type="float">
            <text:p>9.9495964050293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0606788" calcext:value-type="float">
            <text:p>10606788</text:p>
          </table:table-cell>
          <table:table-cell table:formula="of:=[.C51]/2^20" office:value-type="float" office:value="10.115421295166" calcext:value-type="float">
            <text:p>10.115421295166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0677852" calcext:value-type="float">
            <text:p>10677852</text:p>
          </table:table-cell>
          <table:table-cell table:formula="of:=[.C52]/2^20" office:value-type="float" office:value="10.1831932067871" calcext:value-type="float">
            <text:p>10.1831932067871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0488852" calcext:value-type="float">
            <text:p>10488852</text:p>
          </table:table-cell>
          <table:table-cell table:formula="of:=[.C53]/2^20" office:value-type="float" office:value="10.0029487609863" calcext:value-type="float">
            <text:p>10.0029487609863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0891044" calcext:value-type="float">
            <text:p>10891044</text:p>
          </table:table-cell>
          <table:table-cell table:formula="of:=[.C54]/2^20" office:value-type="float" office:value="10.3865089416504" calcext:value-type="float">
            <text:p>10.3865089416504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0322532" calcext:value-type="float">
            <text:p>10322532</text:p>
          </table:table-cell>
          <table:table-cell table:formula="of:=[.C55]/2^20" office:value-type="float" office:value="9.84433364868164" calcext:value-type="float">
            <text:p>9.84433364868164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0119924" calcext:value-type="float">
            <text:p>10119924</text:p>
          </table:table-cell>
          <table:table-cell table:formula="of:=[.C56]/2^20" office:value-type="float" office:value="9.6511116027832" calcext:value-type="float">
            <text:p>9.651111602783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0594692" calcext:value-type="float">
            <text:p>10594692</text:p>
          </table:table-cell>
          <table:table-cell table:formula="of:=[.C57]/2^20" office:value-type="float" office:value="10.1038856506348" calcext:value-type="float">
            <text:p>10.103885650634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9943020" calcext:value-type="float">
            <text:p>9943020</text:p>
          </table:table-cell>
          <table:table-cell table:formula="of:=[.C58]/2^20" office:value-type="float" office:value="9.48240280151367" calcext:value-type="float">
            <text:p>9.48240280151367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9747972" calcext:value-type="float">
            <text:p>9747972</text:p>
          </table:table-cell>
          <table:table-cell table:formula="of:=[.C59]/2^20" office:value-type="float" office:value="9.29639053344727" calcext:value-type="float">
            <text:p>9.29639053344727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9855324" calcext:value-type="float">
            <text:p>9855324</text:p>
          </table:table-cell>
          <table:table-cell table:formula="of:=[.C60]/2^20" office:value-type="float" office:value="9.39876937866211" calcext:value-type="float">
            <text:p>9.39876937866211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9663300" calcext:value-type="float">
            <text:p>9663300</text:p>
          </table:table-cell>
          <table:table-cell table:formula="of:=[.C61]/2^20" office:value-type="float" office:value="9.21564102172852" calcext:value-type="float">
            <text:p>9.21564102172852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9540828" calcext:value-type="float">
            <text:p>9540828</text:p>
          </table:table-cell>
          <table:table-cell table:formula="of:=[.C62]/2^20" office:value-type="float" office:value="9.09884262084961" calcext:value-type="float">
            <text:p>9.0988426208496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0047348" calcext:value-type="float">
            <text:p>10047348</text:p>
          </table:table-cell>
          <table:table-cell table:formula="of:=[.C63]/2^20" office:value-type="float" office:value="9.5818977355957" calcext:value-type="float">
            <text:p>9.5818977355957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9326124" calcext:value-type="float">
            <text:p>9326124</text:p>
          </table:table-cell>
          <table:table-cell table:formula="of:=[.C64]/2^20" office:value-type="float" office:value="8.89408493041992" calcext:value-type="float">
            <text:p>8.8940849304199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9342756" calcext:value-type="float">
            <text:p>9342756</text:p>
          </table:table-cell>
          <table:table-cell table:formula="of:=[.C65]/2^20" office:value-type="float" office:value="8.90994644165039" calcext:value-type="float">
            <text:p>8.90994644165039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9592236" calcext:value-type="float">
            <text:p>9592236</text:p>
          </table:table-cell>
          <table:table-cell table:formula="of:=[.C66]/2^20" office:value-type="float" office:value="9.14786911010742" calcext:value-type="float">
            <text:p>9.1478691101074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9965700" calcext:value-type="float">
            <text:p>9965700</text:p>
          </table:table-cell>
          <table:table-cell table:formula="of:=[.C67]/2^20" office:value-type="float" office:value="9.50403213500977" calcext:value-type="float">
            <text:p>9.50403213500977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9625500" calcext:value-type="float">
            <text:p>9625500</text:p>
          </table:table-cell>
          <table:table-cell table:formula="of:=[.C68]/2^20" office:value-type="float" office:value="9.17959213256836" calcext:value-type="float">
            <text:p>9.17959213256836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9233892" calcext:value-type="float">
            <text:p>9233892</text:p>
          </table:table-cell>
          <table:table-cell table:formula="of:=[.C69]/2^20" office:value-type="float" office:value="8.80612564086914" calcext:value-type="float">
            <text:p>8.80612564086914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9660276" calcext:value-type="float">
            <text:p>9660276</text:p>
          </table:table-cell>
          <table:table-cell table:formula="of:=[.C70]/2^20" office:value-type="float" office:value="9.2127571105957" calcext:value-type="float">
            <text:p>9.2127571105957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9512100" calcext:value-type="float">
            <text:p>9512100</text:p>
          </table:table-cell>
          <table:table-cell table:formula="of:=[.C71]/2^20" office:value-type="float" office:value="9.07144546508789" calcext:value-type="float">
            <text:p>9.07144546508789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9214236" calcext:value-type="float">
            <text:p>9214236</text:p>
          </table:table-cell>
          <table:table-cell table:formula="of:=[.C72]/2^20" office:value-type="float" office:value="8.78738021850586" calcext:value-type="float">
            <text:p>8.78738021850586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9099324" calcext:value-type="float">
            <text:p>9099324</text:p>
          </table:table-cell>
          <table:table-cell table:formula="of:=[.C73]/2^20" office:value-type="float" office:value="8.67779159545898" calcext:value-type="float">
            <text:p>8.67779159545898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9063036" calcext:value-type="float">
            <text:p>9063036</text:p>
          </table:table-cell>
          <table:table-cell table:formula="of:=[.C74]/2^20" office:value-type="float" office:value="8.64318466186523" calcext:value-type="float">
            <text:p>8.64318466186523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9073620" calcext:value-type="float">
            <text:p>9073620</text:p>
          </table:table-cell>
          <table:table-cell table:formula="of:=[.C75]/2^20" office:value-type="float" office:value="8.65327835083008" calcext:value-type="float">
            <text:p>8.65327835083008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9081180" calcext:value-type="float">
            <text:p>9081180</text:p>
          </table:table-cell>
          <table:table-cell table:formula="of:=[.C76]/2^20" office:value-type="float" office:value="8.66048812866211" calcext:value-type="float">
            <text:p>8.66048812866211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9165852" calcext:value-type="float">
            <text:p>9165852</text:p>
          </table:table-cell>
          <table:table-cell table:formula="of:=[.C77]/2^20" office:value-type="float" office:value="8.74123764038086" calcext:value-type="float">
            <text:p>8.74123764038086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8766684" calcext:value-type="float">
            <text:p>8766684</text:p>
          </table:table-cell>
          <table:table-cell table:formula="of:=[.C78]/2^20" office:value-type="float" office:value="8.36056137084961" calcext:value-type="float">
            <text:p>8.36056137084961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9028260" calcext:value-type="float">
            <text:p>9028260</text:p>
          </table:table-cell>
          <table:table-cell table:formula="of:=[.C79]/2^20" office:value-type="float" office:value="8.61001968383789" calcext:value-type="float">
            <text:p>8.61001968383789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8889156" calcext:value-type="float">
            <text:p>8889156</text:p>
          </table:table-cell>
          <table:table-cell table:formula="of:=[.C80]/2^20" office:value-type="float" office:value="8.47735977172852" calcext:value-type="float">
            <text:p>8.47735977172852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8647236" calcext:value-type="float">
            <text:p>8647236</text:p>
          </table:table-cell>
          <table:table-cell table:formula="of:=[.C81]/2^20" office:value-type="float" office:value="8.24664688110352" calcext:value-type="float">
            <text:p>8.24664688110352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8780292" calcext:value-type="float">
            <text:p>8780292</text:p>
          </table:table-cell>
          <table:table-cell table:formula="of:=[.C82]/2^20" office:value-type="float" office:value="8.37353897094727" calcext:value-type="float">
            <text:p>8.37353897094727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8358444" calcext:value-type="float">
            <text:p>8358444</text:p>
          </table:table-cell>
          <table:table-cell table:formula="of:=[.C83]/2^20" office:value-type="float" office:value="7.97123336791992" calcext:value-type="float">
            <text:p>7.97123336791992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8192124" calcext:value-type="float">
            <text:p>8192124</text:p>
          </table:table-cell>
          <table:table-cell table:formula="of:=[.C84]/2^20" office:value-type="float" office:value="7.81261825561523" calcext:value-type="float">
            <text:p>7.81261825561523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8270748" calcext:value-type="float">
            <text:p>8270748</text:p>
          </table:table-cell>
          <table:table-cell table:formula="of:=[.C85]/2^20" office:value-type="float" office:value="7.88759994506836" calcext:value-type="float">
            <text:p>7.887599945068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386070840" calcext:value-type="float">
            <text:p>386070840</text:p>
          </table:table-cell>
          <table:table-cell table:formula="of:=[.C86]/2^20" office:value-type="float" office:value="368.185844421387" calcext:value-type="float">
            <text:p>368.185844421387</text:p>
          </table:table-cell>
        </table:table-row>
      </table:table>
      <table:table table:name="CUBIC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8813204" calcext:value-type="float">
            <text:p>28813204</text:p>
          </table:table-cell>
          <table:table-cell table:formula="of:=[.C2]/2^20" office:value-type="float" office:value="27.4784126281738" calcext:value-type="float">
            <text:p>27.478412628173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430880" calcext:value-type="float">
            <text:p>25430880</text:p>
          </table:table-cell>
          <table:table-cell table:formula="of:=[.C3]/2^20" office:value-type="float" office:value="24.2527770996094" calcext:value-type="float">
            <text:p>24.252777099609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0045408" calcext:value-type="float">
            <text:p>20045408</text:p>
          </table:table-cell>
          <table:table-cell table:formula="of:=[.C4]/2^20" office:value-type="float" office:value="19.1167907714844" calcext:value-type="float">
            <text:p>19.1167907714844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0237580" calcext:value-type="float">
            <text:p>20237580</text:p>
          </table:table-cell>
          <table:table-cell table:formula="of:=[.C5]/2^20" office:value-type="float" office:value="19.3000602722168" calcext:value-type="float">
            <text:p>19.3000602722168</text:p>
          </table:table-cell>
        </table:table-row>
        <table:table-row table:style-name="ro1">
          <table:covered-table-cell/>
          <table:table-cell/>
          <table:table-cell office:value-type="float" office:value="22573048" calcext:value-type="float">
            <text:p>22573048</text:p>
          </table:table-cell>
          <table:table-cell table:formula="of:=[.C6]/2^20" office:value-type="float" office:value="21.5273361206055" calcext:value-type="float">
            <text:p>21.52733612060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17100120" calcext:value-type="float">
            <text:p>117100120</text:p>
          </table:table-cell>
          <table:table-cell table:formula="of:=[.C7]/2^20" office:value-type="float" office:value="111.67537689209" calcext:value-type="float">
            <text:p>111.675376892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6257412" calcext:value-type="float">
            <text:p>26257412</text:p>
          </table:table-cell>
          <table:table-cell table:formula="of:=[.C10]/2^20" office:value-type="float" office:value="25.0410194396973" calcext:value-type="float">
            <text:p>25.041019439697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5104232" calcext:value-type="float">
            <text:p>25104232</text:p>
          </table:table-cell>
          <table:table-cell table:formula="of:=[.C11]/2^20" office:value-type="float" office:value="23.9412612915039" calcext:value-type="float">
            <text:p>23.9412612915039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606252" calcext:value-type="float">
            <text:p>27606252</text:p>
          </table:table-cell>
          <table:table-cell table:formula="of:=[.C12]/2^20" office:value-type="float" office:value="26.3273735046387" calcext:value-type="float">
            <text:p>26.3273735046387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1480524" calcext:value-type="float">
            <text:p>21480524</text:p>
          </table:table-cell>
          <table:table-cell table:formula="of:=[.C13]/2^20" office:value-type="float" office:value="20.485424041748" calcext:value-type="float">
            <text:p>20.485424041748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1155296" calcext:value-type="float">
            <text:p>21155296</text:p>
          </table:table-cell>
          <table:table-cell table:formula="of:=[.C14]/2^20" office:value-type="float" office:value="20.1752624511719" calcext:value-type="float">
            <text:p>20.175262451171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6080780" calcext:value-type="float">
            <text:p>26080780</text:p>
          </table:table-cell>
          <table:table-cell table:formula="of:=[.C15]/2^20" office:value-type="float" office:value="24.8725700378418" calcext:value-type="float">
            <text:p>24.8725700378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0014616" calcext:value-type="float">
            <text:p>20014616</text:p>
          </table:table-cell>
          <table:table-cell table:formula="of:=[.C16]/2^20" office:value-type="float" office:value="19.0874252319336" calcext:value-type="float">
            <text:p>19.0874252319336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1968256" calcext:value-type="float">
            <text:p>21968256</text:p>
          </table:table-cell>
          <table:table-cell table:formula="of:=[.C17]/2^20" office:value-type="float" office:value="20.9505615234375" calcext:value-type="float">
            <text:p>20.950561523437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1665168" calcext:value-type="float">
            <text:p>21665168</text:p>
          </table:table-cell>
          <table:table-cell table:formula="of:=[.C18]/2^20" office:value-type="float" office:value="20.6615142822266" calcext:value-type="float">
            <text:p>20.6615142822266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0010432" calcext:value-type="float">
            <text:p>20010432</text:p>
          </table:table-cell>
          <table:table-cell table:formula="of:=[.C19]/2^20" office:value-type="float" office:value="19.0834350585937" calcext:value-type="float">
            <text:p>19.083435058593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31342968" calcext:value-type="float">
            <text:p>231342968</text:p>
          </table:table-cell>
          <table:table-cell table:formula="of:=[.C20]/2^20" office:value-type="float" office:value="220.625846862793" calcext:value-type="float">
            <text:p>220.62584686279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8312992" calcext:value-type="float">
            <text:p>28312992</text:p>
          </table:table-cell>
          <table:table-cell table:formula="of:=[.C23]/2^20" office:value-type="float" office:value="27.0013732910156" calcext:value-type="float">
            <text:p>27.0013732910156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1469440" calcext:value-type="float">
            <text:p>21469440</text:p>
          </table:table-cell>
          <table:table-cell table:formula="of:=[.C24]/2^20" office:value-type="float" office:value="20.474853515625" calcext:value-type="float">
            <text:p>20.47485351562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7606500" calcext:value-type="float">
            <text:p>27606500</text:p>
          </table:table-cell>
          <table:table-cell table:formula="of:=[.C25]/2^20" office:value-type="float" office:value="26.3276100158691" calcext:value-type="float">
            <text:p>26.3276100158691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6465920" calcext:value-type="float">
            <text:p>26465920</text:p>
          </table:table-cell>
          <table:table-cell table:formula="of:=[.C26]/2^20" office:value-type="float" office:value="25.2398681640625" calcext:value-type="float">
            <text:p>25.239868164062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2006324" calcext:value-type="float">
            <text:p>22006324</text:p>
          </table:table-cell>
          <table:table-cell table:formula="of:=[.C27]/2^20" office:value-type="float" office:value="20.9868659973145" calcext:value-type="float">
            <text:p>20.9868659973145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8635092" calcext:value-type="float">
            <text:p>28635092</text:p>
          </table:table-cell>
          <table:table-cell table:formula="of:=[.C28]/2^20" office:value-type="float" office:value="27.3085517883301" calcext:value-type="float">
            <text:p>27.3085517883301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5411516" calcext:value-type="float">
            <text:p>25411516</text:p>
          </table:table-cell>
          <table:table-cell table:formula="of:=[.C29]/2^20" office:value-type="float" office:value="24.2343101501465" calcext:value-type="float">
            <text:p>24.2343101501465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6083028" calcext:value-type="float">
            <text:p>26083028</text:p>
          </table:table-cell>
          <table:table-cell table:formula="of:=[.C30]/2^20" office:value-type="float" office:value="24.8747138977051" calcext:value-type="float">
            <text:p>24.874713897705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2324012" calcext:value-type="float">
            <text:p>22324012</text:p>
          </table:table-cell>
          <table:table-cell table:formula="of:=[.C31]/2^20" office:value-type="float" office:value="21.2898368835449" calcext:value-type="float">
            <text:p>21.2898368835449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6920364" calcext:value-type="float">
            <text:p>26920364</text:p>
          </table:table-cell>
          <table:table-cell table:formula="of:=[.C32]/2^20" office:value-type="float" office:value="25.6732597351074" calcext:value-type="float">
            <text:p>25.6732597351074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23990460" calcext:value-type="float">
            <text:p>23990460</text:p>
          </table:table-cell>
          <table:table-cell table:formula="of:=[.C33]/2^20" office:value-type="float" office:value="22.8790855407715" calcext:value-type="float">
            <text:p>22.8790855407715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2659660" calcext:value-type="float">
            <text:p>22659660</text:p>
          </table:table-cell>
          <table:table-cell table:formula="of:=[.C34]/2^20" office:value-type="float" office:value="21.609935760498" calcext:value-type="float">
            <text:p>21.60993576049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28082692" calcext:value-type="float">
            <text:p>28082692</text:p>
          </table:table-cell>
          <table:table-cell table:formula="of:=[.C35]/2^20" office:value-type="float" office:value="26.7817420959473" calcext:value-type="float">
            <text:p>26.7817420959473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23018112" calcext:value-type="float">
            <text:p>23018112</text:p>
          </table:table-cell>
          <table:table-cell table:formula="of:=[.C36]/2^20" office:value-type="float" office:value="21.9517822265625" calcext:value-type="float">
            <text:p>21.9517822265625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5391768" calcext:value-type="float">
            <text:p>25391768</text:p>
          </table:table-cell>
          <table:table-cell table:formula="of:=[.C37]/2^20" office:value-type="float" office:value="24.2154769897461" calcext:value-type="float">
            <text:p>24.2154769897461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21516204" calcext:value-type="float">
            <text:p>21516204</text:p>
          </table:table-cell>
          <table:table-cell table:formula="of:=[.C38]/2^20" office:value-type="float" office:value="20.5194511413574" calcext:value-type="float">
            <text:p>20.5194511413574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0481996" calcext:value-type="float">
            <text:p>20481996</text:p>
          </table:table-cell>
          <table:table-cell table:formula="of:=[.C39]/2^20" office:value-type="float" office:value="19.5331535339355" calcext:value-type="float">
            <text:p>19.5331535339355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8758708" calcext:value-type="float">
            <text:p>28758708</text:p>
          </table:table-cell>
          <table:table-cell table:formula="of:=[.C40]/2^20" office:value-type="float" office:value="27.426441192627" calcext:value-type="float">
            <text:p>27.426441192627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8438368" calcext:value-type="float">
            <text:p>28438368</text:p>
          </table:table-cell>
          <table:table-cell table:formula="of:=[.C41]/2^20" office:value-type="float" office:value="27.1209411621094" calcext:value-type="float">
            <text:p>27.1209411621094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8377248" calcext:value-type="float">
            <text:p>28377248</text:p>
          </table:table-cell>
          <table:table-cell table:formula="of:=[.C42]/2^20" office:value-type="float" office:value="27.0626525878906" calcext:value-type="float">
            <text:p>27.062652587890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505950404" calcext:value-type="float">
            <text:p>505950404</text:p>
          </table:table-cell>
          <table:table-cell table:formula="of:=[.C43]/2^20" office:value-type="float" office:value="482.511905670166" calcext:value-type="float">
            <text:p>482.51190567016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24708212" calcext:value-type="float">
            <text:p>24708212</text:p>
          </table:table-cell>
          <table:table-cell table:formula="of:=[.C46]/2^20" office:value-type="float" office:value="23.5635871887207" calcext:value-type="float">
            <text:p>23.563587188720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4348916" calcext:value-type="float">
            <text:p>24348916</text:p>
          </table:table-cell>
          <table:table-cell table:formula="of:=[.C47]/2^20" office:value-type="float" office:value="23.2209358215332" calcext:value-type="float">
            <text:p>23.220935821533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4556448" calcext:value-type="float">
            <text:p>24556448</text:p>
          </table:table-cell>
          <table:table-cell table:formula="of:=[.C48]/2^20" office:value-type="float" office:value="23.4188537597656" calcext:value-type="float">
            <text:p>23.418853759765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4304108" calcext:value-type="float">
            <text:p>24304108</text:p>
          </table:table-cell>
          <table:table-cell table:formula="of:=[.C49]/2^20" office:value-type="float" office:value="23.1782035827637" calcext:value-type="float">
            <text:p>23.178203582763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23411424" calcext:value-type="float">
            <text:p>23411424</text:p>
          </table:table-cell>
          <table:table-cell table:formula="of:=[.C50]/2^20" office:value-type="float" office:value="22.3268737792969" calcext:value-type="float">
            <text:p>22.3268737792969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7237192" calcext:value-type="float">
            <text:p>27237192</text:p>
          </table:table-cell>
          <table:table-cell table:formula="of:=[.C51]/2^20" office:value-type="float" office:value="25.9754104614258" calcext:value-type="float">
            <text:p>25.975410461425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27619680" calcext:value-type="float">
            <text:p>27619680</text:p>
          </table:table-cell>
          <table:table-cell table:formula="of:=[.C52]/2^20" office:value-type="float" office:value="26.3401794433594" calcext:value-type="float">
            <text:p>26.340179443359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24383224" calcext:value-type="float">
            <text:p>24383224</text:p>
          </table:table-cell>
          <table:table-cell table:formula="of:=[.C53]/2^20" office:value-type="float" office:value="23.2536544799805" calcext:value-type="float">
            <text:p>23.2536544799805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1855040" calcext:value-type="float">
            <text:p>21855040</text:p>
          </table:table-cell>
          <table:table-cell table:formula="of:=[.C54]/2^20" office:value-type="float" office:value="20.8425903320312" calcext:value-type="float">
            <text:p>20.8425903320312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9689920" calcext:value-type="float">
            <text:p>29689920</text:p>
          </table:table-cell>
          <table:table-cell table:formula="of:=[.C55]/2^20" office:value-type="float" office:value="28.3145141601562" calcext:value-type="float">
            <text:p>28.3145141601562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20259632" calcext:value-type="float">
            <text:p>20259632</text:p>
          </table:table-cell>
          <table:table-cell table:formula="of:=[.C56]/2^20" office:value-type="float" office:value="19.3210906982422" calcext:value-type="float">
            <text:p>19.3210906982422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21821696" calcext:value-type="float">
            <text:p>21821696</text:p>
          </table:table-cell>
          <table:table-cell table:formula="of:=[.C57]/2^20" office:value-type="float" office:value="20.810791015625" calcext:value-type="float">
            <text:p>20.810791015625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24885908" calcext:value-type="float">
            <text:p>24885908</text:p>
          </table:table-cell>
          <table:table-cell table:formula="of:=[.C58]/2^20" office:value-type="float" office:value="23.7330513000488" calcext:value-type="float">
            <text:p>23.7330513000488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24475276" calcext:value-type="float">
            <text:p>24475276</text:p>
          </table:table-cell>
          <table:table-cell table:formula="of:=[.C59]/2^20" office:value-type="float" office:value="23.3414421081543" calcext:value-type="float">
            <text:p>23.3414421081543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2153004" calcext:value-type="float">
            <text:p>22153004</text:p>
          </table:table-cell>
          <table:table-cell table:formula="of:=[.C60]/2^20" office:value-type="float" office:value="21.1267509460449" calcext:value-type="float">
            <text:p>21.1267509460449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21049060" calcext:value-type="float">
            <text:p>21049060</text:p>
          </table:table-cell>
          <table:table-cell table:formula="of:=[.C61]/2^20" office:value-type="float" office:value="20.0739479064941" calcext:value-type="float">
            <text:p>20.0739479064941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23402140" calcext:value-type="float">
            <text:p>23402140</text:p>
          </table:table-cell>
          <table:table-cell table:formula="of:=[.C62]/2^20" office:value-type="float" office:value="22.3180198669434" calcext:value-type="float">
            <text:p>22.3180198669434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27641360" calcext:value-type="float">
            <text:p>27641360</text:p>
          </table:table-cell>
          <table:table-cell table:formula="of:=[.C63]/2^20" office:value-type="float" office:value="26.3608551025391" calcext:value-type="float">
            <text:p>26.3608551025391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21086216" calcext:value-type="float">
            <text:p>21086216</text:p>
          </table:table-cell>
          <table:table-cell table:formula="of:=[.C64]/2^20" office:value-type="float" office:value="20.1093826293945" calcext:value-type="float">
            <text:p>20.109382629394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21086216" calcext:value-type="float">
            <text:p>21086216</text:p>
          </table:table-cell>
          <table:table-cell table:formula="of:=[.C65]/2^20" office:value-type="float" office:value="20.1093826293945" calcext:value-type="float">
            <text:p>20.1093826293945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22774692" calcext:value-type="float">
            <text:p>22774692</text:p>
          </table:table-cell>
          <table:table-cell table:formula="of:=[.C66]/2^20" office:value-type="float" office:value="21.7196388244629" calcext:value-type="float">
            <text:p>21.7196388244629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21848432" calcext:value-type="float">
            <text:p>21848432</text:p>
          </table:table-cell>
          <table:table-cell table:formula="of:=[.C67]/2^20" office:value-type="float" office:value="20.8362884521484" calcext:value-type="float">
            <text:p>20.8362884521484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20618744" calcext:value-type="float">
            <text:p>20618744</text:p>
          </table:table-cell>
          <table:table-cell table:formula="of:=[.C68]/2^20" office:value-type="float" office:value="19.6635665893555" calcext:value-type="float">
            <text:p>19.6635665893555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22171072" calcext:value-type="float">
            <text:p>22171072</text:p>
          </table:table-cell>
          <table:table-cell table:formula="of:=[.C69]/2^20" office:value-type="float" office:value="21.1439819335938" calcext:value-type="float">
            <text:p>21.1439819335938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27970264" calcext:value-type="float">
            <text:p>27970264</text:p>
          </table:table-cell>
          <table:table-cell table:formula="of:=[.C70]/2^20" office:value-type="float" office:value="26.6745223999023" calcext:value-type="float">
            <text:p>26.6745223999023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20899584" calcext:value-type="float">
            <text:p>20899584</text:p>
          </table:table-cell>
          <table:table-cell table:formula="of:=[.C71]/2^20" office:value-type="float" office:value="19.931396484375" calcext:value-type="float">
            <text:p>19.931396484375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23209304" calcext:value-type="float">
            <text:p>23209304</text:p>
          </table:table-cell>
          <table:table-cell table:formula="of:=[.C72]/2^20" office:value-type="float" office:value="22.1341171264648" calcext:value-type="float">
            <text:p>22.1341171264648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23563356" calcext:value-type="float">
            <text:p>23563356</text:p>
          </table:table-cell>
          <table:table-cell table:formula="of:=[.C73]/2^20" office:value-type="float" office:value="22.4717674255371" calcext:value-type="float">
            <text:p>22.4717674255371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23282412" calcext:value-type="float">
            <text:p>23282412</text:p>
          </table:table-cell>
          <table:table-cell table:formula="of:=[.C74]/2^20" office:value-type="float" office:value="22.2038383483887" calcext:value-type="float">
            <text:p>22.2038383483887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21078892" calcext:value-type="float">
            <text:p>21078892</text:p>
          </table:table-cell>
          <table:table-cell table:formula="of:=[.C75]/2^20" office:value-type="float" office:value="20.1023979187012" calcext:value-type="float">
            <text:p>20.1023979187012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23406736" calcext:value-type="float">
            <text:p>23406736</text:p>
          </table:table-cell>
          <table:table-cell table:formula="of:=[.C76]/2^20" office:value-type="float" office:value="22.3224029541016" calcext:value-type="float">
            <text:p>22.3224029541016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23307996" calcext:value-type="float">
            <text:p>23307996</text:p>
          </table:table-cell>
          <table:table-cell table:formula="of:=[.C77]/2^20" office:value-type="float" office:value="22.2282371520996" calcext:value-type="float">
            <text:p>22.2282371520996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21292136" calcext:value-type="float">
            <text:p>21292136</text:p>
          </table:table-cell>
          <table:table-cell table:formula="of:=[.C78]/2^20" office:value-type="float" office:value="20.3057632446289" calcext:value-type="float">
            <text:p>20.3057632446289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22887384" calcext:value-type="float">
            <text:p>22887384</text:p>
          </table:table-cell>
          <table:table-cell table:formula="of:=[.C79]/2^20" office:value-type="float" office:value="21.8271102905273" calcext:value-type="float">
            <text:p>21.8271102905273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23664292" calcext:value-type="float">
            <text:p>23664292</text:p>
          </table:table-cell>
          <table:table-cell table:formula="of:=[.C80]/2^20" office:value-type="float" office:value="22.5680274963379" calcext:value-type="float">
            <text:p>22.5680274963379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20351484" calcext:value-type="float">
            <text:p>20351484</text:p>
          </table:table-cell>
          <table:table-cell table:formula="of:=[.C81]/2^20" office:value-type="float" office:value="19.4086875915527" calcext:value-type="float">
            <text:p>19.4086875915527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17864680" calcext:value-type="float">
            <text:p>17864680</text:p>
          </table:table-cell>
          <table:table-cell table:formula="of:=[.C82]/2^20" office:value-type="float" office:value="17.0370864868164" calcext:value-type="float">
            <text:p>17.0370864868164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21829800" calcext:value-type="float">
            <text:p>21829800</text:p>
          </table:table-cell>
          <table:table-cell table:formula="of:=[.C83]/2^20" office:value-type="float" office:value="20.8185195922852" calcext:value-type="float">
            <text:p>20.8185195922852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21976892" calcext:value-type="float">
            <text:p>21976892</text:p>
          </table:table-cell>
          <table:table-cell table:formula="of:=[.C84]/2^20" office:value-type="float" office:value="20.958797454834" calcext:value-type="float">
            <text:p>20.958797454834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21525756" calcext:value-type="float">
            <text:p>21525756</text:p>
          </table:table-cell>
          <table:table-cell table:formula="of:=[.C85]/2^20" office:value-type="float" office:value="20.5285606384277" calcext:value-type="float">
            <text:p>20.528560638427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925498580" calcext:value-type="float">
            <text:p>925498580</text:p>
          </table:table-cell>
          <table:table-cell table:formula="of:=[.C86]/2^20" office:value-type="float" office:value="882.624225616455" calcext:value-type="float">
            <text:p>882.624225616455</text:p>
          </table:table-cell>
        </table:table-row>
      </table:table>
      <table:table table:name="BBR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crescentando o erro 0,00001/Bit (30min)/5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6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408128" calcext:value-type="float">
            <text:p>3408128</text:p>
          </table:table-cell>
          <table:table-cell table:formula="of:=[.C2]/2^20" office:value-type="float" office:value="3.250244140625" calcext:value-type="float">
            <text:p>3.250244140625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283524" calcext:value-type="float">
            <text:p>3283524</text:p>
          </table:table-cell>
          <table:table-cell table:formula="of:=[.C3]/2^20" office:value-type="float" office:value="3.13141250610352" calcext:value-type="float">
            <text:p>3.1314125061035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592244" calcext:value-type="float">
            <text:p>1592244</text:p>
          </table:table-cell>
          <table:table-cell table:formula="of:=[.C4]/2^20" office:value-type="float" office:value="1.51848220825195" calcext:value-type="float">
            <text:p>1.51848220825195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924316" calcext:value-type="float">
            <text:p>2924316</text:p>
          </table:table-cell>
          <table:table-cell table:formula="of:=[.C5]/2^20" office:value-type="float" office:value="2.78884506225586" calcext:value-type="float">
            <text:p>2.7888450622558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462212" calcext:value-type="float">
            <text:p>1462212</text:p>
          </table:table-cell>
          <table:table-cell table:formula="of:=[.C6]/2^20" office:value-type="float" office:value="1.39447402954102" calcext:value-type="float">
            <text:p>1.394474029541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:.C6])" office:value-type="float" office:value="12670424" calcext:value-type="float">
            <text:p>12670424</text:p>
          </table:table-cell>
          <table:table-cell table:formula="of:=[.C7]/2^20" office:value-type="float" office:value="12.0834579467773" calcext:value-type="float">
            <text:p>12.083457946777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1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4282476" calcext:value-type="float">
            <text:p>4282476</text:p>
          </table:table-cell>
          <table:table-cell table:formula="of:=[.C10]/2^20" office:value-type="float" office:value="4.08408737182617" calcext:value-type="float">
            <text:p>4.08408737182617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555308" calcext:value-type="float">
            <text:p>1555308</text:p>
          </table:table-cell>
          <table:table-cell table:formula="of:=[.C11]/2^20" office:value-type="float" office:value="1.48325729370117" calcext:value-type="float">
            <text:p>1.4832572937011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695400" calcext:value-type="float">
            <text:p>1695400</text:p>
          </table:table-cell>
          <table:table-cell table:formula="of:=[.C12]/2^20" office:value-type="float" office:value="1.61685943603516" calcext:value-type="float">
            <text:p>1.61685943603516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447092" calcext:value-type="float">
            <text:p>1447092</text:p>
          </table:table-cell>
          <table:table-cell table:formula="of:=[.C13]/2^20" office:value-type="float" office:value="1.38005447387695" calcext:value-type="float">
            <text:p>1.3800544738769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657432" calcext:value-type="float">
            <text:p>1657432</text:p>
          </table:table-cell>
          <table:table-cell table:formula="of:=[.C14]/2^20" office:value-type="float" office:value="1.58065032958984" calcext:value-type="float">
            <text:p>1.58065032958984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746068" calcext:value-type="float">
            <text:p>1746068</text:p>
          </table:table-cell>
          <table:table-cell table:formula="of:=[.C15]/2^20" office:value-type="float" office:value="1.66518020629883" calcext:value-type="float">
            <text:p>1.66518020629883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568484" calcext:value-type="float">
            <text:p>1568484</text:p>
          </table:table-cell>
          <table:table-cell table:formula="of:=[.C16]/2^20" office:value-type="float" office:value="1.49582290649414" calcext:value-type="float">
            <text:p>1.49582290649414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729700" calcext:value-type="float">
            <text:p>1729700</text:p>
          </table:table-cell>
          <table:table-cell table:formula="of:=[.C17]/2^20" office:value-type="float" office:value="1.64957046508789" calcext:value-type="float">
            <text:p>1.64957046508789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256956" calcext:value-type="float">
            <text:p>3256956</text:p>
          </table:table-cell>
          <table:table-cell table:formula="of:=[.C18]/2^20" office:value-type="float" office:value="3.10607528686523" calcext:value-type="float">
            <text:p>3.1060752868652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493964" calcext:value-type="float">
            <text:p>1493964</text:p>
          </table:table-cell>
          <table:table-cell table:formula="of:=[.C19]/2^20" office:value-type="float" office:value="1.42475509643555" calcext:value-type="float">
            <text:p>1.4247550964355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:.C19])" office:value-type="float" office:value="20432880" calcext:value-type="float">
            <text:p>20432880</text:p>
          </table:table-cell>
          <table:table-cell table:formula="of:=[.C20]/2^20" office:value-type="float" office:value="19.4863128662109" calcext:value-type="float">
            <text:p>19.486312866210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2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7248636" calcext:value-type="float">
            <text:p>7248636</text:p>
          </table:table-cell>
          <table:table-cell table:formula="of:=[.C23]/2^20" office:value-type="float" office:value="6.91283798217773" calcext:value-type="float">
            <text:p>6.9128379821777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3507948" calcext:value-type="float">
            <text:p>3507948</text:p>
          </table:table-cell>
          <table:table-cell table:formula="of:=[.C24]/2^20" office:value-type="float" office:value="3.34543991088867" calcext:value-type="float">
            <text:p>3.34543991088867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864956" calcext:value-type="float">
            <text:p>1864956</text:p>
          </table:table-cell>
          <table:table-cell table:formula="of:=[.C25]/2^20" office:value-type="float" office:value="1.77856063842773" calcext:value-type="float">
            <text:p>1.7785606384277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275188" calcext:value-type="float">
            <text:p>2275188</text:p>
          </table:table-cell>
          <table:table-cell table:formula="of:=[.C26]/2^20" office:value-type="float" office:value="2.1697883605957" calcext:value-type="float">
            <text:p>2.1697883605957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450256" calcext:value-type="float">
            <text:p>4450256</text:p>
          </table:table-cell>
          <table:table-cell table:formula="of:=[.C27]/2^20" office:value-type="float" office:value="4.24409484863281" calcext:value-type="float">
            <text:p>4.24409484863281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5771396" calcext:value-type="float">
            <text:p>5771396</text:p>
          </table:table-cell>
          <table:table-cell table:formula="of:=[.C28]/2^20" office:value-type="float" office:value="5.50403213500977" calcext:value-type="float">
            <text:p>5.50403213500977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3306372" calcext:value-type="float">
            <text:p>3306372</text:p>
          </table:table-cell>
          <table:table-cell table:formula="of:=[.C29]/2^20" office:value-type="float" office:value="3.15320205688477" calcext:value-type="float">
            <text:p>3.15320205688477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4767444" calcext:value-type="float">
            <text:p>4767444</text:p>
          </table:table-cell>
          <table:table-cell table:formula="of:=[.C30]/2^20" office:value-type="float" office:value="4.54658889770508" calcext:value-type="float">
            <text:p>4.54658889770508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587940" calcext:value-type="float">
            <text:p>1587940</text:p>
          </table:table-cell>
          <table:table-cell table:formula="of:=[.C31]/2^20" office:value-type="float" office:value="1.51437759399414" calcext:value-type="float">
            <text:p>1.51437759399414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64404" calcext:value-type="float">
            <text:p>1864404</text:p>
          </table:table-cell>
          <table:table-cell table:formula="of:=[.C32]/2^20" office:value-type="float" office:value="1.77803421020508" calcext:value-type="float">
            <text:p>1.77803421020508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2995748" calcext:value-type="float">
            <text:p>12995748</text:p>
          </table:table-cell>
          <table:table-cell table:formula="of:=[.C33]/2^20" office:value-type="float" office:value="12.3937110900879" calcext:value-type="float">
            <text:p>12.3937110900879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885396" calcext:value-type="float">
            <text:p>1885396</text:p>
          </table:table-cell>
          <table:table-cell table:formula="of:=[.C34]/2^20" office:value-type="float" office:value="1.79805374145508" calcext:value-type="float">
            <text:p>1.79805374145508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7564644" calcext:value-type="float">
            <text:p>7564644</text:p>
          </table:table-cell>
          <table:table-cell table:formula="of:=[.C35]/2^20" office:value-type="float" office:value="7.21420669555664" calcext:value-type="float">
            <text:p>7.21420669555664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2635076" calcext:value-type="float">
            <text:p>2635076</text:p>
          </table:table-cell>
          <table:table-cell table:formula="of:=[.C36]/2^20" office:value-type="float" office:value="2.51300430297852" calcext:value-type="float">
            <text:p>2.51300430297852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522084" calcext:value-type="float">
            <text:p>1522084</text:p>
          </table:table-cell>
          <table:table-cell table:formula="of:=[.C37]/2^20" office:value-type="float" office:value="1.45157241821289" calcext:value-type="float">
            <text:p>1.45157241821289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534788" calcext:value-type="float">
            <text:p>1534788</text:p>
          </table:table-cell>
          <table:table-cell table:formula="of:=[.C38]/2^20" office:value-type="float" office:value="1.46368789672852" calcext:value-type="float">
            <text:p>1.46368789672852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1658772" calcext:value-type="float">
            <text:p>1658772</text:p>
          </table:table-cell>
          <table:table-cell table:formula="of:=[.C39]/2^20" office:value-type="float" office:value="1.58192825317383" calcext:value-type="float">
            <text:p>1.58192825317383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8225856" calcext:value-type="float">
            <text:p>8225856</text:p>
          </table:table-cell>
          <table:table-cell table:formula="of:=[.C40]/2^20" office:value-type="float" office:value="7.84478759765625" calcext:value-type="float">
            <text:p>7.84478759765625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733492" calcext:value-type="float">
            <text:p>1733492</text:p>
          </table:table-cell>
          <table:table-cell table:formula="of:=[.C41]/2^20" office:value-type="float" office:value="1.6531867980957" calcext:value-type="float">
            <text:p>1.653186798095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4226148" calcext:value-type="float">
            <text:p>4226148</text:p>
          </table:table-cell>
          <table:table-cell table:formula="of:=[.C42]/2^20" office:value-type="float" office:value="4.03036880493164" calcext:value-type="float">
            <text:p>4.0303688049316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23:.C42])" office:value-type="float" office:value="80626544" calcext:value-type="float">
            <text:p>80626544</text:p>
          </table:table-cell>
          <table:table-cell table:formula="of:=[.C43]/2^20" office:value-type="float" office:value="76.8914642333984" calcext:value-type="float">
            <text:p>76.891464233398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rescentando o erro 0,00001/Bit (30min)/40Flux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41">
            <text:p>4</text:p>
            <text:p><text:span text:style-name="T1">Cwnd</text:span>=Cwnd+3</text:p>
            <text:p>Cwnd/Cwnd^0.25</text:p>
          </table:table-cell>
          <table:table-cell office:value-type="float" office:value="1" calcext:value-type="float">
            <text:p>1</text:p>
          </table:table-cell>
          <table:table-cell office:value-type="float" office:value="3341628" calcext:value-type="float">
            <text:p>3341628</text:p>
          </table:table-cell>
          <table:table-cell table:formula="of:=[.C46]/2^20" office:value-type="float" office:value="3.18682479858398" calcext:value-type="float">
            <text:p>3.18682479858398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460132" calcext:value-type="float">
            <text:p>2460132</text:p>
          </table:table-cell>
          <table:table-cell table:formula="of:=[.C47]/2^20" office:value-type="float" office:value="2.34616470336914" calcext:value-type="float">
            <text:p>2.34616470336914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68188" calcext:value-type="float">
            <text:p>1768188</text:p>
          </table:table-cell>
          <table:table-cell table:formula="of:=[.C48]/2^20" office:value-type="float" office:value="1.68627548217773" calcext:value-type="float">
            <text:p>1.6862754821777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825076" calcext:value-type="float">
            <text:p>1825076</text:p>
          </table:table-cell>
          <table:table-cell table:formula="of:=[.C49]/2^20" office:value-type="float" office:value="1.74052810668945" calcext:value-type="float">
            <text:p>1.7405281066894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674536" calcext:value-type="float">
            <text:p>1674536</text:p>
          </table:table-cell>
          <table:table-cell table:formula="of:=[.C50]/2^20" office:value-type="float" office:value="1.59696197509766" calcext:value-type="float">
            <text:p>1.59696197509766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683116" calcext:value-type="float">
            <text:p>1683116</text:p>
          </table:table-cell>
          <table:table-cell table:formula="of:=[.C51]/2^20" office:value-type="float" office:value="1.60514450073242" calcext:value-type="float">
            <text:p>1.60514450073242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1591484" calcext:value-type="float">
            <text:p>1591484</text:p>
          </table:table-cell>
          <table:table-cell table:formula="of:=[.C52]/2^20" office:value-type="float" office:value="1.51775741577148" calcext:value-type="float">
            <text:p>1.51775741577148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939688" calcext:value-type="float">
            <text:p>1939688</text:p>
          </table:table-cell>
          <table:table-cell table:formula="of:=[.C53]/2^20" office:value-type="float" office:value="1.84983062744141" calcext:value-type="float">
            <text:p>1.84983062744141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3720800" calcext:value-type="float">
            <text:p>3720800</text:p>
          </table:table-cell>
          <table:table-cell table:formula="of:=[.C54]/2^20" office:value-type="float" office:value="3.54843139648437" calcext:value-type="float">
            <text:p>3.5484313964843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9667836" calcext:value-type="float">
            <text:p>9667836</text:p>
          </table:table-cell>
          <table:table-cell table:formula="of:=[.C55]/2^20" office:value-type="float" office:value="9.21996688842773" calcext:value-type="float">
            <text:p>9.21996688842773</text:p>
          </table:table-cell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578908" calcext:value-type="float">
            <text:p>1578908</text:p>
          </table:table-cell>
          <table:table-cell table:formula="of:=[.C56]/2^20" office:value-type="float" office:value="1.50576400756836" calcext:value-type="float">
            <text:p>1.50576400756836</text:p>
          </table:table-cell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1504548" calcext:value-type="float">
            <text:p>1504548</text:p>
          </table:table-cell>
          <table:table-cell table:formula="of:=[.C57]/2^20" office:value-type="float" office:value="1.43484878540039" calcext:value-type="float">
            <text:p>1.43484878540039</text:p>
          </table:table-cell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2275668" calcext:value-type="float">
            <text:p>2275668</text:p>
          </table:table-cell>
          <table:table-cell table:formula="of:=[.C58]/2^20" office:value-type="float" office:value="2.17024612426758" calcext:value-type="float">
            <text:p>2.17024612426758</text:p>
          </table:table-cell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7780132" calcext:value-type="float">
            <text:p>7780132</text:p>
          </table:table-cell>
          <table:table-cell table:formula="of:=[.C59]/2^20" office:value-type="float" office:value="7.41971206665039" calcext:value-type="float">
            <text:p>7.41971206665039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40908" calcext:value-type="float">
            <text:p>1840908</text:p>
          </table:table-cell>
          <table:table-cell table:formula="of:=[.C60]/2^20" office:value-type="float" office:value="1.7556266784668" calcext:value-type="float">
            <text:p>1.7556266784668</text:p>
          </table:table-cell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1529244" calcext:value-type="float">
            <text:p>1529244</text:p>
          </table:table-cell>
          <table:table-cell table:formula="of:=[.C61]/2^20" office:value-type="float" office:value="1.45840072631836" calcext:value-type="float">
            <text:p>1.45840072631836</text:p>
          </table:table-cell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5176540" calcext:value-type="float">
            <text:p>5176540</text:p>
          </table:table-cell>
          <table:table-cell table:formula="of:=[.C62]/2^20" office:value-type="float" office:value="4.93673324584961" calcext:value-type="float">
            <text:p>4.93673324584961</text:p>
          </table:table-cell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1825516" calcext:value-type="float">
            <text:p>1825516</text:p>
          </table:table-cell>
          <table:table-cell table:formula="of:=[.C63]/2^20" office:value-type="float" office:value="1.74094772338867" calcext:value-type="float">
            <text:p>1.74094772338867</text:p>
          </table:table-cell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1847660" calcext:value-type="float">
            <text:p>1847660</text:p>
          </table:table-cell>
          <table:table-cell table:formula="of:=[.C64]/2^20" office:value-type="float" office:value="1.76206588745117" calcext:value-type="float">
            <text:p>1.76206588745117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576044" calcext:value-type="float">
            <text:p>1576044</text:p>
          </table:table-cell>
          <table:table-cell table:formula="of:=[.C65]/2^20" office:value-type="float" office:value="1.50303268432617" calcext:value-type="float">
            <text:p>1.50303268432617</text:p>
          </table:table-cell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2159288" calcext:value-type="float">
            <text:p>2159288</text:p>
          </table:table-cell>
          <table:table-cell table:formula="of:=[.C66]/2^20" office:value-type="float" office:value="2.05925750732422" calcext:value-type="float">
            <text:p>2.05925750732422</text:p>
          </table:table-cell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1445580" calcext:value-type="float">
            <text:p>1445580</text:p>
          </table:table-cell>
          <table:table-cell table:formula="of:=[.C67]/2^20" office:value-type="float" office:value="1.37861251831055" calcext:value-type="float">
            <text:p>1.37861251831055</text:p>
          </table:table-cell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1954552" calcext:value-type="float">
            <text:p>1954552</text:p>
          </table:table-cell>
          <table:table-cell table:formula="of:=[.C68]/2^20" office:value-type="float" office:value="1.86400604248047" calcext:value-type="float">
            <text:p>1.86400604248047</text:p>
          </table:table-cell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1848476" calcext:value-type="float">
            <text:p>1848476</text:p>
          </table:table-cell>
          <table:table-cell table:formula="of:=[.C69]/2^20" office:value-type="float" office:value="1.76284408569336" calcext:value-type="float">
            <text:p>1.76284408569336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513984" calcext:value-type="float">
            <text:p>1513984</text:p>
          </table:table-cell>
          <table:table-cell table:formula="of:=[.C70]/2^20" office:value-type="float" office:value="1.44384765625" calcext:value-type="float">
            <text:p>1.44384765625</text:p>
          </table:table-cell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2166916" calcext:value-type="float">
            <text:p>2166916</text:p>
          </table:table-cell>
          <table:table-cell table:formula="of:=[.C71]/2^20" office:value-type="float" office:value="2.06653213500977" calcext:value-type="float">
            <text:p>2.06653213500977</text:p>
          </table:table-cell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3823956" calcext:value-type="float">
            <text:p>3823956</text:p>
          </table:table-cell>
          <table:table-cell table:formula="of:=[.C72]/2^20" office:value-type="float" office:value="3.64680862426758" calcext:value-type="float">
            <text:p>3.64680862426758</text:p>
          </table:table-cell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1633068" calcext:value-type="float">
            <text:p>1633068</text:p>
          </table:table-cell>
          <table:table-cell table:formula="of:=[.C73]/2^20" office:value-type="float" office:value="1.55741500854492" calcext:value-type="float">
            <text:p>1.55741500854492</text:p>
          </table:table-cell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1913840" calcext:value-type="float">
            <text:p>1913840</text:p>
          </table:table-cell>
          <table:table-cell table:formula="of:=[.C74]/2^20" office:value-type="float" office:value="1.82518005371094" calcext:value-type="float">
            <text:p>1.82518005371094</text:p>
          </table:table-cell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27313360" calcext:value-type="float">
            <text:p>27313360</text:p>
          </table:table-cell>
          <table:table-cell table:formula="of:=[.C75]/2^20" office:value-type="float" office:value="26.0480499267578" calcext:value-type="float">
            <text:p>26.0480499267578</text:p>
          </table:table-cell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1669360" calcext:value-type="float">
            <text:p>1669360</text:p>
          </table:table-cell>
          <table:table-cell table:formula="of:=[.C76]/2^20" office:value-type="float" office:value="1.59202575683594" calcext:value-type="float">
            <text:p>1.59202575683594</text:p>
          </table:table-cell>
        </table:table-row>
        <table:table-row table:style-name="ro1">
          <table:covered-table-cell/>
          <table:table-cell office:value-type="float" office:value="32" calcext:value-type="float">
            <text:p>32</text:p>
          </table:table-cell>
          <table:table-cell office:value-type="float" office:value="1467160" calcext:value-type="float">
            <text:p>1467160</text:p>
          </table:table-cell>
          <table:table-cell table:formula="of:=[.C77]/2^20" office:value-type="float" office:value="1.39919281005859" calcext:value-type="float">
            <text:p>1.39919281005859</text:p>
          </table:table-cell>
        </table:table-row>
        <table:table-row table:style-name="ro1">
          <table:covered-table-cell/>
          <table:table-cell office:value-type="float" office:value="33" calcext:value-type="float">
            <text:p>33</text:p>
          </table:table-cell>
          <table:table-cell office:value-type="float" office:value="2887312" calcext:value-type="float">
            <text:p>2887312</text:p>
          </table:table-cell>
          <table:table-cell table:formula="of:=[.C78]/2^20" office:value-type="float" office:value="2.75355529785156" calcext:value-type="float">
            <text:p>2.75355529785156</text:p>
          </table:table-cell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1405580" calcext:value-type="float">
            <text:p>1405580</text:p>
          </table:table-cell>
          <table:table-cell table:formula="of:=[.C79]/2^20" office:value-type="float" office:value="1.3404655456543" calcext:value-type="float">
            <text:p>1.3404655456543</text:p>
          </table:table-cell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1557468" calcext:value-type="float">
            <text:p>1557468</text:p>
          </table:table-cell>
          <table:table-cell table:formula="of:=[.C80]/2^20" office:value-type="float" office:value="1.48531723022461" calcext:value-type="float">
            <text:p>1.48531723022461</text:p>
          </table:table-cell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1330100" calcext:value-type="float">
            <text:p>1330100</text:p>
          </table:table-cell>
          <table:table-cell table:formula="of:=[.C81]/2^20" office:value-type="float" office:value="1.26848220825195" calcext:value-type="float">
            <text:p>1.26848220825195</text:p>
          </table:table-cell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1717212" calcext:value-type="float">
            <text:p>1717212</text:p>
          </table:table-cell>
          <table:table-cell table:formula="of:=[.C82]/2^20" office:value-type="float" office:value="1.63766098022461" calcext:value-type="float">
            <text:p>1.63766098022461</text:p>
          </table:table-cell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1501876" calcext:value-type="float">
            <text:p>1501876</text:p>
          </table:table-cell>
          <table:table-cell table:formula="of:=[.C83]/2^20" office:value-type="float" office:value="1.43230056762695" calcext:value-type="float">
            <text:p>1.43230056762695</text:p>
          </table:table-cell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1234992" calcext:value-type="float">
            <text:p>1234992</text:p>
          </table:table-cell>
          <table:table-cell table:formula="of:=[.C84]/2^20" office:value-type="float" office:value="1.17778015136719" calcext:value-type="float">
            <text:p>1.17778015136719</text:p>
          </table:table-cell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3170144" calcext:value-type="float">
            <text:p>3170144</text:p>
          </table:table-cell>
          <table:table-cell table:formula="of:=[.C85]/2^20" office:value-type="float" office:value="3.02328491210937" calcext:value-type="float">
            <text:p>3.0232849121093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46:.C85])" office:value-type="float" office:value="120321876" calcext:value-type="float">
            <text:p>120321876</text:p>
          </table:table-cell>
          <table:table-cell table:formula="of:=[.C86]/2^20" office:value-type="float" office:value="114.747882843018" calcext:value-type="float">
            <text:p>114.747882843018</text:p>
          </table:table-cell>
        </table:table-row>
      </table:table>
      <table:table table:name="Consolidacao_5Fluxos" table:style-name="ta1">
        <table:shapes>
          <draw:frame draw:z-index="0" draw:style-name="gr1" draw:text-style-name="P1" svg:width="6.2988in" svg:height="3.5429in" svg:x="6.639in" svg:y="0in">
            <draw:object draw:notify-on-update-of-ranges="Consolidacao_5Fluxos.A2:Consolidacao_5Fluxos.A8 Consolidacao_5Fluxos.B1:Consolidacao_5Fluxos.B1 Consolidacao_5Fluxos.B2:Consolidacao_5Fluxos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otal Tx</text:p>
          </table:table-cell>
          <table:table-cell office:value-type="string" calcext:value-type="string">
            <text:p>Throughput Med</text:p>
          </table:table-cell>
          <table:table-cell office:value-type="string" calcext:value-type="string">
            <text:p>Thrpughput Nor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7]" office:value-type="float" office:value="635.642024993896" calcext:value-type="float">
            <text:p>635.642024993896</text:p>
          </table:table-cell>
          <table:table-cell table:formula="of:=[.B2]/1800" office:value-type="float" office:value="0.353134458329942" calcext:value-type="float">
            <text:p>0.353134458329942</text:p>
          </table:table-cell>
          <table:table-cell table:formula="of:=[.C2]/[.E12]" office:value-type="float" office:value="0.0370292020697985" calcext:value-type="float">
            <text:p>0.037029202069798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7]" office:value-type="float" office:value="142.08081817627" calcext:value-type="float">
            <text:p>142.08081817627</text:p>
          </table:table-cell>
          <table:table-cell table:formula="of:=[.B3]/1800" office:value-type="float" office:value="0.0789337878757053" calcext:value-type="float">
            <text:p>0.0789337878757053</text:p>
          </table:table-cell>
          <table:table-cell table:formula="of:=[.C3]/[.E12]" office:value-type="float" office:value="0.0082768903244588" calcext:value-type="float">
            <text:p>0.00827689032445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as++CNN13</text:p>
          </table:table-cell>
          <table:table-cell table:formula="of:=[$VegasPlusPlus_CNN_ACK_RTT.D7]" office:value-type="float" office:value="441.393291473389" calcext:value-type="float">
            <text:p>441.393291473389</text:p>
          </table:table-cell>
          <table:table-cell table:formula="of:=[.B4]/1800" office:value-type="float" office:value="0.245218495262994" calcext:value-type="float">
            <text:p>0.245218495262994</text:p>
          </table:table-cell>
          <table:table-cell table:formula="of:=[.C4]/[.E12]" office:value-type="float" office:value="0.0257132800216891" calcext:value-type="float">
            <text:p>0.02571328002168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7]" office:value-type="float" office:value="50.9130821228027" calcext:value-type="float">
            <text:p>50.9130821228027</text:p>
          </table:table-cell>
          <table:table-cell table:formula="of:=[.B5]/1800" office:value-type="float" office:value="0.0282850456237793" calcext:value-type="float">
            <text:p>0.0282850456237793</text:p>
          </table:table-cell>
          <table:table-cell table:formula="of:=[.C5]/[.E12]" office:value-type="float" office:value="0.00296593165931659" calcext:value-type="float">
            <text:p>0.002965931659316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7]" office:value-type="float" office:value="51.6311759948731" calcext:value-type="float">
            <text:p>51.6311759948731</text:p>
          </table:table-cell>
          <table:table-cell table:formula="of:=[.B6]/1800" office:value-type="float" office:value="0.0286839866638184" calcext:value-type="float">
            <text:p>0.0286839866638184</text:p>
          </table:table-cell>
          <table:table-cell table:formula="of:=[.C6]/[.E12]" office:value-type="float" office:value="0.00300776407764078" calcext:value-type="float">
            <text:p>0.003007764077640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7]" office:value-type="float" office:value="111.67537689209" calcext:value-type="float">
            <text:p>111.67537689209</text:p>
          </table:table-cell>
          <table:table-cell table:formula="of:=[.B7]/1800" office:value-type="float" office:value="0.062041876051161" calcext:value-type="float">
            <text:p>0.062041876051161</text:p>
          </table:table-cell>
          <table:table-cell table:formula="of:=[.C7]/[.E12]" office:value-type="float" office:value="0.00650562727849501" calcext:value-type="float">
            <text:p>0.006505627278495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br</text:p>
          </table:table-cell>
          <table:table-cell table:formula="of:=[$BBR.D7]" office:value-type="float" office:value="12.0834579467773" calcext:value-type="float">
            <text:p>12.0834579467773</text:p>
          </table:table-cell>
          <table:table-cell table:formula="of:=[.B8]/1800" office:value-type="float" office:value="0.00671303219265408" calcext:value-type="float">
            <text:p>0.00671303219265408</text:p>
          </table:table-cell>
          <table:table-cell table:formula="of:=[.C8]/[.E12]" office:value-type="float" office:value="0.000703919483639281" calcext:value-type="float">
            <text:p>0.00070391948363928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Bottle neck(b/s)</text:p>
          </table:table-cell>
          <table:table-cell table:style-name="ce2" office:value-type="string" calcext:value-type="string">
            <text:p>tempo sim(s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Dados</text:p>
            <text:p> Bruto(MB)</text:p>
          </table:table-cell>
          <table:table-cell table:style-name="ce2" office:value-type="string" calcext:value-type="string">
            <text:p>Throuhput Max</text:p>
            <text:p>(MB/s)</text:p>
          </table:table-cell>
          <table:table-cell table:style-name="ce2" table:number-columns-repeated="1019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00" calcext:value-type="float">
            <text:p>1800</text:p>
          </table:table-cell>
          <table:table-cell office:value-type="float" office:value="0.00001" calcext:value-type="float">
            <text:p>0.00001</text:p>
          </table:table-cell>
          <table:table-cell table:formula="of:=([.A12]*[.B12]-[.C12]*[.B12]*[.A12])/2^20" office:value-type="float" office:value="17165.9660339355" calcext:value-type="float">
            <text:p>17165.9660339355</text:p>
          </table:table-cell>
          <table:table-cell table:formula="of:=[.D12]/[.B12]" office:value-type="float" office:value="9.53664779663086" calcext:value-type="float">
            <text:p>9.53664779663086</text:p>
          </table:table-cell>
          <table:table-cell table:number-columns-repeated="1019"/>
        </table:table-row>
      </table:table>
      <table:table table:name="Consolidacao_10Fluxos" table:style-name="ta1">
        <table:shapes>
          <draw:frame draw:z-index="0" draw:style-name="gr1" draw:text-style-name="P1" svg:width="5.587in" svg:height="3.5429in" svg:x="7.7461in" svg:y="0in">
            <draw:object draw:notify-on-update-of-ranges="Consolidacao_10Fluxos.A2:Consolidacao_10Fluxos.A8 Consolidacao_10Fluxos.B1:Consolidacao_10Fluxos.B1 Consolidacao_10Fluxos.B2:Consolidacao_10Fluxos.B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otal Tx</text:p>
          </table:table-cell>
          <table:table-cell office:value-type="string" calcext:value-type="string">
            <text:p>Throughput Med</text:p>
          </table:table-cell>
          <table:table-cell office:value-type="string" calcext:value-type="string">
            <text:p>Throughput Norm</text:p>
          </table:table-cell>
          <table:table-cell/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20]" office:value-type="float" office:value="1038.70539093018" calcext:value-type="float">
            <text:p>1038.70539093018</text:p>
          </table:table-cell>
          <table:table-cell table:formula="of:=[.B2]/1800" office:value-type="float" office:value="0.577058550516764" calcext:value-type="float">
            <text:p>0.577058550516764</text:p>
          </table:table-cell>
          <table:table-cell table:formula="of:=[.C2]/[.E12]" office:value-type="float" office:value="0.0605095797624643" calcext:value-type="float">
            <text:p>0.0605095797624643</text:p>
          </table:table-cell>
          <table:table-cell/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20]" office:value-type="float" office:value="267.085773468018" calcext:value-type="float">
            <text:p>267.085773468018</text:p>
          </table:table-cell>
          <table:table-cell table:formula="of:=[.B3]/1800" office:value-type="float" office:value="0.14838098526001" calcext:value-type="float">
            <text:p>0.14838098526001</text:p>
          </table:table-cell>
          <table:table-cell table:formula="of:=[.C3]/[.E12]" office:value-type="float" office:value="0.0155590295902959" calcext:value-type="float">
            <text:p>0.0155590295902959</text:p>
          </table:table-cell>
          <table:table-cell/>
        </table:table-row>
        <table:table-row table:style-name="ro1">
          <table:table-cell office:value-type="string" calcext:value-type="string">
            <text:p>Vegas++CNN13</text:p>
          </table:table-cell>
          <table:table-cell table:formula="of:=[$VegasPlusPlus_CNN_ACK_RTT.D20]" office:value-type="float" office:value="855.667507171631" calcext:value-type="float">
            <text:p>855.667507171631</text:p>
          </table:table-cell>
          <table:table-cell table:formula="of:=[.B4]/1800" office:value-type="float" office:value="0.475370837317573" calcext:value-type="float">
            <text:p>0.475370837317573</text:p>
          </table:table-cell>
          <table:table-cell table:formula="of:=[.C4]/[.E12]" office:value-type="float" office:value="0.0498467435785469" calcext:value-type="float">
            <text:p>0.0498467435785469</text:p>
          </table:table-cell>
          <table:table-cell/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20]" office:value-type="float" office:value="99.357536315918" calcext:value-type="float">
            <text:p>99.357536315918</text:p>
          </table:table-cell>
          <table:table-cell table:formula="of:=[.B5]/1800" office:value-type="float" office:value="0.0551986312866211" calcext:value-type="float">
            <text:p>0.0551986312866211</text:p>
          </table:table-cell>
          <table:table-cell table:formula="of:=[.C5]/[.E12]" office:value-type="float" office:value="0.00578805388053881" calcext:value-type="float">
            <text:p>0.00578805388053881</text:p>
          </table:table-cell>
          <table:table-cell/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20]" office:value-type="float" office:value="100.773536682129" calcext:value-type="float">
            <text:p>100.773536682129</text:p>
          </table:table-cell>
          <table:table-cell table:formula="of:=[.B6]/1800" office:value-type="float" office:value="0.0559852981567383" calcext:value-type="float">
            <text:p>0.0559852981567383</text:p>
          </table:table-cell>
          <table:table-cell table:formula="of:=[.C6]/[.E12]" office:value-type="float" office:value="0.00587054270542705" calcext:value-type="float">
            <text:p>0.00587054270542705</text:p>
          </table:table-cell>
          <table:table-cell/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20]" office:value-type="float" office:value="220.625846862793" calcext:value-type="float">
            <text:p>220.625846862793</text:p>
          </table:table-cell>
          <table:table-cell table:formula="of:=[.B7]/1800" office:value-type="float" office:value="0.122569914923774" calcext:value-type="float">
            <text:p>0.122569914923774</text:p>
          </table:table-cell>
          <table:table-cell table:formula="of:=[.C7]/[.E12]" office:value-type="float" office:value="0.0128525156362675" calcext:value-type="float">
            <text:p>0.0128525156362675</text:p>
          </table:table-cell>
          <table:table-cell/>
        </table:table-row>
        <table:table-row table:style-name="ro1">
          <table:table-cell office:value-type="string" calcext:value-type="string">
            <text:p>Bbr</text:p>
          </table:table-cell>
          <table:table-cell table:formula="of:=[$BBR.D20]" office:value-type="float" office:value="19.4863128662109" calcext:value-type="float">
            <text:p>19.4863128662109</text:p>
          </table:table-cell>
          <table:table-cell table:formula="of:=[.B8]/1800" office:value-type="float" office:value="0.0108257293701172" calcext:value-type="float">
            <text:p>0.0108257293701172</text:p>
          </table:table-cell>
          <table:table-cell table:formula="of:=[.C8]/[.E12]" office:value-type="float" office:value="0.00113517135171352" calcext:value-type="float">
            <text:p>0.00113517135171352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2" office:value-type="string" calcext:value-type="string">
            <text:p>Bottle neck(b/s)</text:p>
          </table:table-cell>
          <table:table-cell table:style-name="ce2" office:value-type="string" calcext:value-type="string">
            <text:p>tempo sim(s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Dados</text:p>
            <text:p> Bruto(MB)</text:p>
          </table:table-cell>
          <table:table-cell table:style-name="ce2" office:value-type="string" calcext:value-type="string">
            <text:p>Throuhput Max</text:p>
            <text:p>(MB/s)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00" calcext:value-type="float">
            <text:p>1800</text:p>
          </table:table-cell>
          <table:table-cell office:value-type="float" office:value="0.00001" calcext:value-type="float">
            <text:p>0.00001</text:p>
          </table:table-cell>
          <table:table-cell table:formula="of:=([.A12]*[.B12]-[.C12]*[.B12]*[.A12])/2^20" office:value-type="float" office:value="17165.9660339355" calcext:value-type="float">
            <text:p>17165.9660339355</text:p>
          </table:table-cell>
          <table:table-cell table:formula="of:=[.D12]/[.B12]" office:value-type="float" office:value="9.53664779663086" calcext:value-type="float">
            <text:p>9.53664779663086</text:p>
          </table:table-cell>
        </table:table-row>
      </table:table>
      <table:table table:name="Consolidacao_20Fluxos" table:style-name="ta1">
        <table:shapes>
          <draw:frame draw:z-index="0" draw:style-name="gr1" draw:text-style-name="P1" svg:width="6.2988in" svg:height="3.5327in" svg:x="7.7031in" svg:y="0.2173in">
            <draw:object draw:notify-on-update-of-ranges="Consolidacao_20Fluxos.A1:Consolidacao_20Fluxos.A1 Consolidacao_20Fluxos.A2:Consolidacao_20Fluxos.A8 Consolidacao_20Fluxos.B1:Consolidacao_20Fluxos.B1 Consolidacao_20Fluxos.B2:Consolidacao_20Fluxos.B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otal Tx</text:p>
          </table:table-cell>
          <table:table-cell office:value-type="string" calcext:value-type="string">
            <text:p>Throughput Med</text:p>
          </table:table-cell>
          <table:table-cell office:value-type="string" calcext:value-type="string">
            <text:p>Throughput Norm</text:p>
          </table:table-cell>
          <table:table-cell/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43]" office:value-type="float" office:value="1479.01308059692" calcext:value-type="float">
            <text:p>1479.01308059692</text:p>
          </table:table-cell>
          <table:table-cell table:formula="of:=[.B2]/1800" office:value-type="float" office:value="0.821673933664958" calcext:value-type="float">
            <text:p>0.821673933664958</text:p>
          </table:table-cell>
          <table:table-cell table:formula="of:=[.C2]/[.E13]" office:value-type="float" office:value="0.0861596182628493" calcext:value-type="float">
            <text:p>0.0861596182628493</text:p>
          </table:table-cell>
          <table:table-cell/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43]" office:value-type="float" office:value="540.684307098389" calcext:value-type="float">
            <text:p>540.684307098389</text:p>
          </table:table-cell>
          <table:table-cell table:formula="of:=[.B3]/1800" office:value-type="float" office:value="0.300380170610216" calcext:value-type="float">
            <text:p>0.300380170610216</text:p>
          </table:table-cell>
          <table:table-cell table:formula="of:=[.C3]/[.E13]" office:value-type="float" office:value="0.0314974587523653" calcext:value-type="float">
            <text:p>0.0314974587523653</text:p>
          </table:table-cell>
          <table:table-cell/>
        </table:table-row>
        <table:table-row table:style-name="ro1">
          <table:table-cell office:value-type="string" calcext:value-type="string">
            <text:p>Vegas++CNN13</text:p>
          </table:table-cell>
          <table:table-cell table:formula="of:=[$VegasPlusPlus_CNN_ACK_RTT.D43]" office:value-type="float" office:value="1544.78366470337" calcext:value-type="float">
            <text:p>1544.78366470337</text:p>
          </table:table-cell>
          <table:table-cell table:formula="of:=[.B4]/1800" office:value-type="float" office:value="0.858213147057427" calcext:value-type="float">
            <text:p>0.858213147057427</text:p>
          </table:table-cell>
          <table:table-cell table:formula="of:=[.C4]/[.E13]" office:value-type="float" office:value="0.0899910707995969" calcext:value-type="float">
            <text:p>0.0899910707995969</text:p>
          </table:table-cell>
          <table:table-cell/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43]" office:value-type="float" office:value="192.814590454102" calcext:value-type="float">
            <text:p>192.814590454102</text:p>
          </table:table-cell>
          <table:table-cell table:formula="of:=[.B5]/1800" office:value-type="float" office:value="0.107119216918945" calcext:value-type="float">
            <text:p>0.107119216918945</text:p>
          </table:table-cell>
          <table:table-cell table:formula="of:=[.C5]/[.E13]" office:value-type="float" office:value="0.0112323763237632" calcext:value-type="float">
            <text:p>0.0112323763237632</text:p>
          </table:table-cell>
          <table:table-cell/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43]" office:value-type="float" office:value="196.47859954834" calcext:value-type="float">
            <text:p>196.47859954834</text:p>
          </table:table-cell>
          <table:table-cell table:formula="of:=[.B6]/1800" office:value-type="float" office:value="0.109154777526855" calcext:value-type="float">
            <text:p>0.109154777526855</text:p>
          </table:table-cell>
          <table:table-cell table:formula="of:=[.C6]/[.E13]" office:value-type="float" office:value="0.0114458224582246" calcext:value-type="float">
            <text:p>0.0114458224582246</text:p>
          </table:table-cell>
          <table:table-cell/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43]" office:value-type="float" office:value="482.511905670166" calcext:value-type="float">
            <text:p>482.511905670166</text:p>
          </table:table-cell>
          <table:table-cell table:formula="of:=[.B7]/1800" office:value-type="float" office:value="0.268062169816759" calcext:value-type="float">
            <text:p>0.268062169816759</text:p>
          </table:table-cell>
          <table:table-cell table:formula="of:=[.C7]/[.E13]" office:value-type="float" office:value="0.0281086368641464" calcext:value-type="float">
            <text:p>0.0281086368641464</text:p>
          </table:table-cell>
          <table:table-cell/>
        </table:table-row>
        <table:table-row table:style-name="ro1">
          <table:table-cell office:value-type="string" calcext:value-type="string">
            <text:p>Bbr</text:p>
          </table:table-cell>
          <table:table-cell table:formula="of:=[$BBR.D43]" office:value-type="float" office:value="76.8914642333984" calcext:value-type="float">
            <text:p>76.8914642333984</text:p>
          </table:table-cell>
          <table:table-cell table:formula="of:=[.B8]/1800" office:value-type="float" office:value="0.0427174801296658" calcext:value-type="float">
            <text:p>0.0427174801296658</text:p>
          </table:table-cell>
          <table:table-cell table:formula="of:=[.C8]/[.E13]" office:value-type="float" office:value="0.00447929723741682" calcext:value-type="float">
            <text:p>0.00447929723741682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Bottle neck(b/s)</text:p>
          </table:table-cell>
          <table:table-cell table:style-name="ce2" office:value-type="string" calcext:value-type="string">
            <text:p>tempo sim(s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Dados</text:p>
            <text:p> Bruto(MB)</text:p>
          </table:table-cell>
          <table:table-cell table:style-name="ce2" office:value-type="string" calcext:value-type="string">
            <text:p>Throuhput Max</text:p>
            <text:p>(MB/s)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00" calcext:value-type="float">
            <text:p>1800</text:p>
          </table:table-cell>
          <table:table-cell office:value-type="float" office:value="0.00001" calcext:value-type="float">
            <text:p>0.00001</text:p>
          </table:table-cell>
          <table:table-cell table:formula="of:=([.A13]*[.B13]-[.C13]*[.B13]*[.A13])/2^20" office:value-type="float" office:value="17165.9660339355" calcext:value-type="float">
            <text:p>17165.9660339355</text:p>
          </table:table-cell>
          <table:table-cell table:formula="of:=[.D13]/[.B13]" office:value-type="float" office:value="9.53664779663086" calcext:value-type="float">
            <text:p>9.53664779663086</text:p>
          </table:table-cell>
        </table:table-row>
      </table:table>
      <table:table table:name="Consolidacao_40Fluxos" table:style-name="ta1">
        <table:shapes>
          <draw:frame draw:z-index="0" draw:style-name="gr1" draw:text-style-name="P1" svg:width="5.1374in" svg:height="3.5327in" svg:x="5.9421in" svg:y="0in">
            <draw:object draw:notify-on-update-of-ranges="Consolidacao_40Fluxos.A2:Consolidacao_40Fluxos.A8 Consolidacao_40Fluxos.B1:Consolidacao_40Fluxos.B1 Consolidacao_40Fluxos.B2:Consolidacao_40Fluxos.B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Total Tx</text:p>
          </table:table-cell>
          <table:table-cell office:value-type="string" calcext:value-type="string">
            <text:p>Throughput Med</text:p>
          </table:table-cell>
          <table:table-cell office:value-type="string" calcext:value-type="string">
            <text:p>Throughput Norm</text:p>
          </table:table-cell>
          <table:table-cell/>
        </table:table-row>
        <table:table-row table:style-name="ro1">
          <table:table-cell office:value-type="string" calcext:value-type="string">
            <text:p>Vegas++MLP23</text:p>
          </table:table-cell>
          <table:table-cell table:formula="of:=[$VegasPlusPlus_MLP_SND_RTT.D86]" office:value-type="float" office:value="1911.96941375732" calcext:value-type="float">
            <text:p>1911.96941375732</text:p>
          </table:table-cell>
          <table:table-cell table:formula="of:=[.B2]/1800" office:value-type="float" office:value="1.06220522986518" calcext:value-type="float">
            <text:p>1.06220522986518</text:p>
          </table:table-cell>
          <table:table-cell table:formula="of:=[.C2]/[.E13]" office:value-type="float" office:value="0.11138140492516" calcext:value-type="float">
            <text:p>0.11138140492516</text:p>
          </table:table-cell>
          <table:table-cell/>
        </table:table-row>
        <table:table-row table:style-name="ro1">
          <table:table-cell office:value-type="string" calcext:value-type="string">
            <text:p>Vegas++CNN123</text:p>
          </table:table-cell>
          <table:table-cell table:formula="of:=[$VegasPlusPlus_CNN_ACK_SND_RTT.D86]" office:value-type="float" office:value="1012.75105667114" calcext:value-type="float">
            <text:p>1012.75105667114</text:p>
          </table:table-cell>
          <table:table-cell table:formula="of:=[.B3]/1800" office:value-type="float" office:value="0.562639475928413" calcext:value-type="float">
            <text:p>0.562639475928413</text:p>
          </table:table-cell>
          <table:table-cell table:formula="of:=[.C3]/[.E13]" office:value-type="float" office:value="0.058997615087262" calcext:value-type="float">
            <text:p>0.058997615087262</text:p>
          </table:table-cell>
          <table:table-cell/>
        </table:table-row>
        <table:table-row table:style-name="ro1">
          <table:table-cell office:value-type="string" calcext:value-type="string">
            <text:p>Vegas++CNN13</text:p>
          </table:table-cell>
          <table:table-cell table:formula="of:=[$VegasPlusPlus_CNN_ACK_RTT.D86]" office:value-type="float" office:value="2056.17469406128" calcext:value-type="float">
            <text:p>2056.17469406128</text:p>
          </table:table-cell>
          <table:table-cell table:formula="of:=[.B4]/1800" office:value-type="float" office:value="1.14231927447849" calcext:value-type="float">
            <text:p>1.14231927447849</text:p>
          </table:table-cell>
          <table:table-cell table:formula="of:=[.C4]/[.E13]" office:value-type="float" office:value="0.119782055376109" calcext:value-type="float">
            <text:p>0.119782055376109</text:p>
          </table:table-cell>
          <table:table-cell/>
        </table:table-row>
        <table:table-row table:style-name="ro1">
          <table:table-cell office:value-type="string" calcext:value-type="string">
            <text:p>Vegas</text:p>
          </table:table-cell>
          <table:table-cell table:formula="of:=[$Vegas.D86]" office:value-type="float" office:value="362.618453979492" calcext:value-type="float">
            <text:p>362.618453979492</text:p>
          </table:table-cell>
          <table:table-cell table:formula="of:=[.B5]/1800" office:value-type="float" office:value="0.201454696655273" calcext:value-type="float">
            <text:p>0.201454696655273</text:p>
          </table:table-cell>
          <table:table-cell table:formula="of:=[.C5]/[.E13]" office:value-type="float" office:value="0.0211242672426724" calcext:value-type="float">
            <text:p>0.0211242672426724</text:p>
          </table:table-cell>
          <table:table-cell/>
        </table:table-row>
        <table:table-row table:style-name="ro1">
          <table:table-cell office:value-type="string" calcext:value-type="string">
            <text:p>NewReno</text:p>
          </table:table-cell>
          <table:table-cell table:formula="of:=[$NewReno.D86]" office:value-type="float" office:value="368.185844421387" calcext:value-type="float">
            <text:p>368.185844421387</text:p>
          </table:table-cell>
          <table:table-cell table:formula="of:=[.B6]/1800" office:value-type="float" office:value="0.204547691345215" calcext:value-type="float">
            <text:p>0.204547691345215</text:p>
          </table:table-cell>
          <table:table-cell table:formula="of:=[.C6]/[.E13]" office:value-type="float" office:value="0.0214485944859449" calcext:value-type="float">
            <text:p>0.0214485944859449</text:p>
          </table:table-cell>
          <table:table-cell/>
        </table:table-row>
        <table:table-row table:style-name="ro1">
          <table:table-cell office:value-type="string" calcext:value-type="string">
            <text:p>Cubic</text:p>
          </table:table-cell>
          <table:table-cell table:formula="of:=[$CUBIC.D86]" office:value-type="float" office:value="882.624225616455" calcext:value-type="float">
            <text:p>882.624225616455</text:p>
          </table:table-cell>
          <table:table-cell table:formula="of:=[.B7]/1800" office:value-type="float" office:value="0.490346792009142" calcext:value-type="float">
            <text:p>0.490346792009142</text:p>
          </table:table-cell>
          <table:table-cell table:formula="of:=[.C7]/[.E13]" office:value-type="float" office:value="0.0514171019487973" calcext:value-type="float">
            <text:p>0.0514171019487973</text:p>
          </table:table-cell>
          <table:table-cell/>
        </table:table-row>
        <table:table-row table:style-name="ro1">
          <table:table-cell office:value-type="string" calcext:value-type="string">
            <text:p>Bbr</text:p>
          </table:table-cell>
          <table:table-cell table:formula="of:=[$BBR.D86]" office:value-type="float" office:value="114.747882843018" calcext:value-type="float">
            <text:p>114.747882843018</text:p>
          </table:table-cell>
          <table:table-cell table:formula="of:=[.B8]/1800" office:value-type="float" office:value="0.0637488238016764" calcext:value-type="float">
            <text:p>0.0637488238016764</text:p>
          </table:table-cell>
          <table:table-cell table:formula="of:=[.C8]/[.E13]" office:value-type="float" office:value="0.00668461551282179" calcext:value-type="float">
            <text:p>0.0066846155128217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style-name="ce2" office:value-type="string" calcext:value-type="string">
            <text:p>Bottle neck(b/s)</text:p>
          </table:table-cell>
          <table:table-cell table:style-name="ce2" office:value-type="string" calcext:value-type="string">
            <text:p>tempo sim(s)</text:p>
          </table:table-cell>
          <table:table-cell table:style-name="ce2" office:value-type="string" calcext:value-type="string">
            <text:p>erro</text:p>
          </table:table-cell>
          <table:table-cell table:style-name="ce2" office:value-type="string" calcext:value-type="string">
            <text:p>Dados</text:p>
            <text:p> Bruto(MB)</text:p>
          </table:table-cell>
          <table:table-cell table:style-name="ce2" office:value-type="string" calcext:value-type="string">
            <text:p>Throuhput Max</text:p>
            <text:p>(MB/s)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800" calcext:value-type="float">
            <text:p>1800</text:p>
          </table:table-cell>
          <table:table-cell office:value-type="float" office:value="0.00001" calcext:value-type="float">
            <text:p>0.00001</text:p>
          </table:table-cell>
          <table:table-cell table:formula="of:=([.A13]*[.B13]-[.C13]*[.B13]*[.A13])/2^20" office:value-type="float" office:value="17165.9660339355" calcext:value-type="float">
            <text:p>17165.9660339355</text:p>
          </table:table-cell>
          <table:table-cell table:formula="of:=[.D13]/[.B13]" office:value-type="float" office:value="9.53664779663086" calcext:value-type="float">
            <text:p>9.53664779663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0:00:57.215465030</meta:creation-date>
    <dc:date>2023-12-06T14:19:24.947928637</dc:date>
    <meta:editing-duration>P1DT6H8M31S</meta:editing-duration>
    <meta:editing-cycles>46</meta:editing-cycles>
    <meta:generator>LibreOffice/7.3.7.2$Linux_X86_64 LibreOffice_project/30$Build-2</meta:generator>
    <meta:document-statistic meta:table-count="12" meta:cell-count="212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97cm" svg:y="0.316cm" chart:style-name="ch2">
          <text:p>Dumbell 5 Fluxos</text:p>
        </chart:title>
        <chart:subtitle svg:x="5.647cm" svg:y="1.304cm" chart:style-name="ch3">
          <text:p>30 min/ErrorRate = 0.00001</text:p>
        </chart:subtitle>
        <chart:legend chart:legend-position="end" svg:x="13.975cm" svg:y="4.201cm" style:legend-expansion="high" chart:style-name="ch4"/>
        <chart:plot-area chart:style-name="ch5" table:cell-range-address="Consolidacao_5Fluxos.A1:Consolidacao_5Fluxos.B8" chart:data-source-has-labels="both" svg:x="1.331cm" svg:y="2.138cm" svg:width="12.324cm" svg:height="5.701cm">
          <chart:coordinate-region svg:x="4.254cm" svg:y="2.786cm" svg:width="9.121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5Fluxos.A2:Consolidacao_5Fluxos.A8"/>
          </chart:axis>
          <chart:axis chart:dimension="y" chart:name="primary-y" chart:style-name="ch8">
            <chart:title svg:x="6.417cm" svg:y="8.019cm" chart:style-name="ch9">
              <text:p>GoodPut 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5Fluxos.B2:Consolidacao_5Fluxos.B8" chart:label-cell-address="Consolidacao_5Fluxos.B1:Consolidacao_5Fluxos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x</text:p>
                <draw:g>
                  <svg:desc>Consolidacao_5Fluxos.B1:Consolidacao_5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5Fluxos.A2:Consolidacao_5Fluxos.A8</svg:desc>
                </draw:g>
              </table:table-cell>
              <table:table-cell office:value-type="float" office:value="635.642024993896">
                <text:p>635.642024993896</text:p>
                <draw:g>
                  <svg:desc>Consolidacao_5Fluxos.B2:Consolidacao_5Fluxos.B8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142.08081817627">
                <text:p>142.08081817627</text:p>
              </table:table-cell>
            </table:table-row>
            <table:table-row>
              <table:table-cell office:value-type="string">
                <text:p>Vegas++CNN13</text:p>
              </table:table-cell>
              <table:table-cell office:value-type="float" office:value="441.393291473389">
                <text:p>441.393291473389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50.9130821228027">
                <text:p>50.9130821228027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51.6311759948731">
                <text:p>51.6311759948731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111.67537689209">
                <text:p>111.67537689209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2.0834579467773">
                <text:p>12.0834579467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192cm" svg:height="9cm" xlink:href=".." xlink:type="simple" chart:class="chart:bar" chart:style-name="ch1">
        <chart:title svg:x="5.174cm" svg:y="0.316cm" chart:style-name="ch2">
          <text:p>Dumbell 10 Fluxos</text:p>
        </chart:title>
        <chart:subtitle svg:x="5.008cm" svg:y="1.304cm" chart:style-name="ch3">
          <text:p>30 min/ErrorRate = 0.00001</text:p>
        </chart:subtitle>
        <chart:legend chart:legend-position="end" svg:x="12.167cm" svg:y="4.201cm" style:legend-expansion="high" chart:style-name="ch4"/>
        <chart:plot-area chart:style-name="ch5" table:cell-range-address="Consolidacao_10Fluxos.A1:Consolidacao_10Fluxos.B8" chart:data-source-has-labels="both" svg:x="1.294cm" svg:y="2.138cm" svg:width="10.59cm" svg:height="5.701cm">
          <chart:coordinate-region svg:x="4.217cm" svg:y="2.786cm" svg:width="7.295cm" svg:height="4.406cm"/>
          <chart:axis chart:dimension="x" chart:name="primary-x" chart:style-name="ch6" chartooo:axis-type="auto">
            <chartooo:date-scale/>
            <chart:title svg:x="0.451cm" svg:y="5.733cm" chart:style-name="ch7">
              <text:p>Protocolo</text:p>
            </chart:title>
            <chart:categories table:cell-range-address="Consolidacao_10Fluxos.A2:Consolidacao_10Fluxos.A8"/>
          </chart:axis>
          <chart:axis chart:dimension="y" chart:name="primary-y" chart:style-name="ch8">
            <chart:title svg:x="5.354cm" svg:y="8.019cm" chart:style-name="ch9">
              <text:p>Throughput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10Fluxos.B2:Consolidacao_10Fluxos.B8" chart:label-cell-address="Consolidacao_10Fluxos.B1:Consolidacao_10Fluxos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x</text:p>
                <draw:g>
                  <svg:desc>Consolidacao_10Fluxos.B1:Consolidacao_1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10Fluxos.A2:Consolidacao_10Fluxos.A8</svg:desc>
                </draw:g>
              </table:table-cell>
              <table:table-cell office:value-type="float" office:value="1038.70539093018">
                <text:p>1038.70539093018</text:p>
                <draw:g>
                  <svg:desc>Consolidacao_10Fluxos.B2:Consolidacao_10Fluxos.B8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267.085773468018">
                <text:p>267.085773468018</text:p>
              </table:table-cell>
            </table:table-row>
            <table:table-row>
              <table:table-cell office:value-type="string">
                <text:p>Vegas++CNN13</text:p>
              </table:table-cell>
              <table:table-cell office:value-type="float" office:value="855.667507171631">
                <text:p>855.667507171631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99.357536315918">
                <text:p>99.357536315918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100.773536682129">
                <text:p>100.773536682129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220.625846862793">
                <text:p>220.625846862793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9.4863128662109">
                <text:p>19.4863128662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74cm" xlink:href=".." xlink:type="simple" chart:class="chart:bar" chart:style-name="ch1">
        <chart:title svg:x="6.078cm" svg:y="0.315cm" chart:style-name="ch2">
          <text:p>Dumbell 20 Fluxos</text:p>
        </chart:title>
        <chart:subtitle svg:x="5.647cm" svg:y="1.3cm" chart:style-name="ch3">
          <text:p>30 min/ErrorRate = 0.00001</text:p>
        </chart:subtitle>
        <chart:legend chart:legend-position="end" svg:x="13.975cm" svg:y="4.188cm" style:legend-expansion="high" chart:style-name="ch4"/>
        <chart:plot-area chart:style-name="ch5" table:cell-range-address="Consolidacao_20Fluxos.A1:Consolidacao_20Fluxos.B8" chart:data-source-has-labels="both" svg:x="1.331cm" svg:y="2.135cm" svg:width="12.324cm" svg:height="5.679cm">
          <chart:coordinate-region svg:x="4.254cm" svg:y="2.784cm" svg:width="9.029cm" svg:height="4.383cm"/>
          <chart:axis chart:dimension="x" chart:name="primary-x" chart:style-name="ch6" chartooo:axis-type="auto">
            <chartooo:date-scale/>
            <chart:title svg:x="0.451cm" svg:y="5.719cm" chart:style-name="ch7">
              <text:p>Protocolo</text:p>
            </chart:title>
            <chart:categories table:cell-range-address="Consolidacao_20Fluxos.A2:Consolidacao_20Fluxos.A8"/>
          </chart:axis>
          <chart:axis chart:dimension="y" chart:name="primary-y" chart:style-name="ch8">
            <chart:title svg:x="6.258cm" svg:y="7.993cm" chart:style-name="ch9">
              <text:p>Throughput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20Fluxos.B2:Consolidacao_20Fluxos.B8" chart:label-cell-address="Consolidacao_20Fluxos.B1:Consolidacao_20Fluxos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x</text:p>
                <draw:g>
                  <svg:desc>Consolidacao_20Fluxos.B1:Consolidacao_2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20Fluxos.A2:Consolidacao_20Fluxos.A8</svg:desc>
                </draw:g>
              </table:table-cell>
              <table:table-cell office:value-type="float" office:value="1479.01308059692">
                <text:p>1479.01308059692</text:p>
                <draw:g>
                  <svg:desc>Consolidacao_20Fluxos.B2:Consolidacao_20Fluxos.B8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540.684307098389">
                <text:p>540.684307098389</text:p>
              </table:table-cell>
            </table:table-row>
            <table:table-row>
              <table:table-cell office:value-type="string">
                <text:p>Vegas++CNN13</text:p>
              </table:table-cell>
              <table:table-cell office:value-type="float" office:value="1544.78366470337">
                <text:p>1544.78366470337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192.814590454102">
                <text:p>192.814590454102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196.47859954834">
                <text:p>196.47859954834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482.511905670166">
                <text:p>482.511905670166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76.8914642333984">
                <text:p>76.89146423339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05cm" svg:height="8.974cm" xlink:href=".." xlink:type="simple" chart:class="chart:bar" chart:style-name="ch1">
        <chart:title svg:x="4.603cm" svg:y="0.315cm" chart:style-name="ch2">
          <text:p>Dumbell 40 Fluxos</text:p>
        </chart:title>
        <chart:subtitle svg:x="4.605cm" svg:y="1.3cm" chart:style-name="ch3">
          <text:p>30 min/ErrorRate = 0.00001</text:p>
        </chart:subtitle>
        <chart:legend chart:legend-position="end" svg:x="10.575cm" svg:y="4.188cm" style:legend-expansion="high" chart:style-name="ch4"/>
        <chart:plot-area chart:style-name="ch5" table:cell-range-address="Consolidacao_40Fluxos.A1:Consolidacao_40Fluxos.B8" chart:data-source-has-labels="both" svg:x="1.272cm" svg:y="2.135cm" svg:width="9.042cm" svg:height="5.679cm">
          <chart:coordinate-region svg:x="4.195cm" svg:y="2.784cm" svg:width="5.747cm" svg:height="4.383cm"/>
          <chart:axis chart:dimension="x" chart:name="primary-x" chart:style-name="ch6" chartooo:axis-type="auto">
            <chartooo:date-scale/>
            <chart:title svg:x="0.451cm" svg:y="5.719cm" chart:style-name="ch7">
              <text:p>Protocolo</text:p>
            </chart:title>
            <chart:categories table:cell-range-address="Consolidacao_40Fluxos.A2:Consolidacao_40Fluxos.A8"/>
          </chart:axis>
          <chart:axis chart:dimension="y" chart:name="primary-y" chart:style-name="ch8">
            <chart:title svg:x="4.558cm" svg:y="7.993cm" chart:style-name="ch9">
              <text:p>Throughput(MB)</text:p>
            </chart:title>
            <chart:grid chart:style-name="ch10" chart:class="major"/>
          </chart:axis>
          <chart:axis chart:dimension="y" chart:name="secondary-y" chart:style-name="ch11"/>
          <chart:series chart:attached-axis="secondary-y" chart:style-name="ch12" chart:values-cell-range-address="Consolidacao_40Fluxos.B2:Consolidacao_40Fluxos.B8" chart:label-cell-address="Consolidacao_40Fluxos.B1:Consolidacao_40Fluxos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</text:p>
                <draw:g>
                  <svg:desc>Consolidacao_40Fluxos.B1:Consolidacao_40Fluxo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gas++MLP23</text:p>
                <draw:g>
                  <svg:desc>Consolidacao_40Fluxos.A2:Consolidacao_40Fluxos.A8</svg:desc>
                </draw:g>
              </table:table-cell>
              <table:table-cell office:value-type="float" office:value="1911.96941375732">
                <text:p>1911.96941375732</text:p>
                <draw:g>
                  <svg:desc>Consolidacao_40Fluxos.B2:Consolidacao_40Fluxos.B8</svg:desc>
                </draw:g>
              </table:table-cell>
            </table:table-row>
            <table:table-row>
              <table:table-cell office:value-type="string">
                <text:p>Vegas++CNN123</text:p>
              </table:table-cell>
              <table:table-cell office:value-type="float" office:value="1012.75105667114">
                <text:p>1012.75105667114</text:p>
              </table:table-cell>
            </table:table-row>
            <table:table-row>
              <table:table-cell office:value-type="string">
                <text:p>Vegas++CNN13</text:p>
              </table:table-cell>
              <table:table-cell office:value-type="float" office:value="2056.17469406128">
                <text:p>2056.17469406128</text:p>
              </table:table-cell>
            </table:table-row>
            <table:table-row>
              <table:table-cell office:value-type="string">
                <text:p>Vegas</text:p>
              </table:table-cell>
              <table:table-cell office:value-type="float" office:value="362.618453979492">
                <text:p>362.618453979492</text:p>
              </table:table-cell>
            </table:table-row>
            <table:table-row>
              <table:table-cell office:value-type="string">
                <text:p>NewReno</text:p>
              </table:table-cell>
              <table:table-cell office:value-type="float" office:value="368.185844421387">
                <text:p>368.185844421387</text:p>
              </table:table-cell>
            </table:table-row>
            <table:table-row>
              <table:table-cell office:value-type="string">
                <text:p>Cubic</text:p>
              </table:table-cell>
              <table:table-cell office:value-type="float" office:value="882.624225616455">
                <text:p>882.624225616455</text:p>
              </table:table-cell>
            </table:table-row>
            <table:table-row>
              <table:table-cell office:value-type="string">
                <text:p>Bbr</text:p>
              </table:table-cell>
              <table:table-cell office:value-type="float" office:value="114.747882843018">
                <text:p>114.7478828430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